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Add these names: Many people search covoiturage &lt;ville name&gt;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Paris</text:p>
          </table:table-cell>
          <table:table-cell office:value-type="string">
            <text:p>Île-de-France</text:p>
          </table:table-cell>
          <table:table-cell office:value-type="string">
            <text:p>2 590 771</text:p>
          </table:table-cell>
          <table:table-cell office:value-type="string">
            <text:p>2 299 830</text:p>
          </table:table-cell>
          <table:table-cell office:value-type="string">
            <text:p>2 176 243</text:p>
          </table:table-cell>
          <table:table-cell office:value-type="string">
            <text:p>2 152 423</text:p>
          </table:table-cell>
          <table:table-cell office:value-type="string">
            <text:p>2 125 246</text:p>
          </table:table-cell>
          <table:table-cell office:value-type="string">
            <text:p>2 181 371</text:p>
          </table:table-cell>
          <table:table-cell office:value-type="string">
            <text:p>2 234 105</text:p>
          </table:table-cell>
          <table:table-cell office:value-type="string">
            <text:p>2 243 8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rseille</text:p>
          </table:table-cell>
          <table:table-cell office:value-type="string">
            <text:p>Bouches-du-Rhône</text:p>
          </table:table-cell>
          <table:table-cell office:value-type="string">
            <text:p>Provence-Alpes-Côte d’Azur</text:p>
          </table:table-cell>
          <table:table-cell office:value-type="string">
            <text:p>889 029</text:p>
          </table:table-cell>
          <table:table-cell office:value-type="string">
            <text:p>908 600</text:p>
          </table:table-cell>
          <table:table-cell office:value-type="string">
            <text:p>874 436</text:p>
          </table:table-cell>
          <table:table-cell office:value-type="string">
            <text:p>800 550</text:p>
          </table:table-cell>
          <table:table-cell office:value-type="string">
            <text:p>798 430</text:p>
          </table:table-cell>
          <table:table-cell office:value-type="string">
            <text:p>839 045</text:p>
          </table:table-cell>
          <table:table-cell office:value-type="string">
            <text:p>850 602</text:p>
          </table:table-cell>
          <table:table-cell office:value-type="string">
            <text:p>850 7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yon</text:p>
          </table:table-cell>
          <table:table-cell office:value-type="string">
            <text:p>Rhône</text:p>
          </table:table-cell>
          <table:table-cell office:value-type="string">
            <text:p>Rhône-Alpes</text:p>
          </table:table-cell>
          <table:table-cell office:value-type="string">
            <text:p>527 800</text:p>
          </table:table-cell>
          <table:table-cell office:value-type="string">
            <text:p>456 716</text:p>
          </table:table-cell>
          <table:table-cell office:value-type="string">
            <text:p>413 095</text:p>
          </table:table-cell>
          <table:table-cell office:value-type="string">
            <text:p>415 487</text:p>
          </table:table-cell>
          <table:table-cell office:value-type="string">
            <text:p>445 452</text:p>
          </table:table-cell>
          <table:table-cell office:value-type="string">
            <text:p>472 305</text:p>
          </table:table-cell>
          <table:table-cell office:value-type="string">
            <text:p>479 803</text:p>
          </table:table-cell>
          <table:table-cell office:value-type="string">
            <text:p>484 3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ulouse</text:p>
          </table:table-cell>
          <table:table-cell office:value-type="string">
            <text:p>Haute-Garonne</text:p>
          </table:table-cell>
          <table:table-cell office:value-type="string">
            <text:p>Midi-Pyrénées</text:p>
          </table:table-cell>
          <table:table-cell office:value-type="string">
            <text:p>370 796</text:p>
          </table:table-cell>
          <table:table-cell office:value-type="string">
            <text:p>373 796</text:p>
          </table:table-cell>
          <table:table-cell office:value-type="string">
            <text:p>347 995</text:p>
          </table:table-cell>
          <table:table-cell office:value-type="string">
            <text:p>358 688</text:p>
          </table:table-cell>
          <table:table-cell office:value-type="string">
            <text:p>390 350</text:p>
          </table:table-cell>
          <table:table-cell office:value-type="string">
            <text:p>437 715</text:p>
          </table:table-cell>
          <table:table-cell office:value-type="string">
            <text:p>440 204</text:p>
          </table:table-cell>
          <table:table-cell office:value-type="string">
            <text:p>441 8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ice</text:p>
          </table:table-cell>
          <table:table-cell office:value-type="string">
            <text:p>Alpes-Maritimes</text:p>
          </table:table-cell>
          <table:table-cell office:value-type="string">
            <text:p>Provence-Alpes-Côte d’Azur</text:p>
          </table:table-cell>
          <table:table-cell office:value-type="string">
            <text:p>322 442</text:p>
          </table:table-cell>
          <table:table-cell office:value-type="string">
            <text:p>344 481</text:p>
          </table:table-cell>
          <table:table-cell office:value-type="string">
            <text:p>337 085</text:p>
          </table:table-cell>
          <table:table-cell office:value-type="string">
            <text:p>342 439</text:p>
          </table:table-cell>
          <table:table-cell office:value-type="string">
            <text:p>342 738</text:p>
          </table:table-cell>
          <table:table-cell office:value-type="string">
            <text:p>347 060</text:p>
          </table:table-cell>
          <table:table-cell office:value-type="string">
            <text:p>340 735</text:p>
          </table:table-cell>
          <table:table-cell office:value-type="string">
            <text:p>343 3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antes</text:p>
          </table:table-cell>
          <table:table-cell office:value-type="string">
            <text:p>Loire-Atlantique</text:p>
          </table:table-cell>
          <table:table-cell office:value-type="string">
            <text:p>Pays de la Loire</text:p>
          </table:table-cell>
          <table:table-cell office:value-type="string">
            <text:p>260 244</text:p>
          </table:table-cell>
          <table:table-cell office:value-type="string">
            <text:p>256 693</text:p>
          </table:table-cell>
          <table:table-cell office:value-type="string">
            <text:p>240 539</text:p>
          </table:table-cell>
          <table:table-cell office:value-type="string">
            <text:p>244 995</text:p>
          </table:table-cell>
          <table:table-cell office:value-type="string">
            <text:p>270 251</text:p>
          </table:table-cell>
          <table:table-cell office:value-type="string">
            <text:p>282 853</text:p>
          </table:table-cell>
          <table:table-cell office:value-type="string">
            <text:p>282 047</text:p>
          </table:table-cell>
          <table:table-cell office:value-type="string">
            <text:p>284 97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trasbourg</text:p>
          </table:table-cell>
          <table:table-cell office:value-type="string">
            <text:p>Bas-Rhin</text:p>
          </table:table-cell>
          <table:table-cell office:value-type="string">
            <text:p>Alsace</text:p>
          </table:table-cell>
          <table:table-cell office:value-type="string">
            <text:p>249 396</text:p>
          </table:table-cell>
          <table:table-cell office:value-type="string">
            <text:p>253 384</text:p>
          </table:table-cell>
          <table:table-cell office:value-type="string">
            <text:p>248 712</text:p>
          </table:table-cell>
          <table:table-cell office:value-type="string">
            <text:p>252 338</text:p>
          </table:table-cell>
          <table:table-cell office:value-type="string">
            <text:p>264 115</text:p>
          </table:table-cell>
          <table:table-cell office:value-type="string">
            <text:p>272 975</text:p>
          </table:table-cell>
          <table:table-cell office:value-type="string">
            <text:p>271 708</text:p>
          </table:table-cell>
          <table:table-cell office:value-type="string">
            <text:p>271 78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ontpellier</text:p>
          </table:table-cell>
          <table:table-cell office:value-type="string">
            <text:p>Hérault</text:p>
          </table:table-cell>
          <table:table-cell office:value-type="string">
            <text:p>Languedoc-Roussillon</text:p>
          </table:table-cell>
          <table:table-cell office:value-type="string">
            <text:p>161 910</text:p>
          </table:table-cell>
          <table:table-cell office:value-type="string">
            <text:p>191 354</text:p>
          </table:table-cell>
          <table:table-cell office:value-type="string">
            <text:p>197 231</text:p>
          </table:table-cell>
          <table:table-cell office:value-type="string">
            <text:p>207 996</text:p>
          </table:table-cell>
          <table:table-cell office:value-type="string">
            <text:p>225 392</text:p>
          </table:table-cell>
          <table:table-cell office:value-type="string">
            <text:p>251 634</text:p>
          </table:table-cell>
          <table:table-cell office:value-type="string">
            <text:p>255 080</text:p>
          </table:table-cell>
          <table:table-cell office:value-type="string">
            <text:p>257 35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ordeaux</text:p>
          </table:table-cell>
          <table:table-cell office:value-type="string">
            <text:p>Gironde</text:p>
          </table:table-cell>
          <table:table-cell office:value-type="string">
            <text:p>Aquitaine</text:p>
          </table:table-cell>
          <table:table-cell office:value-type="string">
            <text:p>266 662</text:p>
          </table:table-cell>
          <table:table-cell office:value-type="string">
            <text:p>223 131</text:p>
          </table:table-cell>
          <table:table-cell office:value-type="string">
            <text:p>208 159</text:p>
          </table:table-cell>
          <table:table-cell office:value-type="string">
            <text:p>210 336</text:p>
          </table:table-cell>
          <table:table-cell office:value-type="string">
            <text:p>215 363</text:p>
          </table:table-cell>
          <table:table-cell office:value-type="string">
            <text:p>232 260</text:p>
          </table:table-cell>
          <table:table-cell office:value-type="string">
            <text:p>236 725</text:p>
          </table:table-cell>
          <table:table-cell office:value-type="string">
            <text:p>239 1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ille15</text:p>
          </table:table-cell>
          <table:table-cell office:value-type="string">
            <text:p>Nord</text:p>
          </table:table-cell>
          <table:table-cell office:value-type="string">
            <text:p>Nord-Pas-de-Calais</text:p>
          </table:table-cell>
          <table:table-cell office:value-type="string">
            <text:p>238 554</text:p>
          </table:table-cell>
          <table:table-cell office:value-type="string">
            <text:p>219 204</text:p>
          </table:table-cell>
          <table:table-cell office:value-type="string">
            <text:p>196 705</text:p>
          </table:table-cell>
          <table:table-cell office:value-type="string">
            <text:p>198 691</text:p>
          </table:table-cell>
          <table:table-cell office:value-type="string">
            <text:p>212 566</text:p>
          </table:table-cell>
          <table:table-cell office:value-type="string">
            <text:p>226 014</text:p>
          </table:table-cell>
          <table:table-cell office:value-type="string">
            <text:p>226 827</text:p>
          </table:table-cell>
          <table:table-cell office:value-type="string">
            <text:p>227 56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ennes</text:p>
          </table:table-cell>
          <table:table-cell office:value-type="string">
            <text:p>Ille-et-Vilaine</text:p>
          </table:table-cell>
          <table:table-cell office:value-type="string">
            <text:p>Bretagne</text:p>
          </table:table-cell>
          <table:table-cell office:value-type="string">
            <text:p>180 943</text:p>
          </table:table-cell>
          <table:table-cell office:value-type="string">
            <text:p>198 305</text:p>
          </table:table-cell>
          <table:table-cell office:value-type="string">
            <text:p>194 656</text:p>
          </table:table-cell>
          <table:table-cell office:value-type="string">
            <text:p>197 536</text:p>
          </table:table-cell>
          <table:table-cell office:value-type="string">
            <text:p>206 229</text:p>
          </table:table-cell>
          <table:table-cell office:value-type="string">
            <text:p>209 613</text:p>
          </table:table-cell>
          <table:table-cell office:value-type="string">
            <text:p>206 604</text:p>
          </table:table-cell>
          <table:table-cell office:value-type="string">
            <text:p>207 17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eims</text:p>
          </table:table-cell>
          <table:table-cell office:value-type="string">
            <text:p>Marne</text:p>
          </table:table-cell>
          <table:table-cell office:value-type="string">
            <text:p>Champagne-Ardenne</text:p>
          </table:table-cell>
          <table:table-cell office:value-type="string">
            <text:p>154 534</text:p>
          </table:table-cell>
          <table:table-cell office:value-type="string">
            <text:p>178 381</text:p>
          </table:table-cell>
          <table:table-cell office:value-type="string">
            <text:p>177 234</text:p>
          </table:table-cell>
          <table:table-cell office:value-type="string">
            <text:p>180 620</text:p>
          </table:table-cell>
          <table:table-cell office:value-type="string">
            <text:p>187 206</text:p>
          </table:table-cell>
          <table:table-cell office:value-type="string">
            <text:p>183 837</text:p>
          </table:table-cell>
          <table:table-cell office:value-type="string">
            <text:p>180 842</text:p>
          </table:table-cell>
          <table:table-cell office:value-type="string">
            <text:p>179 99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e Havre</text:p>
          </table:table-cell>
          <table:table-cell office:value-type="string">
            <text:p>Seine-Maritime</text:p>
          </table:table-cell>
          <table:table-cell office:value-type="string">
            <text:p>Haute-Normandie</text:p>
          </table:table-cell>
          <table:table-cell office:value-type="string">
            <text:p>207 150</text:p>
          </table:table-cell>
          <table:table-cell office:value-type="string">
            <text:p>217 882</text:p>
          </table:table-cell>
          <table:table-cell office:value-type="string">
            <text:p>199 388</text:p>
          </table:table-cell>
          <table:table-cell office:value-type="string">
            <text:p>195 854</text:p>
          </table:table-cell>
          <table:table-cell office:value-type="string">
            <text:p>190 905</text:p>
          </table:table-cell>
          <table:table-cell office:value-type="string">
            <text:p>182 580</text:p>
          </table:table-cell>
          <table:table-cell office:value-type="string">
            <text:p>177 259</text:p>
          </table:table-cell>
          <table:table-cell office:value-type="string">
            <text:p>175 49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aint-Étienne</text:p>
          </table:table-cell>
          <table:table-cell office:value-type="string">
            <text:p>Loire</text:p>
          </table:table-cell>
          <table:table-cell office:value-type="string">
            <text:p>Rhône-Alpes</text:p>
          </table:table-cell>
          <table:table-cell office:value-type="string">
            <text:p>223 223</text:p>
          </table:table-cell>
          <table:table-cell office:value-type="string">
            <text:p>220 181</text:p>
          </table:table-cell>
          <table:table-cell office:value-type="string">
            <text:p>204 955</text:p>
          </table:table-cell>
          <table:table-cell office:value-type="string">
            <text:p>199 396</text:p>
          </table:table-cell>
          <table:table-cell office:value-type="string">
            <text:p>180 210</text:p>
          </table:table-cell>
          <table:table-cell office:value-type="string">
            <text:p>177 480</text:p>
          </table:table-cell>
          <table:table-cell office:value-type="string">
            <text:p>171 961</text:p>
          </table:table-cell>
          <table:table-cell office:value-type="string">
            <text:p>171 26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oulon</text:p>
          </table:table-cell>
          <table:table-cell office:value-type="string">
            <text:p>Var</text:p>
          </table:table-cell>
          <table:table-cell office:value-type="string">
            <text:p>Provence-Alpes-Côte d’Azur</text:p>
          </table:table-cell>
          <table:table-cell office:value-type="string">
            <text:p>174 746</text:p>
          </table:table-cell>
          <table:table-cell office:value-type="string">
            <text:p>181 801</text:p>
          </table:table-cell>
          <table:table-cell office:value-type="string">
            <text:p>179 423</text:p>
          </table:table-cell>
          <table:table-cell office:value-type="string">
            <text:p>167 619</text:p>
          </table:table-cell>
          <table:table-cell office:value-type="string">
            <text:p>160 639</text:p>
          </table:table-cell>
          <table:table-cell office:value-type="string">
            <text:p>167 816</text:p>
          </table:table-cell>
          <table:table-cell office:value-type="string">
            <text:p>165 514</text:p>
          </table:table-cell>
          <table:table-cell office:value-type="string">
            <text:p>164 53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Grenoble</text:p>
          </table:table-cell>
          <table:table-cell office:value-type="string">
            <text:p>Isère</text:p>
          </table:table-cell>
          <table:table-cell office:value-type="string">
            <text:p>Rhône-Alpes</text:p>
          </table:table-cell>
          <table:table-cell office:value-type="string">
            <text:p>161 616</text:p>
          </table:table-cell>
          <table:table-cell office:value-type="string">
            <text:p>166 037</text:p>
          </table:table-cell>
          <table:table-cell office:value-type="string">
            <text:p>156 637</text:p>
          </table:table-cell>
          <table:table-cell office:value-type="string">
            <text:p>150 758</text:p>
          </table:table-cell>
          <table:table-cell office:value-type="string">
            <text:p>153 317</text:p>
          </table:table-cell>
          <table:table-cell office:value-type="string">
            <text:p>156 107</text:p>
          </table:table-cell>
          <table:table-cell office:value-type="string">
            <text:p>155 632</text:p>
          </table:table-cell>
          <table:table-cell office:value-type="string">
            <text:p>155 63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ijon</text:p>
          </table:table-cell>
          <table:table-cell office:value-type="string">
            <text:p>Côte-d'Or</text:p>
          </table:table-cell>
          <table:table-cell office:value-type="string">
            <text:p>Bourgogne</text:p>
          </table:table-cell>
          <table:table-cell office:value-type="string">
            <text:p>145 357</text:p>
          </table:table-cell>
          <table:table-cell office:value-type="string">
            <text:p>151 705</text:p>
          </table:table-cell>
          <table:table-cell office:value-type="string">
            <text:p>140 942</text:p>
          </table:table-cell>
          <table:table-cell office:value-type="string">
            <text:p>146 703</text:p>
          </table:table-cell>
          <table:table-cell office:value-type="string">
            <text:p>149 867</text:p>
          </table:table-cell>
          <table:table-cell office:value-type="string">
            <text:p>151 504</text:p>
          </table:table-cell>
          <table:table-cell office:value-type="string">
            <text:p>152 110</text:p>
          </table:table-cell>
          <table:table-cell office:value-type="string">
            <text:p>151 21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ngers</text:p>
          </table:table-cell>
          <table:table-cell office:value-type="string">
            <text:p>Maine-et-Loire</text:p>
          </table:table-cell>
          <table:table-cell office:value-type="string">
            <text:p>Pays de la Loire</text:p>
          </table:table-cell>
          <table:table-cell office:value-type="string">
            <text:p>128 557</text:p>
          </table:table-cell>
          <table:table-cell office:value-type="string">
            <text:p>137 591</text:p>
          </table:table-cell>
          <table:table-cell office:value-type="string">
            <text:p>136 038</text:p>
          </table:table-cell>
          <table:table-cell office:value-type="string">
            <text:p>141 404</text:p>
          </table:table-cell>
          <table:table-cell office:value-type="string">
            <text:p>151 279</text:p>
          </table:table-cell>
          <table:table-cell office:value-type="string">
            <text:p>152 337</text:p>
          </table:table-cell>
          <table:table-cell office:value-type="string">
            <text:p>147 305</text:p>
          </table:table-cell>
          <table:table-cell office:value-type="string">
            <text:p>147 57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illeurbanne</text:p>
          </table:table-cell>
          <table:table-cell office:value-type="string">
            <text:p>Rhône</text:p>
          </table:table-cell>
          <table:table-cell office:value-type="string">
            <text:p>Rhône-Alpes</text:p>
          </table:table-cell>
          <table:table-cell office:value-type="string">
            <text:p>119 879</text:p>
          </table:table-cell>
          <table:table-cell office:value-type="string">
            <text:p>116 535</text:p>
          </table:table-cell>
          <table:table-cell office:value-type="string">
            <text:p>115 960</text:p>
          </table:table-cell>
          <table:table-cell office:value-type="string">
            <text:p>116 872</text:p>
          </table:table-cell>
          <table:table-cell office:value-type="string">
            <text:p>124 215</text:p>
          </table:table-cell>
          <table:table-cell office:value-type="string">
            <text:p>136 473</text:p>
          </table:table-cell>
          <table:table-cell office:value-type="string">
            <text:p>144 751</text:p>
          </table:table-cell>
          <table:table-cell office:value-type="string">
            <text:p>145 15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aint-Denis</text:p>
          </table:table-cell>
          <table:table-cell table:number-columns-repeated="2" office:value-type="string">
            <text:p>La Réunion</text:p>
          </table:table-cell>
          <table:table-cell office:value-type="string">
            <text:p>85 444</text:p>
          </table:table-cell>
          <table:table-cell office:value-type="string">
            <text:p>103 512</text:p>
          </table:table-cell>
          <table:table-cell office:value-type="string">
            <text:p>109 072</text:p>
          </table:table-cell>
          <table:table-cell office:value-type="string">
            <text:p>121 999</text:p>
          </table:table-cell>
          <table:table-cell office:value-type="string">
            <text:p>131 557</text:p>
          </table:table-cell>
          <table:table-cell office:value-type="string">
            <text:p>138 314</text:p>
          </table:table-cell>
          <table:table-cell office:value-type="string">
            <text:p>145 209</text:p>
          </table:table-cell>
          <table:table-cell office:value-type="string">
            <text:p>145 02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e Mans</text:p>
          </table:table-cell>
          <table:table-cell office:value-type="string">
            <text:p>Sarthe</text:p>
          </table:table-cell>
          <table:table-cell office:value-type="string">
            <text:p>Pays de la Loire</text:p>
          </table:table-cell>
          <table:table-cell office:value-type="string">
            <text:p>143 246</text:p>
          </table:table-cell>
          <table:table-cell office:value-type="string">
            <text:p>152 285</text:p>
          </table:table-cell>
          <table:table-cell office:value-type="string">
            <text:p>147 697</text:p>
          </table:table-cell>
          <table:table-cell office:value-type="string">
            <text:p>145 502</text:p>
          </table:table-cell>
          <table:table-cell office:value-type="string">
            <text:p>146 105</text:p>
          </table:table-cell>
          <table:table-cell office:value-type="string">
            <text:p>144 016</text:p>
          </table:table-cell>
          <table:table-cell office:value-type="string">
            <text:p>142 281</text:p>
          </table:table-cell>
          <table:table-cell office:value-type="string">
            <text:p>142 62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îmes</text:p>
          </table:table-cell>
          <table:table-cell office:value-type="string">
            <text:p>Gard</text:p>
          </table:table-cell>
          <table:table-cell office:value-type="string">
            <text:p>Languedoc-Roussillon</text:p>
          </table:table-cell>
          <table:table-cell office:value-type="string">
            <text:p>123 292</text:p>
          </table:table-cell>
          <table:table-cell office:value-type="string">
            <text:p>127 933</text:p>
          </table:table-cell>
          <table:table-cell office:value-type="string">
            <text:p>124 220</text:p>
          </table:table-cell>
          <table:table-cell office:value-type="string">
            <text:p>128 471</text:p>
          </table:table-cell>
          <table:table-cell office:value-type="string">
            <text:p>133 424</text:p>
          </table:table-cell>
          <table:table-cell office:value-type="string">
            <text:p>144 092</text:p>
          </table:table-cell>
          <table:table-cell office:value-type="string">
            <text:p>140 747</text:p>
          </table:table-cell>
          <table:table-cell office:value-type="string">
            <text:p>142 20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ix-en-Provence</text:p>
          </table:table-cell>
          <table:table-cell office:value-type="string">
            <text:p>Bouches-du-Rhône</text:p>
          </table:table-cell>
          <table:table-cell office:value-type="string">
            <text:p>Provence-Alpes-Côte d’Azur</text:p>
          </table:table-cell>
          <table:table-cell office:value-type="string">
            <text:p>89 566</text:p>
          </table:table-cell>
          <table:table-cell office:value-type="string">
            <text:p>110 659</text:p>
          </table:table-cell>
          <table:table-cell office:value-type="string">
            <text:p>121 327</text:p>
          </table:table-cell>
          <table:table-cell office:value-type="string">
            <text:p>123 842</text:p>
          </table:table-cell>
          <table:table-cell office:value-type="string">
            <text:p>134 222</text:p>
          </table:table-cell>
          <table:table-cell office:value-type="string">
            <text:p>142 534</text:p>
          </table:table-cell>
          <table:table-cell office:value-type="string">
            <text:p>141 895</text:p>
          </table:table-cell>
          <table:table-cell office:value-type="string">
            <text:p>141 43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rest</text:p>
          </table:table-cell>
          <table:table-cell office:value-type="string">
            <text:p>Finistère</text:p>
          </table:table-cell>
          <table:table-cell office:value-type="string">
            <text:p>Bretagne</text:p>
          </table:table-cell>
          <table:table-cell office:value-type="string">
            <text:p>154 023</text:p>
          </table:table-cell>
          <table:table-cell office:value-type="string">
            <text:p>166 826</text:p>
          </table:table-cell>
          <table:table-cell office:value-type="string">
            <text:p>156 060</text:p>
          </table:table-cell>
          <table:table-cell office:value-type="string">
            <text:p>147 956</text:p>
          </table:table-cell>
          <table:table-cell office:value-type="string">
            <text:p>149 634</text:p>
          </table:table-cell>
          <table:table-cell office:value-type="string">
            <text:p>144 548</text:p>
          </table:table-cell>
          <table:table-cell office:value-type="string">
            <text:p>141 315</text:p>
          </table:table-cell>
          <table:table-cell office:value-type="string">
            <text:p>141 30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lermont-Ferrand</text:p>
          </table:table-cell>
          <table:table-cell office:value-type="string">
            <text:p>Puy-de-Dôme</text:p>
          </table:table-cell>
          <table:table-cell office:value-type="string">
            <text:p>Auvergne</text:p>
          </table:table-cell>
          <table:table-cell office:value-type="string">
            <text:p>148 759</text:p>
          </table:table-cell>
          <table:table-cell office:value-type="string">
            <text:p>156 763</text:p>
          </table:table-cell>
          <table:table-cell office:value-type="string">
            <text:p>147 224</text:p>
          </table:table-cell>
          <table:table-cell office:value-type="string">
            <text:p>136 181</text:p>
          </table:table-cell>
          <table:table-cell office:value-type="string">
            <text:p>137 140</text:p>
          </table:table-cell>
          <table:table-cell office:value-type="string">
            <text:p>138 992</text:p>
          </table:table-cell>
          <table:table-cell office:value-type="string">
            <text:p>138 588</text:p>
          </table:table-cell>
          <table:table-cell office:value-type="string">
            <text:p>139 86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imoges</text:p>
          </table:table-cell>
          <table:table-cell office:value-type="string">
            <text:p>Haute-Vienne</text:p>
          </table:table-cell>
          <table:table-cell office:value-type="string">
            <text:p>Limousin</text:p>
          </table:table-cell>
          <table:table-cell office:value-type="string">
            <text:p>133 019</text:p>
          </table:table-cell>
          <table:table-cell office:value-type="string">
            <text:p>143 725</text:p>
          </table:table-cell>
          <table:table-cell office:value-type="string">
            <text:p>140 400</text:p>
          </table:table-cell>
          <table:table-cell office:value-type="string">
            <text:p>133 464</text:p>
          </table:table-cell>
          <table:table-cell office:value-type="string">
            <text:p>133 968</text:p>
          </table:table-cell>
          <table:table-cell office:value-type="string">
            <text:p>136 539</text:p>
          </table:table-cell>
          <table:table-cell office:value-type="string">
            <text:p>139 216</text:p>
          </table:table-cell>
          <table:table-cell office:value-type="string">
            <text:p>139 15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ours</text:p>
          </table:table-cell>
          <table:table-cell office:value-type="string">
            <text:p>Indre-et-Loire</text:p>
          </table:table-cell>
          <table:table-cell office:value-type="string">
            <text:p>Centre</text:p>
          </table:table-cell>
          <table:table-cell office:value-type="string">
            <text:p>128 120</text:p>
          </table:table-cell>
          <table:table-cell office:value-type="string">
            <text:p>140 686</text:p>
          </table:table-cell>
          <table:table-cell office:value-type="string">
            <text:p>132 209</text:p>
          </table:table-cell>
          <table:table-cell office:value-type="string">
            <text:p>129 509</text:p>
          </table:table-cell>
          <table:table-cell office:value-type="string">
            <text:p>132 820</text:p>
          </table:table-cell>
          <table:table-cell office:value-type="string">
            <text:p>136 942</text:p>
          </table:table-cell>
          <table:table-cell office:value-type="string">
            <text:p>135 218</text:p>
          </table:table-cell>
          <table:table-cell office:value-type="string">
            <text:p>134 81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miens</text:p>
          </table:table-cell>
          <table:table-cell office:value-type="string">
            <text:p>Somme</text:p>
          </table:table-cell>
          <table:table-cell office:value-type="string">
            <text:p>Picardie</text:p>
          </table:table-cell>
          <table:table-cell office:value-type="string">
            <text:p>117 888</text:p>
          </table:table-cell>
          <table:table-cell office:value-type="string">
            <text:p>131 476</text:p>
          </table:table-cell>
          <table:table-cell office:value-type="string">
            <text:p>131 332</text:p>
          </table:table-cell>
          <table:table-cell office:value-type="string">
            <text:p>131 872</text:p>
          </table:table-cell>
          <table:table-cell office:value-type="string">
            <text:p>135 501</text:p>
          </table:table-cell>
          <table:table-cell office:value-type="string">
            <text:p>136 105</text:p>
          </table:table-cell>
          <table:table-cell office:value-type="string">
            <text:p>133 998</text:p>
          </table:table-cell>
          <table:table-cell office:value-type="string">
            <text:p>133 44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etz</text:p>
          </table:table-cell>
          <table:table-cell office:value-type="string">
            <text:p>Moselle</text:p>
          </table:table-cell>
          <table:table-cell office:value-type="string">
            <text:p>Lorraine</text:p>
          </table:table-cell>
          <table:table-cell office:value-type="string">
            <text:p>107 537</text:p>
          </table:table-cell>
          <table:table-cell office:value-type="string">
            <text:p>111 869</text:p>
          </table:table-cell>
          <table:table-cell office:value-type="string">
            <text:p>114 232</text:p>
          </table:table-cell>
          <table:table-cell office:value-type="string">
            <text:p>119 594</text:p>
          </table:table-cell>
          <table:table-cell office:value-type="string">
            <text:p>123 776</text:p>
          </table:table-cell>
          <table:table-cell office:value-type="string">
            <text:p>124 435</text:p>
          </table:table-cell>
          <table:table-cell office:value-type="string">
            <text:p>121 841</text:p>
          </table:table-cell>
          <table:table-cell office:value-type="string">
            <text:p>120 73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erpignan</text:p>
          </table:table-cell>
          <table:table-cell office:value-type="string">
            <text:p>Pyrénées-Orientales</text:p>
          </table:table-cell>
          <table:table-cell office:value-type="string">
            <text:p>Languedoc-Roussillon</text:p>
          </table:table-cell>
          <table:table-cell office:value-type="string">
            <text:p>102 191</text:p>
          </table:table-cell>
          <table:table-cell office:value-type="string">
            <text:p>106 426</text:p>
          </table:table-cell>
          <table:table-cell office:value-type="string">
            <text:p>111 669</text:p>
          </table:table-cell>
          <table:table-cell office:value-type="string">
            <text:p>105 953</text:p>
          </table:table-cell>
          <table:table-cell office:value-type="string">
            <text:p>105 115</text:p>
          </table:table-cell>
          <table:table-cell office:value-type="string">
            <text:p>115 326</text:p>
          </table:table-cell>
          <table:table-cell office:value-type="string">
            <text:p>117 905</text:p>
          </table:table-cell>
          <table:table-cell office:value-type="string">
            <text:p>117 41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Besançon</text:p>
          </table:table-cell>
          <table:table-cell office:value-type="string">
            <text:p>Doubs</text:p>
          </table:table-cell>
          <table:table-cell office:value-type="string">
            <text:p>Franche-Comté</text:p>
          </table:table-cell>
          <table:table-cell office:value-type="string">
            <text:p>113 220</text:p>
          </table:table-cell>
          <table:table-cell office:value-type="string">
            <text:p>120 315</text:p>
          </table:table-cell>
          <table:table-cell office:value-type="string">
            <text:p>113 283</text:p>
          </table:table-cell>
          <table:table-cell office:value-type="string">
            <text:p>113 828</text:p>
          </table:table-cell>
          <table:table-cell office:value-type="string">
            <text:p>117 733</text:p>
          </table:table-cell>
          <table:table-cell office:value-type="string">
            <text:p>117 080</text:p>
          </table:table-cell>
          <table:table-cell office:value-type="string">
            <text:p>117 392</text:p>
          </table:table-cell>
          <table:table-cell office:value-type="string">
            <text:p>116 91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Boulogne-Billancourt</text:p>
          </table:table-cell>
          <table:table-cell office:value-type="string">
            <text:p>Hauts-de-Seine</text:p>
          </table:table-cell>
          <table:table-cell office:value-type="string">
            <text:p>Île-de-France</text:p>
          </table:table-cell>
          <table:table-cell office:value-type="string">
            <text:p>109 008</text:p>
          </table:table-cell>
          <table:table-cell office:value-type="string">
            <text:p>103 578</text:p>
          </table:table-cell>
          <table:table-cell office:value-type="string">
            <text:p>102 582</text:p>
          </table:table-cell>
          <table:table-cell office:value-type="string">
            <text:p>101 743</text:p>
          </table:table-cell>
          <table:table-cell office:value-type="string">
            <text:p>106 367</text:p>
          </table:table-cell>
          <table:table-cell office:value-type="string">
            <text:p>110 251</text:p>
          </table:table-cell>
          <table:table-cell office:value-type="string">
            <text:p>113 085</text:p>
          </table:table-cell>
          <table:table-cell office:value-type="string">
            <text:p>114 20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Orléans</text:p>
          </table:table-cell>
          <table:table-cell office:value-type="string">
            <text:p>Loiret</text:p>
          </table:table-cell>
          <table:table-cell office:value-type="string">
            <text:p>Centre</text:p>
          </table:table-cell>
          <table:table-cell office:value-type="string">
            <text:p>95 828</text:p>
          </table:table-cell>
          <table:table-cell office:value-type="string">
            <text:p>106 246</text:p>
          </table:table-cell>
          <table:table-cell office:value-type="string">
            <text:p>102 710</text:p>
          </table:table-cell>
          <table:table-cell office:value-type="string">
            <text:p>105 111</text:p>
          </table:table-cell>
          <table:table-cell office:value-type="string">
            <text:p>113 126</text:p>
          </table:table-cell>
          <table:table-cell office:value-type="string">
            <text:p>113 130</text:p>
          </table:table-cell>
          <table:table-cell office:value-type="string">
            <text:p>113 224</text:p>
          </table:table-cell>
          <table:table-cell office:value-type="string">
            <text:p>114 16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Rouen</text:p>
          </table:table-cell>
          <table:table-cell office:value-type="string">
            <text:p>Seine-Maritime</text:p>
          </table:table-cell>
          <table:table-cell office:value-type="string">
            <text:p>Haute-Normandie</text:p>
          </table:table-cell>
          <table:table-cell office:value-type="string">
            <text:p>120 471</text:p>
          </table:table-cell>
          <table:table-cell office:value-type="string">
            <text:p>114 834</text:p>
          </table:table-cell>
          <table:table-cell office:value-type="string">
            <text:p>101 945</text:p>
          </table:table-cell>
          <table:table-cell office:value-type="string">
            <text:p>102 723</text:p>
          </table:table-cell>
          <table:table-cell office:value-type="string">
            <text:p>106 592</text:p>
          </table:table-cell>
          <table:table-cell office:value-type="string">
            <text:p>107 904</text:p>
          </table:table-cell>
          <table:table-cell office:value-type="string">
            <text:p>110 688</text:p>
          </table:table-cell>
          <table:table-cell office:value-type="string">
            <text:p>110 93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ulhouse</text:p>
          </table:table-cell>
          <table:table-cell office:value-type="string">
            <text:p>Haut-Rhin</text:p>
          </table:table-cell>
          <table:table-cell office:value-type="string">
            <text:p>Alsace</text:p>
          </table:table-cell>
          <table:table-cell office:value-type="string">
            <text:p>116 336</text:p>
          </table:table-cell>
          <table:table-cell office:value-type="string">
            <text:p>117 013</text:p>
          </table:table-cell>
          <table:table-cell office:value-type="string">
            <text:p>112 157</text:p>
          </table:table-cell>
          <table:table-cell office:value-type="string">
            <text:p>108 357</text:p>
          </table:table-cell>
          <table:table-cell office:value-type="string">
            <text:p>110 359</text:p>
          </table:table-cell>
          <table:table-cell office:value-type="string">
            <text:p>110 514</text:p>
          </table:table-cell>
          <table:table-cell office:value-type="string">
            <text:p>111 156</text:p>
          </table:table-cell>
          <table:table-cell office:value-type="string">
            <text:p>109 58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aen</text:p>
          </table:table-cell>
          <table:table-cell office:value-type="string">
            <text:p>Calvados</text:p>
          </table:table-cell>
          <table:table-cell office:value-type="string">
            <text:p>Basse-Normandie</text:p>
          </table:table-cell>
          <table:table-cell office:value-type="string">
            <text:p>110 262</text:p>
          </table:table-cell>
          <table:table-cell office:value-type="string">
            <text:p>119 640</text:p>
          </table:table-cell>
          <table:table-cell office:value-type="string">
            <text:p>114 068</text:p>
          </table:table-cell>
          <table:table-cell office:value-type="string">
            <text:p>112 846</text:p>
          </table:table-cell>
          <table:table-cell office:value-type="string">
            <text:p>113 987</text:p>
          </table:table-cell>
          <table:table-cell office:value-type="string">
            <text:p>110 399</text:p>
          </table:table-cell>
          <table:table-cell office:value-type="string">
            <text:p>109 312</text:p>
          </table:table-cell>
          <table:table-cell office:value-type="string">
            <text:p>108 95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aint-Denis</text:p>
          </table:table-cell>
          <table:table-cell office:value-type="string">
            <text:p>Seine-Saint-Denis</text:p>
          </table:table-cell>
          <table:table-cell office:value-type="string">
            <text:p>Île-de-France</text:p>
          </table:table-cell>
          <table:table-cell office:value-type="string">
            <text:p>99 268</text:p>
          </table:table-cell>
          <table:table-cell office:value-type="string">
            <text:p>96 132</text:p>
          </table:table-cell>
          <table:table-cell office:value-type="string">
            <text:p>90 829</text:p>
          </table:table-cell>
          <table:table-cell office:value-type="string">
            <text:p>89 988</text:p>
          </table:table-cell>
          <table:table-cell office:value-type="string">
            <text:p>85 832</text:p>
          </table:table-cell>
          <table:table-cell office:value-type="string">
            <text:p>97 875</text:p>
          </table:table-cell>
          <table:table-cell office:value-type="string">
            <text:p>105 749</text:p>
          </table:table-cell>
          <table:table-cell office:value-type="string">
            <text:p>106 78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Nancy</text:p>
          </table:table-cell>
          <table:table-cell office:value-type="string">
            <text:p>Meurthe-et-Moselle</text:p>
          </table:table-cell>
          <table:table-cell office:value-type="string">
            <text:p>Lorraine</text:p>
          </table:table-cell>
          <table:table-cell office:value-type="string">
            <text:p>123 428</text:p>
          </table:table-cell>
          <table:table-cell office:value-type="string">
            <text:p>107 902</text:p>
          </table:table-cell>
          <table:table-cell office:value-type="string">
            <text:p>96 317</text:p>
          </table:table-cell>
          <table:table-cell office:value-type="string">
            <text:p>99 351</text:p>
          </table:table-cell>
          <table:table-cell office:value-type="string">
            <text:p>103 605</text:p>
          </table:table-cell>
          <table:table-cell office:value-type="string">
            <text:p>105 468</text:p>
          </table:table-cell>
          <table:table-cell office:value-type="string">
            <text:p>106 318</text:p>
          </table:table-cell>
          <table:table-cell office:value-type="string">
            <text:p>105 42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aint-Paul</text:p>
          </table:table-cell>
          <table:table-cell table:number-columns-repeated="2" office:value-type="string">
            <text:p>La Réunion</text:p>
          </table:table-cell>
          <table:table-cell office:value-type="string">
            <text:p>43 129</text:p>
          </table:table-cell>
          <table:table-cell office:value-type="string">
            <text:p>52 554</text:p>
          </table:table-cell>
          <table:table-cell office:value-type="string">
            <text:p>58 412</text:p>
          </table:table-cell>
          <table:table-cell office:value-type="string">
            <text:p>71 669</text:p>
          </table:table-cell>
          <table:table-cell office:value-type="string">
            <text:p>87 712</text:p>
          </table:table-cell>
          <table:table-cell office:value-type="string">
            <text:p>99 291</text:p>
          </table:table-cell>
          <table:table-cell office:value-type="string">
            <text:p>103 498</text:p>
          </table:table-cell>
          <table:table-cell office:value-type="string">
            <text:p>103 34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rgenteuil</text:p>
          </table:table-cell>
          <table:table-cell office:value-type="string">
            <text:p>Val-d'Oise</text:p>
          </table:table-cell>
          <table:table-cell office:value-type="string">
            <text:p>Île-de-France</text:p>
          </table:table-cell>
          <table:table-cell office:value-type="string">
            <text:p>90 480</text:p>
          </table:table-cell>
          <table:table-cell office:value-type="string">
            <text:p>102 530</text:p>
          </table:table-cell>
          <table:table-cell office:value-type="string">
            <text:p>95 347</text:p>
          </table:table-cell>
          <table:table-cell office:value-type="string">
            <text:p>93 096</text:p>
          </table:table-cell>
          <table:table-cell office:value-type="string">
            <text:p>93 961</text:p>
          </table:table-cell>
          <table:table-cell office:value-type="string">
            <text:p>102 683</text:p>
          </table:table-cell>
          <table:table-cell office:value-type="string">
            <text:p>102 844</text:p>
          </table:table-cell>
          <table:table-cell office:value-type="string">
            <text:p>103 12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ontreuil</text:p>
          </table:table-cell>
          <table:table-cell office:value-type="string">
            <text:p>Seine-Saint-Denis</text:p>
          </table:table-cell>
          <table:table-cell office:value-type="string">
            <text:p>Île-de-France</text:p>
          </table:table-cell>
          <table:table-cell office:value-type="string">
            <text:p>95 698</text:p>
          </table:table-cell>
          <table:table-cell office:value-type="string">
            <text:p>96 587</text:p>
          </table:table-cell>
          <table:table-cell office:value-type="string">
            <text:p>93 368</text:p>
          </table:table-cell>
          <table:table-cell office:value-type="string">
            <text:p>94 754</text:p>
          </table:table-cell>
          <table:table-cell office:value-type="string">
            <text:p>90 674</text:p>
          </table:table-cell>
          <table:table-cell office:value-type="string">
            <text:p>101 587</text:p>
          </table:table-cell>
          <table:table-cell office:value-type="string">
            <text:p>103 192</text:p>
          </table:table-cell>
          <table:table-cell office:value-type="string">
            <text:p>102 77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oubaix</text:p>
          </table:table-cell>
          <table:table-cell office:value-type="string">
            <text:p>Nord</text:p>
          </table:table-cell>
          <table:table-cell office:value-type="string">
            <text:p>Nord-Pas-de-Calais</text:p>
          </table:table-cell>
          <table:table-cell office:value-type="string">
            <text:p>114 547</text:p>
          </table:table-cell>
          <table:table-cell office:value-type="string">
            <text:p>109 553</text:p>
          </table:table-cell>
          <table:table-cell office:value-type="string">
            <text:p>101 602</text:p>
          </table:table-cell>
          <table:table-cell office:value-type="string">
            <text:p>97 746</text:p>
          </table:table-cell>
          <table:table-cell office:value-type="string">
            <text:p>96 984</text:p>
          </table:table-cell>
          <table:table-cell office:value-type="string">
            <text:p>97 952</text:p>
          </table:table-cell>
          <table:table-cell office:value-type="string">
            <text:p>95 028</text:p>
          </table:table-cell>
          <table:table-cell office:value-type="string">
            <text:p>94 71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Dunkerque16</text:p>
          </table:table-cell>
          <table:table-cell office:value-type="string">
            <text:p>Nord</text:p>
          </table:table-cell>
          <table:table-cell office:value-type="string">
            <text:p>Nord-Pas-de-Calais</text:p>
          </table:table-cell>
          <table:table-cell office:value-type="string">
            <text:p>96 547</text:p>
          </table:table-cell>
          <table:table-cell office:value-type="string">
            <text:p>99 776</text:p>
          </table:table-cell>
          <table:table-cell office:value-type="string">
            <text:p>100 404</text:p>
          </table:table-cell>
          <table:table-cell office:value-type="string">
            <text:p>98 237</text:p>
          </table:table-cell>
          <table:table-cell office:value-type="string">
            <text:p>97 964</text:p>
          </table:table-cell>
          <table:table-cell office:value-type="string">
            <text:p>94 960</text:p>
          </table:table-cell>
          <table:table-cell office:value-type="string">
            <text:p>92 923</text:p>
          </table:table-cell>
          <table:table-cell office:value-type="string">
            <text:p>92 00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Tourcoing</text:p>
          </table:table-cell>
          <table:table-cell office:value-type="string">
            <text:p>Nord</text:p>
          </table:table-cell>
          <table:table-cell office:value-type="string">
            <text:p>Nord-Pas-de-Calais</text:p>
          </table:table-cell>
          <table:table-cell office:value-type="string">
            <text:p>98 755</text:p>
          </table:table-cell>
          <table:table-cell office:value-type="string">
            <text:p>102 239</text:p>
          </table:table-cell>
          <table:table-cell office:value-type="string">
            <text:p>96 908</text:p>
          </table:table-cell>
          <table:table-cell office:value-type="string">
            <text:p>93 765</text:p>
          </table:table-cell>
          <table:table-cell office:value-type="string">
            <text:p>93 540</text:p>
          </table:table-cell>
          <table:table-cell office:value-type="string">
            <text:p>92 357</text:p>
          </table:table-cell>
          <table:table-cell office:value-type="string">
            <text:p>92 389</text:p>
          </table:table-cell>
          <table:table-cell office:value-type="string">
            <text:p>91 92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réteil</text:p>
          </table:table-cell>
          <table:table-cell office:value-type="string">
            <text:p>Val-de-Marne</text:p>
          </table:table-cell>
          <table:table-cell office:value-type="string">
            <text:p>Île-de-France</text:p>
          </table:table-cell>
          <table:table-cell office:value-type="string">
            <text:p>49 197</text:p>
          </table:table-cell>
          <table:table-cell office:value-type="string">
            <text:p>59 023</text:p>
          </table:table-cell>
          <table:table-cell office:value-type="string">
            <text:p>71 693</text:p>
          </table:table-cell>
          <table:table-cell office:value-type="string">
            <text:p>82 088</text:p>
          </table:table-cell>
          <table:table-cell office:value-type="string">
            <text:p>82 154</text:p>
          </table:table-cell>
          <table:table-cell office:value-type="string">
            <text:p>88 939</text:p>
          </table:table-cell>
          <table:table-cell office:value-type="string">
            <text:p>89 359</text:p>
          </table:table-cell>
          <table:table-cell office:value-type="string">
            <text:p>89 98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vignon</text:p>
          </table:table-cell>
          <table:table-cell office:value-type="string">
            <text:p>Vaucluse</text:p>
          </table:table-cell>
          <table:table-cell office:value-type="string">
            <text:p>Provence-Alpes-Côte d’Azur</text:p>
          </table:table-cell>
          <table:table-cell office:value-type="string">
            <text:p>86 096</text:p>
          </table:table-cell>
          <table:table-cell office:value-type="string">
            <text:p>90 786</text:p>
          </table:table-cell>
          <table:table-cell office:value-type="string">
            <text:p>89 132</text:p>
          </table:table-cell>
          <table:table-cell office:value-type="string">
            <text:p>86 939</text:p>
          </table:table-cell>
          <table:table-cell office:value-type="string">
            <text:p>85 935</text:p>
          </table:table-cell>
          <table:table-cell office:value-type="string">
            <text:p>92 454</text:p>
          </table:table-cell>
          <table:table-cell office:value-type="string">
            <text:p>89 592</text:p>
          </table:table-cell>
          <table:table-cell office:value-type="string">
            <text:p>89 68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Nanterre</text:p>
          </table:table-cell>
          <table:table-cell office:value-type="string">
            <text:p>Hauts-de-Seine</text:p>
          </table:table-cell>
          <table:table-cell office:value-type="string">
            <text:p>Île-de-France</text:p>
          </table:table-cell>
          <table:table-cell office:value-type="string">
            <text:p>90 332</text:p>
          </table:table-cell>
          <table:table-cell office:value-type="string">
            <text:p>95 002</text:p>
          </table:table-cell>
          <table:table-cell office:value-type="string">
            <text:p>88 578</text:p>
          </table:table-cell>
          <table:table-cell office:value-type="string">
            <text:p>84 565</text:p>
          </table:table-cell>
          <table:table-cell office:value-type="string">
            <text:p>84 281</text:p>
          </table:table-cell>
          <table:table-cell office:value-type="string">
            <text:p>88 316</text:p>
          </table:table-cell>
          <table:table-cell office:value-type="string">
            <text:p>89 966</text:p>
          </table:table-cell>
          <table:table-cell office:value-type="string">
            <text:p>89 18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oitiers</text:p>
          </table:table-cell>
          <table:table-cell office:value-type="string">
            <text:p>Vienne</text:p>
          </table:table-cell>
          <table:table-cell office:value-type="string">
            <text:p>Poitou-Charentes</text:p>
          </table:table-cell>
          <table:table-cell office:value-type="string">
            <text:p>71 129</text:p>
          </table:table-cell>
          <table:table-cell office:value-type="string">
            <text:p>81 313</text:p>
          </table:table-cell>
          <table:table-cell office:value-type="string">
            <text:p>79 350</text:p>
          </table:table-cell>
          <table:table-cell office:value-type="string">
            <text:p>78 894</text:p>
          </table:table-cell>
          <table:table-cell office:value-type="string">
            <text:p>83 448</text:p>
          </table:table-cell>
          <table:table-cell office:value-type="string">
            <text:p>88 776</text:p>
          </table:table-cell>
          <table:table-cell office:value-type="string">
            <text:p>88 795</text:p>
          </table:table-cell>
          <table:table-cell office:value-type="string">
            <text:p>87 69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ourbevoie</text:p>
          </table:table-cell>
          <table:table-cell office:value-type="string">
            <text:p>Hauts-de-Seine</text:p>
          </table:table-cell>
          <table:table-cell office:value-type="string">
            <text:p>Île-de-France</text:p>
          </table:table-cell>
          <table:table-cell office:value-type="string">
            <text:p>58 118</text:p>
          </table:table-cell>
          <table:table-cell office:value-type="string">
            <text:p>54 488</text:p>
          </table:table-cell>
          <table:table-cell office:value-type="string">
            <text:p>59 830</text:p>
          </table:table-cell>
          <table:table-cell office:value-type="string">
            <text:p>65 389</text:p>
          </table:table-cell>
          <table:table-cell office:value-type="string">
            <text:p>69 694</text:p>
          </table:table-cell>
          <table:table-cell office:value-type="string">
            <text:p>84 415</text:p>
          </table:table-cell>
          <table:table-cell office:value-type="string">
            <text:p>86 945</text:p>
          </table:table-cell>
          <table:table-cell office:value-type="string">
            <text:p>87 46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ort-de-France</text:p>
          </table:table-cell>
          <table:table-cell table:number-columns-repeated="2" office:value-type="string">
            <text:p>Martinique</text:p>
          </table:table-cell>
          <table:table-cell office:value-type="string">
            <text:p>96 943</text:p>
          </table:table-cell>
          <table:table-cell office:value-type="string">
            <text:p>98 807</text:p>
          </table:table-cell>
          <table:table-cell office:value-type="string">
            <text:p>99 844</text:p>
          </table:table-cell>
          <table:table-cell office:value-type="string">
            <text:p>100 080</text:p>
          </table:table-cell>
          <table:table-cell office:value-type="string">
            <text:p>94 049</text:p>
          </table:table-cell>
          <table:table-cell office:value-type="string">
            <text:p>90 347</text:p>
          </table:table-cell>
          <table:table-cell office:value-type="string">
            <text:p>88 440</text:p>
          </table:table-cell>
          <table:table-cell office:value-type="string">
            <text:p>87 21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Versailles</text:p>
          </table:table-cell>
          <table:table-cell office:value-type="string">
            <text:p>Yvelines</text:p>
          </table:table-cell>
          <table:table-cell office:value-type="string">
            <text:p>Île-de-France</text:p>
          </table:table-cell>
          <table:table-cell office:value-type="string">
            <text:p>90 829</text:p>
          </table:table-cell>
          <table:table-cell office:value-type="string">
            <text:p>94 145</text:p>
          </table:table-cell>
          <table:table-cell office:value-type="string">
            <text:p>91 494</text:p>
          </table:table-cell>
          <table:table-cell office:value-type="string">
            <text:p>87 789</text:p>
          </table:table-cell>
          <table:table-cell office:value-type="string">
            <text:p>85 726</text:p>
          </table:table-cell>
          <table:table-cell office:value-type="string">
            <text:p>87 549</text:p>
          </table:table-cell>
          <table:table-cell office:value-type="string">
            <text:p>86 477</text:p>
          </table:table-cell>
          <table:table-cell office:value-type="string">
            <text:p>86 11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Vitry-sur-Seine</text:p>
          </table:table-cell>
          <table:table-cell office:value-type="string">
            <text:p>Val-de-Marne</text:p>
          </table:table-cell>
          <table:table-cell office:value-type="string">
            <text:p>Île-de-France</text:p>
          </table:table-cell>
          <table:table-cell office:value-type="string">
            <text:p>77 846</text:p>
          </table:table-cell>
          <table:table-cell office:value-type="string">
            <text:p>87 316</text:p>
          </table:table-cell>
          <table:table-cell office:value-type="string">
            <text:p>85 263</text:p>
          </table:table-cell>
          <table:table-cell office:value-type="string">
            <text:p>82 400</text:p>
          </table:table-cell>
          <table:table-cell office:value-type="string">
            <text:p>78 908</text:p>
          </table:table-cell>
          <table:table-cell office:value-type="string">
            <text:p>82 902</text:p>
          </table:table-cell>
          <table:table-cell office:value-type="string">
            <text:p>85 380</text:p>
          </table:table-cell>
          <table:table-cell office:value-type="string">
            <text:p>85 41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olombes</text:p>
          </table:table-cell>
          <table:table-cell office:value-type="string">
            <text:p>Hauts-de-Seine</text:p>
          </table:table-cell>
          <table:table-cell office:value-type="string">
            <text:p>Île-de-France</text:p>
          </table:table-cell>
          <table:table-cell office:value-type="string">
            <text:p>80 357</text:p>
          </table:table-cell>
          <table:table-cell office:value-type="string">
            <text:p>83 390</text:p>
          </table:table-cell>
          <table:table-cell office:value-type="string">
            <text:p>78 777</text:p>
          </table:table-cell>
          <table:table-cell office:value-type="string">
            <text:p>78 513</text:p>
          </table:table-cell>
          <table:table-cell office:value-type="string">
            <text:p>76 757</text:p>
          </table:table-cell>
          <table:table-cell office:value-type="string">
            <text:p>82 026</text:p>
          </table:table-cell>
          <table:table-cell office:value-type="string">
            <text:p>84 572</text:p>
          </table:table-cell>
          <table:table-cell office:value-type="string">
            <text:p>85 39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snières-sur-Seine</text:p>
          </table:table-cell>
          <table:table-cell office:value-type="string">
            <text:p>Hauts-de-Seine</text:p>
          </table:table-cell>
          <table:table-cell office:value-type="string">
            <text:p>Île-de-France</text:p>
          </table:table-cell>
          <table:table-cell office:value-type="string">
            <text:p>80 113</text:p>
          </table:table-cell>
          <table:table-cell office:value-type="string">
            <text:p>75 431</text:p>
          </table:table-cell>
          <table:table-cell office:value-type="string">
            <text:p>71 077</text:p>
          </table:table-cell>
          <table:table-cell office:value-type="string">
            <text:p>71 850</text:p>
          </table:table-cell>
          <table:table-cell office:value-type="string">
            <text:p>75 837</text:p>
          </table:table-cell>
          <table:table-cell office:value-type="string">
            <text:p>82 351</text:p>
          </table:table-cell>
          <table:table-cell office:value-type="string">
            <text:p>81 603</text:p>
          </table:table-cell>
          <table:table-cell office:value-type="string">
            <text:p>82 32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Aulnay-sous-Bois</text:p>
          </table:table-cell>
          <table:table-cell office:value-type="string">
            <text:p>Seine-Saint-Denis</text:p>
          </table:table-cell>
          <table:table-cell office:value-type="string">
            <text:p>Île-de-France</text:p>
          </table:table-cell>
          <table:table-cell office:value-type="string">
            <text:p>61 521</text:p>
          </table:table-cell>
          <table:table-cell office:value-type="string">
            <text:p>78 137</text:p>
          </table:table-cell>
          <table:table-cell office:value-type="string">
            <text:p>75 996</text:p>
          </table:table-cell>
          <table:table-cell office:value-type="string">
            <text:p>82 314</text:p>
          </table:table-cell>
          <table:table-cell office:value-type="string">
            <text:p>80 021</text:p>
          </table:table-cell>
          <table:table-cell table:number-columns-repeated="2" office:value-type="string">
            <text:p>81 600</text:p>
          </table:table-cell>
          <table:table-cell office:value-type="string">
            <text:p>82 12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au</text:p>
          </table:table-cell>
          <table:table-cell office:value-type="string">
            <text:p>Pyrénées-Atlantiques</text:p>
          </table:table-cell>
          <table:table-cell office:value-type="string">
            <text:p>Aquitaine</text:p>
          </table:table-cell>
          <table:table-cell office:value-type="string">
            <text:p>74 005</text:p>
          </table:table-cell>
          <table:table-cell office:value-type="string">
            <text:p>83 498</text:p>
          </table:table-cell>
          <table:table-cell office:value-type="string">
            <text:p>83 790</text:p>
          </table:table-cell>
          <table:table-cell office:value-type="string">
            <text:p>82 157</text:p>
          </table:table-cell>
          <table:table-cell office:value-type="string">
            <text:p>78 732</text:p>
          </table:table-cell>
          <table:table-cell office:value-type="string">
            <text:p>83 903</text:p>
          </table:table-cell>
          <table:table-cell office:value-type="string">
            <text:p>82 763</text:p>
          </table:table-cell>
          <table:table-cell office:value-type="string">
            <text:p>81 16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Rueil-Malmaison</text:p>
          </table:table-cell>
          <table:table-cell office:value-type="string">
            <text:p>Hauts-de-Seine</text:p>
          </table:table-cell>
          <table:table-cell office:value-type="string">
            <text:p>Île-de-France</text:p>
          </table:table-cell>
          <table:table-cell office:value-type="string">
            <text:p>60 804</text:p>
          </table:table-cell>
          <table:table-cell office:value-type="string">
            <text:p>62 727</text:p>
          </table:table-cell>
          <table:table-cell office:value-type="string">
            <text:p>63 412</text:p>
          </table:table-cell>
          <table:table-cell office:value-type="string">
            <text:p>66 401</text:p>
          </table:table-cell>
          <table:table-cell office:value-type="string">
            <text:p>73 469</text:p>
          </table:table-cell>
          <table:table-cell office:value-type="string">
            <text:p>77 625</text:p>
          </table:table-cell>
          <table:table-cell office:value-type="string">
            <text:p>79 065</text:p>
          </table:table-cell>
          <table:table-cell office:value-type="string">
            <text:p>79 42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aint-Pierre</text:p>
          </table:table-cell>
          <table:table-cell table:number-columns-repeated="2" office:value-type="string">
            <text:p>La Réunion</text:p>
          </table:table-cell>
          <table:table-cell office:value-type="string">
            <text:p>40 355</text:p>
          </table:table-cell>
          <table:table-cell office:value-type="string">
            <text:p>46 060</text:p>
          </table:table-cell>
          <table:table-cell office:value-type="string">
            <text:p>50 082</text:p>
          </table:table-cell>
          <table:table-cell office:value-type="string">
            <text:p>58 846</text:p>
          </table:table-cell>
          <table:table-cell office:value-type="string">
            <text:p>68 915</text:p>
          </table:table-cell>
          <table:table-cell office:value-type="string">
            <text:p>74 480</text:p>
          </table:table-cell>
          <table:table-cell office:value-type="string">
            <text:p>77 146</text:p>
          </table:table-cell>
          <table:table-cell office:value-type="string">
            <text:p>79 22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ubervilliers</text:p>
          </table:table-cell>
          <table:table-cell office:value-type="string">
            <text:p>Seine-Saint-Denis</text:p>
          </table:table-cell>
          <table:table-cell office:value-type="string">
            <text:p>Île-de-France</text:p>
          </table:table-cell>
          <table:table-cell office:value-type="string">
            <text:p>73 695</text:p>
          </table:table-cell>
          <table:table-cell office:value-type="string">
            <text:p>72 976</text:p>
          </table:table-cell>
          <table:table-cell office:value-type="string">
            <text:p>67 719</text:p>
          </table:table-cell>
          <table:table-cell office:value-type="string">
            <text:p>67 557</text:p>
          </table:table-cell>
          <table:table-cell office:value-type="string">
            <text:p>63 136</text:p>
          </table:table-cell>
          <table:table-cell office:value-type="string">
            <text:p>73 506</text:p>
          </table:table-cell>
          <table:table-cell office:value-type="string">
            <text:p>74 701</text:p>
          </table:table-cell>
          <table:table-cell office:value-type="string">
            <text:p>76 08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Champigny-sur-Marne</text:p>
          </table:table-cell>
          <table:table-cell office:value-type="string">
            <text:p>Val-de-Marne</text:p>
          </table:table-cell>
          <table:table-cell office:value-type="string">
            <text:p>Île-de-France</text:p>
          </table:table-cell>
          <table:table-cell office:value-type="string">
            <text:p>70 419</text:p>
          </table:table-cell>
          <table:table-cell office:value-type="string">
            <text:p>80 291</text:p>
          </table:table-cell>
          <table:table-cell office:value-type="string">
            <text:p>76 176</text:p>
          </table:table-cell>
          <table:table-cell office:value-type="string">
            <text:p>79 486</text:p>
          </table:table-cell>
          <table:table-cell office:value-type="string">
            <text:p>74 237</text:p>
          </table:table-cell>
          <table:table-cell office:value-type="string">
            <text:p>74 863</text:p>
          </table:table-cell>
          <table:table-cell office:value-type="string">
            <text:p>75 090</text:p>
          </table:table-cell>
          <table:table-cell office:value-type="string">
            <text:p>75 51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La Rochelle</text:p>
          </table:table-cell>
          <table:table-cell office:value-type="string">
            <text:p>Charente-Maritime</text:p>
          </table:table-cell>
          <table:table-cell office:value-type="string">
            <text:p>Poitou-Charentes</text:p>
          </table:table-cell>
          <table:table-cell office:value-type="string">
            <text:p>73 362</text:p>
          </table:table-cell>
          <table:table-cell office:value-type="string">
            <text:p>79 757</text:p>
          </table:table-cell>
          <table:table-cell office:value-type="string">
            <text:p>75 840</text:p>
          </table:table-cell>
          <table:table-cell office:value-type="string">
            <text:p>71 094</text:p>
          </table:table-cell>
          <table:table-cell office:value-type="string">
            <text:p>76 584</text:p>
          </table:table-cell>
          <table:table-cell office:value-type="string">
            <text:p>77 196</text:p>
          </table:table-cell>
          <table:table-cell office:value-type="string">
            <text:p>74 707</text:p>
          </table:table-cell>
          <table:table-cell office:value-type="string">
            <text:p>75 17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aint-Maur-des-Fossés</text:p>
          </table:table-cell>
          <table:table-cell office:value-type="string">
            <text:p>Val-de-Marne</text:p>
          </table:table-cell>
          <table:table-cell office:value-type="string">
            <text:p>Île-de-France</text:p>
          </table:table-cell>
          <table:table-cell office:value-type="string">
            <text:p>77 251</text:p>
          </table:table-cell>
          <table:table-cell office:value-type="string">
            <text:p>80 920</text:p>
          </table:table-cell>
          <table:table-cell office:value-type="string">
            <text:p>80 811</text:p>
          </table:table-cell>
          <table:table-cell office:value-type="string">
            <text:p>77 206</text:p>
          </table:table-cell>
          <table:table-cell office:value-type="string">
            <text:p>73 069</text:p>
          </table:table-cell>
          <table:table-cell office:value-type="string">
            <text:p>75 214</text:p>
          </table:table-cell>
          <table:table-cell office:value-type="string">
            <text:p>75 251</text:p>
          </table:table-cell>
          <table:table-cell office:value-type="string">
            <text:p>74 81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Antibes</text:p>
          </table:table-cell>
          <table:table-cell office:value-type="string">
            <text:p>Alpes-Maritimes</text:p>
          </table:table-cell>
          <table:table-cell office:value-type="string">
            <text:p>Provence-Alpes-Côte d’Azur</text:p>
          </table:table-cell>
          <table:table-cell office:value-type="string">
            <text:p>47 547</text:p>
          </table:table-cell>
          <table:table-cell office:value-type="string">
            <text:p>55 960</text:p>
          </table:table-cell>
          <table:table-cell office:value-type="string">
            <text:p>62 859</text:p>
          </table:table-cell>
          <table:table-cell office:value-type="string">
            <text:p>70 005</text:p>
          </table:table-cell>
          <table:table-cell office:value-type="string">
            <text:p>72 412</text:p>
          </table:table-cell>
          <table:table-cell office:value-type="string">
            <text:p>75 820</text:p>
          </table:table-cell>
          <table:table-cell office:value-type="string">
            <text:p>75 553</text:p>
          </table:table-cell>
          <table:table-cell office:value-type="string">
            <text:p>74 12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alais</text:p>
          </table:table-cell>
          <table:table-cell office:value-type="string">
            <text:p>Pas-de-Calais</text:p>
          </table:table-cell>
          <table:table-cell office:value-type="string">
            <text:p>Nord-Pas-de-Calais</text:p>
          </table:table-cell>
          <table:table-cell office:value-type="string">
            <text:p>74 624</text:p>
          </table:table-cell>
          <table:table-cell office:value-type="string">
            <text:p>78 820</text:p>
          </table:table-cell>
          <table:table-cell office:value-type="string">
            <text:p>76 527</text:p>
          </table:table-cell>
          <table:table-cell office:value-type="string">
            <text:p>75 309</text:p>
          </table:table-cell>
          <table:table-cell office:value-type="string">
            <text:p>77 333</text:p>
          </table:table-cell>
          <table:table-cell office:value-type="string">
            <text:p>74 888</text:p>
          </table:table-cell>
          <table:table-cell office:value-type="string">
            <text:p>74 336</text:p>
          </table:table-cell>
          <table:table-cell office:value-type="string">
            <text:p>73 63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Le Tampon</text:p>
          </table:table-cell>
          <table:table-cell table:number-columns-repeated="2" office:value-type="string">
            <text:p>La Réunion</text:p>
          </table:table-cell>
          <table:table-cell office:value-type="string">
            <text:p>31 378</text:p>
          </table:table-cell>
          <table:table-cell office:value-type="string">
            <text:p>36 107</text:p>
          </table:table-cell>
          <table:table-cell office:value-type="string">
            <text:p>40 545</text:p>
          </table:table-cell>
          <table:table-cell office:value-type="string">
            <text:p>47 593</text:p>
          </table:table-cell>
          <table:table-cell office:value-type="string">
            <text:p>60 323</text:p>
          </table:table-cell>
          <table:table-cell office:value-type="string">
            <text:p>69 849</text:p>
          </table:table-cell>
          <table:table-cell office:value-type="string">
            <text:p>72 658</text:p>
          </table:table-cell>
          <table:table-cell office:value-type="string">
            <text:p>73 36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annes</text:p>
          </table:table-cell>
          <table:table-cell office:value-type="string">
            <text:p>Alpes-Maritimes</text:p>
          </table:table-cell>
          <table:table-cell office:value-type="string">
            <text:p>Provence-Alpes-Côte d’Azur</text:p>
          </table:table-cell>
          <table:table-cell office:value-type="string">
            <text:p>67 187</text:p>
          </table:table-cell>
          <table:table-cell office:value-type="string">
            <text:p>70 527</text:p>
          </table:table-cell>
          <table:table-cell office:value-type="string">
            <text:p>72 259</text:p>
          </table:table-cell>
          <table:table-cell office:value-type="string">
            <text:p>68 676</text:p>
          </table:table-cell>
          <table:table-cell office:value-type="string">
            <text:p>67 304</text:p>
          </table:table-cell>
          <table:table-cell office:value-type="string">
            <text:p>70 610</text:p>
          </table:table-cell>
          <table:table-cell office:value-type="string">
            <text:p>73 372</text:p>
          </table:table-cell>
          <table:table-cell office:value-type="string">
            <text:p>73 23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Béziers</text:p>
          </table:table-cell>
          <table:table-cell office:value-type="string">
            <text:p>Hérault</text:p>
          </table:table-cell>
          <table:table-cell office:value-type="string">
            <text:p>Languedoc-Roussillon</text:p>
          </table:table-cell>
          <table:table-cell office:value-type="string">
            <text:p>80 481</text:p>
          </table:table-cell>
          <table:table-cell office:value-type="string">
            <text:p>84 029</text:p>
          </table:table-cell>
          <table:table-cell office:value-type="string">
            <text:p>76 647</text:p>
          </table:table-cell>
          <table:table-cell office:value-type="string">
            <text:p>70 996</text:p>
          </table:table-cell>
          <table:table-cell office:value-type="string">
            <text:p>69 153</text:p>
          </table:table-cell>
          <table:table-cell office:value-type="string">
            <text:p>72 245</text:p>
          </table:table-cell>
          <table:table-cell office:value-type="string">
            <text:p>70 957</text:p>
          </table:table-cell>
          <table:table-cell office:value-type="string">
            <text:p>70 95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olmar</text:p>
          </table:table-cell>
          <table:table-cell office:value-type="string">
            <text:p>Haut-Rhin</text:p>
          </table:table-cell>
          <table:table-cell office:value-type="string">
            <text:p>Alsace</text:p>
          </table:table-cell>
          <table:table-cell office:value-type="string">
            <text:p>59 506</text:p>
          </table:table-cell>
          <table:table-cell office:value-type="string">
            <text:p>64 771</text:p>
          </table:table-cell>
          <table:table-cell office:value-type="string">
            <text:p>62 483</text:p>
          </table:table-cell>
          <table:table-cell office:value-type="string">
            <text:p>63 498</text:p>
          </table:table-cell>
          <table:table-cell office:value-type="string">
            <text:p>65 136</text:p>
          </table:table-cell>
          <table:table-cell office:value-type="string">
            <text:p>65 713</text:p>
          </table:table-cell>
          <table:table-cell office:value-type="string">
            <text:p>67 214</text:p>
          </table:table-cell>
          <table:table-cell office:value-type="string">
            <text:p>67 61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aint-Nazaire</text:p>
          </table:table-cell>
          <table:table-cell office:value-type="string">
            <text:p>Loire-Atlantique</text:p>
          </table:table-cell>
          <table:table-cell office:value-type="string">
            <text:p>Pays de la Loire</text:p>
          </table:table-cell>
          <table:table-cell office:value-type="string">
            <text:p>63 289</text:p>
          </table:table-cell>
          <table:table-cell office:value-type="string">
            <text:p>69 251</text:p>
          </table:table-cell>
          <table:table-cell office:value-type="string">
            <text:p>68 348</text:p>
          </table:table-cell>
          <table:table-cell office:value-type="string">
            <text:p>64 812</text:p>
          </table:table-cell>
          <table:table-cell office:value-type="string">
            <text:p>65 874</text:p>
          </table:table-cell>
          <table:table-cell office:value-type="string">
            <text:p>68 838</text:p>
          </table:table-cell>
          <table:table-cell office:value-type="string">
            <text:p>66 348</text:p>
          </table:table-cell>
          <table:table-cell office:value-type="string">
            <text:p>67 03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Drancy</text:p>
          </table:table-cell>
          <table:table-cell office:value-type="string">
            <text:p>Seine-Saint-Denis</text:p>
          </table:table-cell>
          <table:table-cell office:value-type="string">
            <text:p>Île-de-France</text:p>
          </table:table-cell>
          <table:table-cell office:value-type="string">
            <text:p>68 467</text:p>
          </table:table-cell>
          <table:table-cell office:value-type="string">
            <text:p>64 430</text:p>
          </table:table-cell>
          <table:table-cell office:value-type="string">
            <text:p>60 183</text:p>
          </table:table-cell>
          <table:table-cell office:value-type="string">
            <text:p>60 707</text:p>
          </table:table-cell>
          <table:table-cell office:value-type="string">
            <text:p>62 263</text:p>
          </table:table-cell>
          <table:table-cell office:value-type="string">
            <text:p>66 063</text:p>
          </table:table-cell>
          <table:table-cell office:value-type="string">
            <text:p>66 670</text:p>
          </table:table-cell>
          <table:table-cell office:value-type="string">
            <text:p>66 41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Bourges</text:p>
          </table:table-cell>
          <table:table-cell office:value-type="string">
            <text:p>Cher</text:p>
          </table:table-cell>
          <table:table-cell office:value-type="string">
            <text:p>Centre</text:p>
          </table:table-cell>
          <table:table-cell office:value-type="string">
            <text:p>70 814</text:p>
          </table:table-cell>
          <table:table-cell office:value-type="string">
            <text:p>77 300</text:p>
          </table:table-cell>
          <table:table-cell office:value-type="string">
            <text:p>76 432</text:p>
          </table:table-cell>
          <table:table-cell office:value-type="string">
            <text:p>75 609</text:p>
          </table:table-cell>
          <table:table-cell office:value-type="string">
            <text:p>72 480</text:p>
          </table:table-cell>
          <table:table-cell office:value-type="string">
            <text:p>70 828</text:p>
          </table:table-cell>
          <table:table-cell office:value-type="string">
            <text:p>66 786</text:p>
          </table:table-cell>
          <table:table-cell office:value-type="string">
            <text:p>66 38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Mérignac</text:p>
          </table:table-cell>
          <table:table-cell office:value-type="string">
            <text:p>Gironde</text:p>
          </table:table-cell>
          <table:table-cell office:value-type="string">
            <text:p>Aquitaine</text:p>
          </table:table-cell>
          <table:table-cell office:value-type="string">
            <text:p>45 951</text:p>
          </table:table-cell>
          <table:table-cell office:value-type="string">
            <text:p>50 652</text:p>
          </table:table-cell>
          <table:table-cell office:value-type="string">
            <text:p>51 306</text:p>
          </table:table-cell>
          <table:table-cell office:value-type="string">
            <text:p>57 273</text:p>
          </table:table-cell>
          <table:table-cell office:value-type="string">
            <text:p>61 992</text:p>
          </table:table-cell>
          <table:table-cell office:value-type="string">
            <text:p>65 469</text:p>
          </table:table-cell>
          <table:table-cell office:value-type="string">
            <text:p>66 488</text:p>
          </table:table-cell>
          <table:table-cell office:value-type="string">
            <text:p>66 14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jaccio</text:p>
          </table:table-cell>
          <table:table-cell office:value-type="string">
            <text:p>Corse-du-Sud</text:p>
          </table:table-cell>
          <table:table-cell office:value-type="string">
            <text:p>Corse</text:p>
          </table:table-cell>
          <table:table-cell office:value-type="string">
            <text:p>43 438</text:p>
          </table:table-cell>
          <table:table-cell office:value-type="string">
            <text:p>49 065</text:p>
          </table:table-cell>
          <table:table-cell office:value-type="string">
            <text:p>54 089</text:p>
          </table:table-cell>
          <table:table-cell office:value-type="string">
            <text:p>58 949</text:p>
          </table:table-cell>
          <table:table-cell office:value-type="string">
            <text:p>52 880</text:p>
          </table:table-cell>
          <table:table-cell office:value-type="string">
            <text:p>63 723</text:p>
          </table:table-cell>
          <table:table-cell office:value-type="string">
            <text:p>64 306</text:p>
          </table:table-cell>
          <table:table-cell office:value-type="string">
            <text:p>65 54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Issy-les-Moulineaux</text:p>
          </table:table-cell>
          <table:table-cell office:value-type="string">
            <text:p>Hauts-de-Seine</text:p>
          </table:table-cell>
          <table:table-cell office:value-type="string">
            <text:p>Île-de-France</text:p>
          </table:table-cell>
          <table:table-cell office:value-type="string">
            <text:p>50 512</text:p>
          </table:table-cell>
          <table:table-cell office:value-type="string">
            <text:p>47 625</text:p>
          </table:table-cell>
          <table:table-cell office:value-type="string">
            <text:p>45 835</text:p>
          </table:table-cell>
          <table:table-cell office:value-type="string">
            <text:p>46 194</text:p>
          </table:table-cell>
          <table:table-cell office:value-type="string">
            <text:p>52 647</text:p>
          </table:table-cell>
          <table:table-cell office:value-type="string">
            <text:p>61 471</text:p>
          </table:table-cell>
          <table:table-cell office:value-type="string">
            <text:p>64 027</text:p>
          </table:table-cell>
          <table:table-cell office:value-type="string">
            <text:p>64 35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Levallois-Perret</text:p>
          </table:table-cell>
          <table:table-cell office:value-type="string">
            <text:p>Hauts-de-Seine</text:p>
          </table:table-cell>
          <table:table-cell office:value-type="string">
            <text:p>Île-de-France</text:p>
          </table:table-cell>
          <table:table-cell office:value-type="string">
            <text:p>58 941</text:p>
          </table:table-cell>
          <table:table-cell office:value-type="string">
            <text:p>52 523</text:p>
          </table:table-cell>
          <table:table-cell office:value-type="string">
            <text:p>53 500</text:p>
          </table:table-cell>
          <table:table-cell office:value-type="string">
            <text:p>47 548</text:p>
          </table:table-cell>
          <table:table-cell office:value-type="string">
            <text:p>54 700</text:p>
          </table:table-cell>
          <table:table-cell office:value-type="string">
            <text:p>62 851</text:p>
          </table:table-cell>
          <table:table-cell office:value-type="string">
            <text:p>63 436</text:p>
          </table:table-cell>
          <table:table-cell office:value-type="string">
            <text:p>64 25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Villeneuve-d'Ascq</text:p>
          </table:table-cell>
          <table:table-cell office:value-type="string">
            <text:p>Nord</text:p>
          </table:table-cell>
          <table:table-cell office:value-type="string">
            <text:p>Nord-Pas-de-Calais</text:p>
          </table:table-cell>
          <table:table-cell office:value-type="string">
            <text:p>26 178</text:p>
          </table:table-cell>
          <table:table-cell office:value-type="string">
            <text:p>36 769</text:p>
          </table:table-cell>
          <table:table-cell office:value-type="string">
            <text:p>59 527</text:p>
          </table:table-cell>
          <table:table-cell office:value-type="string">
            <text:p>65 320</text:p>
          </table:table-cell>
          <table:table-cell office:value-type="string">
            <text:p>65 042</text:p>
          </table:table-cell>
          <table:table-cell office:value-type="string">
            <text:p>61 151</text:p>
          </table:table-cell>
          <table:table-cell office:value-type="string">
            <text:p>63 844</text:p>
          </table:table-cell>
          <table:table-cell office:value-type="string">
            <text:p>63 57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Quimper</text:p>
          </table:table-cell>
          <table:table-cell office:value-type="string">
            <text:p>Finistère</text:p>
          </table:table-cell>
          <table:table-cell office:value-type="string">
            <text:p>Bretagne</text:p>
          </table:table-cell>
          <table:table-cell office:value-type="string">
            <text:p>52 496</text:p>
          </table:table-cell>
          <table:table-cell office:value-type="string">
            <text:p>55 977</text:p>
          </table:table-cell>
          <table:table-cell office:value-type="string">
            <text:p>56 907</text:p>
          </table:table-cell>
          <table:table-cell office:value-type="string">
            <text:p>59 437</text:p>
          </table:table-cell>
          <table:table-cell office:value-type="string">
            <text:p>63 238</text:p>
          </table:table-cell>
          <table:table-cell office:value-type="string">
            <text:p>64 902</text:p>
          </table:table-cell>
          <table:table-cell office:value-type="string">
            <text:p>63 387</text:p>
          </table:table-cell>
          <table:table-cell office:value-type="string">
            <text:p>63 55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Valence</text:p>
          </table:table-cell>
          <table:table-cell office:value-type="string">
            <text:p>Drôme</text:p>
          </table:table-cell>
          <table:table-cell office:value-type="string">
            <text:p>Rhône-Alpes</text:p>
          </table:table-cell>
          <table:table-cell office:value-type="string">
            <text:p>62 358</text:p>
          </table:table-cell>
          <table:table-cell office:value-type="string">
            <text:p>68 604</text:p>
          </table:table-cell>
          <table:table-cell office:value-type="string">
            <text:p>66 356</text:p>
          </table:table-cell>
          <table:table-cell office:value-type="string">
            <text:p>63 437</text:p>
          </table:table-cell>
          <table:table-cell office:value-type="string">
            <text:p>64 260</text:p>
          </table:table-cell>
          <table:table-cell office:value-type="string">
            <text:p>65 263</text:p>
          </table:table-cell>
          <table:table-cell office:value-type="string">
            <text:p>64 367</text:p>
          </table:table-cell>
          <table:table-cell office:value-type="string">
            <text:p>63 40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Noisy-le-Grand</text:p>
          </table:table-cell>
          <table:table-cell office:value-type="string">
            <text:p>Seine-Saint-Denis</text:p>
          </table:table-cell>
          <table:table-cell office:value-type="string">
            <text:p>Île-de-France</text:p>
          </table:table-cell>
          <table:table-cell office:value-type="string">
            <text:p>25 440</text:p>
          </table:table-cell>
          <table:table-cell office:value-type="string">
            <text:p>26 662</text:p>
          </table:table-cell>
          <table:table-cell office:value-type="string">
            <text:p>40 585</text:p>
          </table:table-cell>
          <table:table-cell office:value-type="string">
            <text:p>54 032</text:p>
          </table:table-cell>
          <table:table-cell office:value-type="string">
            <text:p>58 217</text:p>
          </table:table-cell>
          <table:table-cell office:value-type="string">
            <text:p>61 341</text:p>
          </table:table-cell>
          <table:table-cell office:value-type="string">
            <text:p>63 405</text:p>
          </table:table-cell>
          <table:table-cell office:value-type="string">
            <text:p>62 96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La Seyne-sur-Mer</text:p>
          </table:table-cell>
          <table:table-cell office:value-type="string">
            <text:p>Var</text:p>
          </table:table-cell>
          <table:table-cell office:value-type="string">
            <text:p>Provence-Alpes-Côte d’Azur</text:p>
          </table:table-cell>
          <table:table-cell office:value-type="string">
            <text:p>43 783</text:p>
          </table:table-cell>
          <table:table-cell office:value-type="string">
            <text:p>51 155</text:p>
          </table:table-cell>
          <table:table-cell office:value-type="string">
            <text:p>57 659</text:p>
          </table:table-cell>
          <table:table-cell office:value-type="string">
            <text:p>59 968</text:p>
          </table:table-cell>
          <table:table-cell office:value-type="string">
            <text:p>60 188</text:p>
          </table:table-cell>
          <table:table-cell office:value-type="string">
            <text:p>56 768</text:p>
          </table:table-cell>
          <table:table-cell office:value-type="string">
            <text:p>61 514</text:p>
          </table:table-cell>
          <table:table-cell office:value-type="string">
            <text:p>62 08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Antony</text:p>
          </table:table-cell>
          <table:table-cell office:value-type="string">
            <text:p>Hauts-de-Seine</text:p>
          </table:table-cell>
          <table:table-cell office:value-type="string">
            <text:p>Île-de-France</text:p>
          </table:table-cell>
          <table:table-cell office:value-type="string">
            <text:p>56 638</text:p>
          </table:table-cell>
          <table:table-cell office:value-type="string">
            <text:p>57 540</text:p>
          </table:table-cell>
          <table:table-cell office:value-type="string">
            <text:p>54 610</text:p>
          </table:table-cell>
          <table:table-cell office:value-type="string">
            <text:p>57 771</text:p>
          </table:table-cell>
          <table:table-cell office:value-type="string">
            <text:p>59 855</text:p>
          </table:table-cell>
          <table:table-cell office:value-type="string">
            <text:p>60 552</text:p>
          </table:table-cell>
          <table:table-cell office:value-type="string">
            <text:p>61 393</text:p>
          </table:table-cell>
          <table:table-cell office:value-type="string">
            <text:p>61 79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Neuilly-sur-Seine</text:p>
          </table:table-cell>
          <table:table-cell office:value-type="string">
            <text:p>Hauts-de-Seine</text:p>
          </table:table-cell>
          <table:table-cell office:value-type="string">
            <text:p>Île-de-France</text:p>
          </table:table-cell>
          <table:table-cell office:value-type="string">
            <text:p>70 995</text:p>
          </table:table-cell>
          <table:table-cell office:value-type="string">
            <text:p>65 983</text:p>
          </table:table-cell>
          <table:table-cell office:value-type="string">
            <text:p>64 170</text:p>
          </table:table-cell>
          <table:table-cell office:value-type="string">
            <text:p>61 768</text:p>
          </table:table-cell>
          <table:table-cell office:value-type="string">
            <text:p>59 848</text:p>
          </table:table-cell>
          <table:table-cell office:value-type="string">
            <text:p>61 471</text:p>
          </table:table-cell>
          <table:table-cell office:value-type="string">
            <text:p>60 501</text:p>
          </table:table-cell>
          <table:table-cell office:value-type="string">
            <text:p>61 75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Troyes</text:p>
          </table:table-cell>
          <table:table-cell office:value-type="string">
            <text:p>Aube</text:p>
          </table:table-cell>
          <table:table-cell office:value-type="string">
            <text:p>Champagne-Ardenne</text:p>
          </table:table-cell>
          <table:table-cell office:value-type="string">
            <text:p>74 896</text:p>
          </table:table-cell>
          <table:table-cell office:value-type="string">
            <text:p>72 165</text:p>
          </table:table-cell>
          <table:table-cell office:value-type="string">
            <text:p>63 579</text:p>
          </table:table-cell>
          <table:table-cell office:value-type="string">
            <text:p>59 255</text:p>
          </table:table-cell>
          <table:table-cell office:value-type="string">
            <text:p>60 958</text:p>
          </table:table-cell>
          <table:table-cell office:value-type="string">
            <text:p>61 344</text:p>
          </table:table-cell>
          <table:table-cell office:value-type="string">
            <text:p>61 188</text:p>
          </table:table-cell>
          <table:table-cell office:value-type="string">
            <text:p>60 28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Vénissieux</text:p>
          </table:table-cell>
          <table:table-cell office:value-type="string">
            <text:p>Rhône</text:p>
          </table:table-cell>
          <table:table-cell office:value-type="string">
            <text:p>Rhône-Alpes</text:p>
          </table:table-cell>
          <table:table-cell office:value-type="string">
            <text:p>47 613</text:p>
          </table:table-cell>
          <table:table-cell office:value-type="string">
            <text:p>74 347</text:p>
          </table:table-cell>
          <table:table-cell office:value-type="string">
            <text:p>64 804</text:p>
          </table:table-cell>
          <table:table-cell office:value-type="string">
            <text:p>60 444</text:p>
          </table:table-cell>
          <table:table-cell office:value-type="string">
            <text:p>56 061</text:p>
          </table:table-cell>
          <table:table-cell office:value-type="string">
            <text:p>57 179</text:p>
          </table:table-cell>
          <table:table-cell office:value-type="string">
            <text:p>58 643</text:p>
          </table:table-cell>
          <table:table-cell office:value-type="string">
            <text:p>59 85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Clichy</text:p>
          </table:table-cell>
          <table:table-cell office:value-type="string">
            <text:p>Hauts-de-Seine</text:p>
          </table:table-cell>
          <table:table-cell office:value-type="string">
            <text:p>Île-de-France</text:p>
          </table:table-cell>
          <table:table-cell office:value-type="string">
            <text:p>52 477</text:p>
          </table:table-cell>
          <table:table-cell office:value-type="string">
            <text:p>47 764</text:p>
          </table:table-cell>
          <table:table-cell office:value-type="string">
            <text:p>46 895</text:p>
          </table:table-cell>
          <table:table-cell office:value-type="string">
            <text:p>48 030</text:p>
          </table:table-cell>
          <table:table-cell office:value-type="string">
            <text:p>50 179</text:p>
          </table:table-cell>
          <table:table-cell office:value-type="string">
            <text:p>57 162</text:p>
          </table:table-cell>
          <table:table-cell office:value-type="string">
            <text:p>58 200</text:p>
          </table:table-cell>
          <table:table-cell office:value-type="string">
            <text:p>58 91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arcelles</text:p>
          </table:table-cell>
          <table:table-cell office:value-type="string">
            <text:p>Val-d'Oise</text:p>
          </table:table-cell>
          <table:table-cell office:value-type="string">
            <text:p>Île-de-France</text:p>
          </table:table-cell>
          <table:table-cell office:value-type="string">
            <text:p>51 674</text:p>
          </table:table-cell>
          <table:table-cell office:value-type="string">
            <text:p>55 007</text:p>
          </table:table-cell>
          <table:table-cell office:value-type="string">
            <text:p>53 630</text:p>
          </table:table-cell>
          <table:table-cell office:value-type="string">
            <text:p>56 833</text:p>
          </table:table-cell>
          <table:table-cell office:value-type="string">
            <text:p>57 871</text:p>
          </table:table-cell>
          <table:table-cell office:value-type="string">
            <text:p>58 654</text:p>
          </table:table-cell>
          <table:table-cell office:value-type="string">
            <text:p>59 421</text:p>
          </table:table-cell>
          <table:table-cell office:value-type="string">
            <text:p>58 61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Les Abymes</text:p>
          </table:table-cell>
          <table:table-cell table:number-columns-repeated="2" office:value-type="string">
            <text:p>Guadeloupe</text:p>
          </table:table-cell>
          <table:table-cell office:value-type="string">
            <text:p>39 911</text:p>
          </table:table-cell>
          <table:table-cell office:value-type="string">
            <text:p>53 605</text:p>
          </table:table-cell>
          <table:table-cell office:value-type="string">
            <text:p>56 165</text:p>
          </table:table-cell>
          <table:table-cell office:value-type="string">
            <text:p>62 605</text:p>
          </table:table-cell>
          <table:table-cell office:value-type="string">
            <text:p>63 054</text:p>
          </table:table-cell>
          <table:table-cell office:value-type="string">
            <text:p>60 053</text:p>
          </table:table-cell>
          <table:table-cell office:value-type="string">
            <text:p>58 836</text:p>
          </table:table-cell>
          <table:table-cell office:value-type="string">
            <text:p>58 53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essac</text:p>
          </table:table-cell>
          <table:table-cell office:value-type="string">
            <text:p>Gironde</text:p>
          </table:table-cell>
          <table:table-cell office:value-type="string">
            <text:p>Aquitaine</text:p>
          </table:table-cell>
          <table:table-cell office:value-type="string">
            <text:p>36 986</text:p>
          </table:table-cell>
          <table:table-cell office:value-type="string">
            <text:p>51 360</text:p>
          </table:table-cell>
          <table:table-cell office:value-type="string">
            <text:p>50 267</text:p>
          </table:table-cell>
          <table:table-cell office:value-type="string">
            <text:p>51 055</text:p>
          </table:table-cell>
          <table:table-cell office:value-type="string">
            <text:p>56 143</text:p>
          </table:table-cell>
          <table:table-cell office:value-type="string">
            <text:p>57 187</text:p>
          </table:table-cell>
          <table:table-cell office:value-type="string">
            <text:p>57 593</text:p>
          </table:table-cell>
          <table:table-cell office:value-type="string">
            <text:p>58 02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Ivry-sur-Seine</text:p>
          </table:table-cell>
          <table:table-cell office:value-type="string">
            <text:p>Val-de-Marne</text:p>
          </table:table-cell>
          <table:table-cell office:value-type="string">
            <text:p>Île-de-France</text:p>
          </table:table-cell>
          <table:table-cell office:value-type="string">
            <text:p>60 455</text:p>
          </table:table-cell>
          <table:table-cell office:value-type="string">
            <text:p>62 856</text:p>
          </table:table-cell>
          <table:table-cell office:value-type="string">
            <text:p>55 699</text:p>
          </table:table-cell>
          <table:table-cell office:value-type="string">
            <text:p>53 619</text:p>
          </table:table-cell>
          <table:table-cell office:value-type="string">
            <text:p>50 972</text:p>
          </table:table-cell>
          <table:table-cell office:value-type="string">
            <text:p>55 608</text:p>
          </table:table-cell>
          <table:table-cell office:value-type="string">
            <text:p>57 254</text:p>
          </table:table-cell>
          <table:table-cell office:value-type="string">
            <text:p>57 73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Chambéry</text:p>
          </table:table-cell>
          <table:table-cell office:value-type="string">
            <text:p>Savoie</text:p>
          </table:table-cell>
          <table:table-cell office:value-type="string">
            <text:p>Rhône-Alpes</text:p>
          </table:table-cell>
          <table:table-cell office:value-type="string">
            <text:p>51 056</text:p>
          </table:table-cell>
          <table:table-cell office:value-type="string">
            <text:p>54 415</text:p>
          </table:table-cell>
          <table:table-cell office:value-type="string">
            <text:p>53 427</text:p>
          </table:table-cell>
          <table:table-cell office:value-type="string">
            <text:p>54 120</text:p>
          </table:table-cell>
          <table:table-cell office:value-type="string">
            <text:p>55 786</text:p>
          </table:table-cell>
          <table:table-cell office:value-type="string">
            <text:p>57 543</text:p>
          </table:table-cell>
          <table:table-cell office:value-type="string">
            <text:p>56 476</text:p>
          </table:table-cell>
          <table:table-cell office:value-type="string">
            <text:p>57 34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Niort</text:p>
          </table:table-cell>
          <table:table-cell office:value-type="string">
            <text:p>Deux-Sèvres</text:p>
          </table:table-cell>
          <table:table-cell office:value-type="string">
            <text:p>Poitou-Charentes</text:p>
          </table:table-cell>
          <table:table-cell office:value-type="string">
            <text:p>55 984</text:p>
          </table:table-cell>
          <table:table-cell office:value-type="string">
            <text:p>62 267</text:p>
          </table:table-cell>
          <table:table-cell office:value-type="string">
            <text:p>58 203</text:p>
          </table:table-cell>
          <table:table-cell office:value-type="string">
            <text:p>57 012</text:p>
          </table:table-cell>
          <table:table-cell office:value-type="string">
            <text:p>56 663</text:p>
          </table:table-cell>
          <table:table-cell office:value-type="string">
            <text:p>58 066</text:p>
          </table:table-cell>
          <table:table-cell office:value-type="string">
            <text:p>56 878</text:p>
          </table:table-cell>
          <table:table-cell office:value-type="string">
            <text:p>57 32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Lorient</text:p>
          </table:table-cell>
          <table:table-cell office:value-type="string">
            <text:p>Morbihan</text:p>
          </table:table-cell>
          <table:table-cell office:value-type="string">
            <text:p>Bretagne</text:p>
          </table:table-cell>
          <table:table-cell office:value-type="string">
            <text:p>66 444</text:p>
          </table:table-cell>
          <table:table-cell office:value-type="string">
            <text:p>69 769</text:p>
          </table:table-cell>
          <table:table-cell office:value-type="string">
            <text:p>62 554</text:p>
          </table:table-cell>
          <table:table-cell office:value-type="string">
            <text:p>59 271</text:p>
          </table:table-cell>
          <table:table-cell office:value-type="string">
            <text:p>59 189</text:p>
          </table:table-cell>
          <table:table-cell office:value-type="string">
            <text:p>58 547</text:p>
          </table:table-cell>
          <table:table-cell office:value-type="string">
            <text:p>57 812</text:p>
          </table:table-cell>
          <table:table-cell office:value-type="string">
            <text:p>57 20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ergy</text:p>
          </table:table-cell>
          <table:table-cell office:value-type="string">
            <text:p>Val-d'Oise</text:p>
          </table:table-cell>
          <table:table-cell office:value-type="string">
            <text:p>Île-de-France</text:p>
          </table:table-cell>
          <table:table-cell office:value-type="string">
            <text:p>2 895</text:p>
          </table:table-cell>
          <table:table-cell office:value-type="string">
            <text:p>8 896</text:p>
          </table:table-cell>
          <table:table-cell office:value-type="string">
            <text:p>19 357</text:p>
          </table:table-cell>
          <table:table-cell office:value-type="string">
            <text:p>48 226</text:p>
          </table:table-cell>
          <table:table-cell office:value-type="string">
            <text:p>54 781</text:p>
          </table:table-cell>
          <table:table-cell office:value-type="string">
            <text:p>56 873</text:p>
          </table:table-cell>
          <table:table-cell office:value-type="string">
            <text:p>57 247</text:p>
          </table:table-cell>
          <table:table-cell office:value-type="string">
            <text:p>56 98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Montauban</text:p>
          </table:table-cell>
          <table:table-cell office:value-type="string">
            <text:p>Tarn-et-Garonne</text:p>
          </table:table-cell>
          <table:table-cell office:value-type="string">
            <text:p>Midi-Pyrénées</text:p>
          </table:table-cell>
          <table:table-cell office:value-type="string">
            <text:p>45 872</text:p>
          </table:table-cell>
          <table:table-cell office:value-type="string">
            <text:p>48 028</text:p>
          </table:table-cell>
          <table:table-cell office:value-type="string">
            <text:p>50 682</text:p>
          </table:table-cell>
          <table:table-cell office:value-type="string">
            <text:p>51 224</text:p>
          </table:table-cell>
          <table:table-cell office:value-type="string">
            <text:p>51 855</text:p>
          </table:table-cell>
          <table:table-cell office:value-type="string">
            <text:p>53 941</text:p>
          </table:table-cell>
          <table:table-cell office:value-type="string">
            <text:p>56 126</text:p>
          </table:table-cell>
          <table:table-cell office:value-type="string">
            <text:p>56 27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aint-Quentin</text:p>
          </table:table-cell>
          <table:table-cell office:value-type="string">
            <text:p>Aisne</text:p>
          </table:table-cell>
          <table:table-cell office:value-type="string">
            <text:p>Picardie</text:p>
          </table:table-cell>
          <table:table-cell office:value-type="string">
            <text:p>64 196</text:p>
          </table:table-cell>
          <table:table-cell office:value-type="string">
            <text:p>67 243</text:p>
          </table:table-cell>
          <table:table-cell office:value-type="string">
            <text:p>63 567</text:p>
          </table:table-cell>
          <table:table-cell office:value-type="string">
            <text:p>60 644</text:p>
          </table:table-cell>
          <table:table-cell office:value-type="string">
            <text:p>59 066</text:p>
          </table:table-cell>
          <table:table-cell office:value-type="string">
            <text:p>56 792</text:p>
          </table:table-cell>
          <table:table-cell office:value-type="string">
            <text:p>55 971</text:p>
          </table:table-cell>
          <table:table-cell office:value-type="string">
            <text:p>55 97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ayenne</text:p>
          </table:table-cell>
          <table:table-cell office:value-type="string">
            <text:p>Guyane</text:p>
          </table:table-cell>
          <table:table-cell office:value-type="string">
            <text:p>Guyane française</text:p>
          </table:table-cell>
          <table:table-cell office:value-type="string">
            <text:p>24 518</text:p>
          </table:table-cell>
          <table:table-cell office:value-type="string">
            <text:p>30 461</text:p>
          </table:table-cell>
          <table:table-cell office:value-type="string">
            <text:p>38 091</text:p>
          </table:table-cell>
          <table:table-cell office:value-type="string">
            <text:p>41 067</text:p>
          </table:table-cell>
          <table:table-cell office:value-type="string">
            <text:p>50 594</text:p>
          </table:table-cell>
          <table:table-cell office:value-type="string">
            <text:p>58 004</text:p>
          </table:table-cell>
          <table:table-cell office:value-type="string">
            <text:p>57 047</text:p>
          </table:table-cell>
          <table:table-cell office:value-type="string">
            <text:p>55 75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Villejuif</text:p>
          </table:table-cell>
          <table:table-cell office:value-type="string">
            <text:p>Val-de-Marne</text:p>
          </table:table-cell>
          <table:table-cell office:value-type="string">
            <text:p>Île-de-France</text:p>
          </table:table-cell>
          <table:table-cell office:value-type="string">
            <text:p>51 120</text:p>
          </table:table-cell>
          <table:table-cell office:value-type="string">
            <text:p>55 606</text:p>
          </table:table-cell>
          <table:table-cell office:value-type="string">
            <text:p>52 448</text:p>
          </table:table-cell>
          <table:table-cell office:value-type="string">
            <text:p>48 405</text:p>
          </table:table-cell>
          <table:table-cell office:value-type="string">
            <text:p>47 384</text:p>
          </table:table-cell>
          <table:table-cell office:value-type="string">
            <text:p>50 571</text:p>
          </table:table-cell>
          <table:table-cell office:value-type="string">
            <text:p>55 250</text:p>
          </table:table-cell>
          <table:table-cell office:value-type="string">
            <text:p>55 49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Beauvais</text:p>
          </table:table-cell>
          <table:table-cell office:value-type="string">
            <text:p>Oise</text:p>
          </table:table-cell>
          <table:table-cell office:value-type="string">
            <text:p>Picardie</text:p>
          </table:table-cell>
          <table:table-cell office:value-type="string">
            <text:p>46 859</text:p>
          </table:table-cell>
          <table:table-cell office:value-type="string">
            <text:p>54 089</text:p>
          </table:table-cell>
          <table:table-cell office:value-type="string">
            <text:p>52 365</text:p>
          </table:table-cell>
          <table:table-cell office:value-type="string">
            <text:p>54 190</text:p>
          </table:table-cell>
          <table:table-cell office:value-type="string">
            <text:p>55 392</text:p>
          </table:table-cell>
          <table:table-cell office:value-type="string">
            <text:p>55 481</text:p>
          </table:table-cell>
          <table:table-cell office:value-type="string">
            <text:p>54 461</text:p>
          </table:table-cell>
          <table:table-cell office:value-type="string">
            <text:p>54 71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Hyères</text:p>
          </table:table-cell>
          <table:table-cell office:value-type="string">
            <text:p>Var</text:p>
          </table:table-cell>
          <table:table-cell office:value-type="string">
            <text:p>Provence-Alpes-Côte d’Azur</text:p>
          </table:table-cell>
          <table:table-cell office:value-type="string">
            <text:p>34 875</text:p>
          </table:table-cell>
          <table:table-cell office:value-type="string">
            <text:p>36 123</text:p>
          </table:table-cell>
          <table:table-cell office:value-type="string">
            <text:p>38 999</text:p>
          </table:table-cell>
          <table:table-cell office:value-type="string">
            <text:p>48 043</text:p>
          </table:table-cell>
          <table:table-cell office:value-type="string">
            <text:p>51 417</text:p>
          </table:table-cell>
          <table:table-cell office:value-type="string">
            <text:p>55 007</text:p>
          </table:table-cell>
          <table:table-cell office:value-type="string">
            <text:p>54 686</text:p>
          </table:table-cell>
          <table:table-cell office:value-type="string">
            <text:p>54 60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Épinay-sur-Seine</text:p>
          </table:table-cell>
          <table:table-cell office:value-type="string">
            <text:p>Seine-Saint-Denis</text:p>
          </table:table-cell>
          <table:table-cell office:value-type="string">
            <text:p>Île-de-France</text:p>
          </table:table-cell>
          <table:table-cell office:value-type="string">
            <text:p>41 774</text:p>
          </table:table-cell>
          <table:table-cell office:value-type="string">
            <text:p>46 578</text:p>
          </table:table-cell>
          <table:table-cell office:value-type="string">
            <text:p>50 314</text:p>
          </table:table-cell>
          <table:table-cell office:value-type="string">
            <text:p>48 762</text:p>
          </table:table-cell>
          <table:table-cell office:value-type="string">
            <text:p>46 409</text:p>
          </table:table-cell>
          <table:table-cell office:value-type="string">
            <text:p>51 598</text:p>
          </table:table-cell>
          <table:table-cell office:value-type="string">
            <text:p>53 577</text:p>
          </table:table-cell>
          <table:table-cell office:value-type="string">
            <text:p>54 51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Cholet</text:p>
          </table:table-cell>
          <table:table-cell office:value-type="string">
            <text:p>Maine-et-Loire</text:p>
          </table:table-cell>
          <table:table-cell office:value-type="string">
            <text:p>Pays de la Loire</text:p>
          </table:table-cell>
          <table:table-cell office:value-type="string">
            <text:p>42 620</text:p>
          </table:table-cell>
          <table:table-cell office:value-type="string">
            <text:p>52 976</text:p>
          </table:table-cell>
          <table:table-cell office:value-type="string">
            <text:p>55 524</text:p>
          </table:table-cell>
          <table:table-cell office:value-type="string">
            <text:p>55 132</text:p>
          </table:table-cell>
          <table:table-cell office:value-type="string">
            <text:p>54 204</text:p>
          </table:table-cell>
          <table:table-cell office:value-type="string">
            <text:p>54 632</text:p>
          </table:table-cell>
          <table:table-cell office:value-type="string">
            <text:p>54 121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Bondy</text:p>
          </table:table-cell>
          <table:table-cell office:value-type="string">
            <text:p>Seine-Saint-Denis</text:p>
          </table:table-cell>
          <table:table-cell office:value-type="string">
            <text:p>Île-de-France</text:p>
          </table:table-cell>
          <table:table-cell office:value-type="string">
            <text:p>51 652</text:p>
          </table:table-cell>
          <table:table-cell office:value-type="string">
            <text:p>48 333</text:p>
          </table:table-cell>
          <table:table-cell office:value-type="string">
            <text:p>44 301</text:p>
          </table:table-cell>
          <table:table-cell office:value-type="string">
            <text:p>46 676</text:p>
          </table:table-cell>
          <table:table-cell office:value-type="string">
            <text:p>46 826</text:p>
          </table:table-cell>
          <table:table-cell office:value-type="string">
            <text:p>53 311</text:p>
          </table:table-cell>
          <table:table-cell office:value-type="string">
            <text:p>53 448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Fontenay-sous-Bois</text:p>
          </table:table-cell>
          <table:table-cell office:value-type="string">
            <text:p>Val-de-Marne</text:p>
          </table:table-cell>
          <table:table-cell office:value-type="string">
            <text:p>Île-de-France</text:p>
          </table:table-cell>
          <table:table-cell office:value-type="string">
            <text:p>38 962</text:p>
          </table:table-cell>
          <table:table-cell office:value-type="string">
            <text:p>46 475</text:p>
          </table:table-cell>
          <table:table-cell office:value-type="string">
            <text:p>52 627</text:p>
          </table:table-cell>
          <table:table-cell office:value-type="string">
            <text:p>51 868</text:p>
          </table:table-cell>
          <table:table-cell office:value-type="string">
            <text:p>50 921</text:p>
          </table:table-cell>
          <table:table-cell office:value-type="string">
            <text:p>51 727</text:p>
          </table:table-cell>
          <table:table-cell office:value-type="string">
            <text:p>53 258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Arles</text:p>
          </table:table-cell>
          <table:table-cell office:value-type="string">
            <text:p>Bouches-du-Rhône</text:p>
          </table:table-cell>
          <table:table-cell office:value-type="string">
            <text:p>Provence-Alpes-Côte d’Azur</text:p>
          </table:table-cell>
          <table:table-cell office:value-type="string">
            <text:p>45 774</text:p>
          </table:table-cell>
          <table:table-cell office:value-type="string">
            <text:p>50 059</text:p>
          </table:table-cell>
          <table:table-cell office:value-type="string">
            <text:p>50 500</text:p>
          </table:table-cell>
          <table:table-cell office:value-type="string">
            <text:p>52 058</text:p>
          </table:table-cell>
          <table:table-cell office:value-type="string">
            <text:p>50 513</text:p>
          </table:table-cell>
          <table:table-cell office:value-type="string">
            <text:p>51 970</text:p>
          </table:table-cell>
          <table:table-cell office:value-type="string">
            <text:p>52 979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aint-André</text:p>
          </table:table-cell>
          <table:table-cell table:number-columns-repeated="2" office:value-type="string">
            <text:p>La Réunion</text:p>
          </table:table-cell>
          <table:table-cell office:value-type="string">
            <text:p>22 094</text:p>
          </table:table-cell>
          <table:table-cell office:value-type="string">
            <text:p>25 231</text:p>
          </table:table-cell>
          <table:table-cell office:value-type="string">
            <text:p>30 075</text:p>
          </table:table-cell>
          <table:table-cell office:value-type="string">
            <text:p>35 049</text:p>
          </table:table-cell>
          <table:table-cell office:value-type="string">
            <text:p>43 174</text:p>
          </table:table-cell>
          <table:table-cell office:value-type="string">
            <text:p>51 817</text:p>
          </table:table-cell>
          <table:table-cell office:value-type="string">
            <text:p>52 939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Vannes</text:p>
          </table:table-cell>
          <table:table-cell office:value-type="string">
            <text:p>Morbihan</text:p>
          </table:table-cell>
          <table:table-cell office:value-type="string">
            <text:p>Bretagne</text:p>
          </table:table-cell>
          <table:table-cell office:value-type="string">
            <text:p>36 576</text:p>
          </table:table-cell>
          <table:table-cell office:value-type="string">
            <text:p>40 359</text:p>
          </table:table-cell>
          <table:table-cell office:value-type="string">
            <text:p>42 178</text:p>
          </table:table-cell>
          <table:table-cell office:value-type="string">
            <text:p>45 644</text:p>
          </table:table-cell>
          <table:table-cell office:value-type="string">
            <text:p>51 759</text:p>
          </table:table-cell>
          <table:table-cell office:value-type="string">
            <text:p>53 079</text:p>
          </table:table-cell>
          <table:table-cell office:value-type="string">
            <text:p>52 683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Chelles</text:p>
          </table:table-cell>
          <table:table-cell office:value-type="string">
            <text:p>Seine-et-Marne</text:p>
          </table:table-cell>
          <table:table-cell office:value-type="string">
            <text:p>Île-de-France</text:p>
          </table:table-cell>
          <table:table-cell office:value-type="string">
            <text:p>33 281</text:p>
          </table:table-cell>
          <table:table-cell office:value-type="string">
            <text:p>36 516</text:p>
          </table:table-cell>
          <table:table-cell office:value-type="string">
            <text:p>41 838</text:p>
          </table:table-cell>
          <table:table-cell office:value-type="string">
            <text:p>45 365</text:p>
          </table:table-cell>
          <table:table-cell office:value-type="string">
            <text:p>45 399</text:p>
          </table:table-cell>
          <table:table-cell office:value-type="string">
            <text:p>48 616</text:p>
          </table:table-cell>
          <table:table-cell office:value-type="string">
            <text:p>52 636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Maisons-Alfort</text:p>
          </table:table-cell>
          <table:table-cell office:value-type="string">
            <text:p>Val-de-Marne</text:p>
          </table:table-cell>
          <table:table-cell office:value-type="string">
            <text:p>Île-de-France</text:p>
          </table:table-cell>
          <table:table-cell office:value-type="string">
            <text:p>53 149</text:p>
          </table:table-cell>
          <table:table-cell office:value-type="string">
            <text:p>54 156</text:p>
          </table:table-cell>
          <table:table-cell office:value-type="string">
            <text:p>51 065</text:p>
          </table:table-cell>
          <table:table-cell office:value-type="string">
            <text:p>53 375</text:p>
          </table:table-cell>
          <table:table-cell office:value-type="string">
            <text:p>51 103</text:p>
          </table:table-cell>
          <table:table-cell office:value-type="string">
            <text:p>53 233</text:p>
          </table:table-cell>
          <table:table-cell office:value-type="string">
            <text:p>52 619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lamart</text:p>
          </table:table-cell>
          <table:table-cell office:value-type="string">
            <text:p>Hauts-de-Seine</text:p>
          </table:table-cell>
          <table:table-cell office:value-type="string">
            <text:p>Île-de-France</text:p>
          </table:table-cell>
          <table:table-cell office:value-type="string">
            <text:p>54 906</text:p>
          </table:table-cell>
          <table:table-cell office:value-type="string">
            <text:p>52 952</text:p>
          </table:table-cell>
          <table:table-cell office:value-type="string">
            <text:p>48 353</text:p>
          </table:table-cell>
          <table:table-cell office:value-type="string">
            <text:p>47 227</text:p>
          </table:table-cell>
          <table:table-cell office:value-type="string">
            <text:p>48 572</text:p>
          </table:table-cell>
          <table:table-cell office:value-type="string">
            <text:p>50 655</text:p>
          </table:table-cell>
          <table:table-cell office:value-type="string">
            <text:p>52 569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Évry</text:p>
          </table:table-cell>
          <table:table-cell office:value-type="string">
            <text:p>Essonne</text:p>
          </table:table-cell>
          <table:table-cell office:value-type="string">
            <text:p>Île-de-France</text:p>
          </table:table-cell>
          <table:table-cell office:value-type="string">
            <text:p>7 113</text:p>
          </table:table-cell>
          <table:table-cell office:value-type="string">
            <text:p>15 354</text:p>
          </table:table-cell>
          <table:table-cell office:value-type="string">
            <text:p>29 471</text:p>
          </table:table-cell>
          <table:table-cell office:value-type="string">
            <text:p>45 531</text:p>
          </table:table-cell>
          <table:table-cell office:value-type="string">
            <text:p>49 437</text:p>
          </table:table-cell>
          <table:table-cell office:value-type="string">
            <text:p>52 651</text:p>
          </table:table-cell>
          <table:table-cell office:value-type="string">
            <text:p>52 403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La Roche-sur-Yon</text:p>
          </table:table-cell>
          <table:table-cell office:value-type="string">
            <text:p>Vendée</text:p>
          </table:table-cell>
          <table:table-cell office:value-type="string">
            <text:p>Pays de la Loire</text:p>
          </table:table-cell>
          <table:table-cell office:value-type="string">
            <text:p>36 067</text:p>
          </table:table-cell>
          <table:table-cell office:value-type="string">
            <text:p>44 713</text:p>
          </table:table-cell>
          <table:table-cell office:value-type="string">
            <text:p>45 098</text:p>
          </table:table-cell>
          <table:table-cell office:value-type="string">
            <text:p>45 219</text:p>
          </table:table-cell>
          <table:table-cell office:value-type="string">
            <text:p>49 262</text:p>
          </table:table-cell>
          <table:table-cell office:value-type="string">
            <text:p>50 717</text:p>
          </table:table-cell>
          <table:table-cell office:value-type="string">
            <text:p>52 234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réjus</text:p>
          </table:table-cell>
          <table:table-cell office:value-type="string">
            <text:p>Var</text:p>
          </table:table-cell>
          <table:table-cell office:value-type="string">
            <text:p>Provence-Alpes-Côte d’Azur</text:p>
          </table:table-cell>
          <table:table-cell office:value-type="string">
            <text:p>23 629</text:p>
          </table:table-cell>
          <table:table-cell office:value-type="string">
            <text:p>28 851</text:p>
          </table:table-cell>
          <table:table-cell office:value-type="string">
            <text:p>31 662</text:p>
          </table:table-cell>
          <table:table-cell office:value-type="string">
            <text:p>41 486</text:p>
          </table:table-cell>
          <table:table-cell office:value-type="string">
            <text:p>46 801</text:p>
          </table:table-cell>
          <table:table-cell office:value-type="string">
            <text:p>51 537</text:p>
          </table:table-cell>
          <table:table-cell office:value-type="string">
            <text:p>52 203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Pantin</text:p>
          </table:table-cell>
          <table:table-cell office:value-type="string">
            <text:p>Seine-Saint-Denis</text:p>
          </table:table-cell>
          <table:table-cell office:value-type="string">
            <text:p>Île-de-France</text:p>
          </table:table-cell>
          <table:table-cell office:value-type="string">
            <text:p>47 607</text:p>
          </table:table-cell>
          <table:table-cell office:value-type="string">
            <text:p>42 739</text:p>
          </table:table-cell>
          <table:table-cell office:value-type="string">
            <text:p>43 553</text:p>
          </table:table-cell>
          <table:table-cell office:value-type="string">
            <text:p>47 303</text:p>
          </table:table-cell>
          <table:table-cell office:value-type="string">
            <text:p>49 919</text:p>
          </table:table-cell>
          <table:table-cell office:value-type="string">
            <text:p>53 577</text:p>
          </table:table-cell>
          <table:table-cell office:value-type="string">
            <text:p>52 161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Grasse</text:p>
          </table:table-cell>
          <table:table-cell office:value-type="string">
            <text:p>Alpes-Maritimes</text:p>
          </table:table-cell>
          <table:table-cell office:value-type="string">
            <text:p>Provence-Alpes-Côte d’Azur</text:p>
          </table:table-cell>
          <table:table-cell office:value-type="string">
            <text:p>30 907</text:p>
          </table:table-cell>
          <table:table-cell office:value-type="string">
            <text:p>34 579</text:p>
          </table:table-cell>
          <table:table-cell office:value-type="string">
            <text:p>37 673</text:p>
          </table:table-cell>
          <table:table-cell office:value-type="string">
            <text:p>41 388</text:p>
          </table:table-cell>
          <table:table-cell office:value-type="string">
            <text:p>43 874</text:p>
          </table:table-cell>
          <table:table-cell office:value-type="string">
            <text:p>48 801</text:p>
          </table:table-cell>
          <table:table-cell office:value-type="string">
            <text:p>52 019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Saint-Louis</text:p>
          </table:table-cell>
          <table:table-cell table:number-columns-repeated="2" office:value-type="string">
            <text:p>La Réunion</text:p>
          </table:table-cell>
          <table:table-cell office:value-type="string">
            <text:p>26 663</text:p>
          </table:table-cell>
          <table:table-cell office:value-type="string">
            <text:p>30 291</text:p>
          </table:table-cell>
          <table:table-cell office:value-type="string">
            <text:p>31 785</text:p>
          </table:table-cell>
          <table:table-cell office:value-type="string">
            <text:p>37 420</text:p>
          </table:table-cell>
          <table:table-cell office:value-type="string">
            <text:p>43 519</text:p>
          </table:table-cell>
          <table:table-cell office:value-type="string">
            <text:p>49 455</text:p>
          </table:table-cell>
          <table:table-cell office:value-type="string">
            <text:p>51 460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Sartrouville</text:p>
          </table:table-cell>
          <table:table-cell office:value-type="string">
            <text:p>Yvelines</text:p>
          </table:table-cell>
          <table:table-cell office:value-type="string">
            <text:p>Île-de-France</text:p>
          </table:table-cell>
          <table:table-cell office:value-type="string">
            <text:p>40 277</text:p>
          </table:table-cell>
          <table:table-cell office:value-type="string">
            <text:p>42 253</text:p>
          </table:table-cell>
          <table:table-cell office:value-type="string">
            <text:p>46 197</text:p>
          </table:table-cell>
          <table:table-cell office:value-type="string">
            <text:p>50 329</text:p>
          </table:table-cell>
          <table:table-cell office:value-type="string">
            <text:p>50 219</text:p>
          </table:table-cell>
          <table:table-cell office:value-type="string">
            <text:p>51 600</text:p>
          </table:table-cell>
          <table:table-cell office:value-type="string">
            <text:p>51 459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Narbonne</text:p>
          </table:table-cell>
          <table:table-cell office:value-type="string">
            <text:p>Aude</text:p>
          </table:table-cell>
          <table:table-cell office:value-type="string">
            <text:p>Languedoc-Roussillon</text:p>
          </table:table-cell>
          <table:table-cell office:value-type="string">
            <text:p>38 441</text:p>
          </table:table-cell>
          <table:table-cell office:value-type="string">
            <text:p>39 342</text:p>
          </table:table-cell>
          <table:table-cell office:value-type="string">
            <text:p>41 565</text:p>
          </table:table-cell>
          <table:table-cell office:value-type="string">
            <text:p>45 849</text:p>
          </table:table-cell>
          <table:table-cell office:value-type="string">
            <text:p>46 510</text:p>
          </table:table-cell>
          <table:table-cell office:value-type="string">
            <text:p>50 776</text:p>
          </table:table-cell>
          <table:table-cell office:value-type="string">
            <text:p>51 227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Évreux</text:p>
          </table:table-cell>
          <table:table-cell office:value-type="string">
            <text:p>Eure</text:p>
          </table:table-cell>
          <table:table-cell office:value-type="string">
            <text:p>Haute-Normandie</text:p>
          </table:table-cell>
          <table:table-cell office:value-type="string">
            <text:p>42 550</text:p>
          </table:table-cell>
          <table:table-cell office:value-type="string">
            <text:p>47 412</text:p>
          </table:table-cell>
          <table:table-cell office:value-type="string">
            <text:p>46 045</text:p>
          </table:table-cell>
          <table:table-cell office:value-type="string">
            <text:p>49 103</text:p>
          </table:table-cell>
          <table:table-cell office:value-type="string">
            <text:p>51 198</text:p>
          </table:table-cell>
          <table:table-cell office:value-type="string">
            <text:p>51 239</text:p>
          </table:table-cell>
          <table:table-cell office:value-type="string">
            <text:p>51 193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Laval</text:p>
          </table:table-cell>
          <table:table-cell office:value-type="string">
            <text:p>Mayenne</text:p>
          </table:table-cell>
          <table:table-cell office:value-type="string">
            <text:p>Pays de la Loire</text:p>
          </table:table-cell>
          <table:table-cell office:value-type="string">
            <text:p>45 674</text:p>
          </table:table-cell>
          <table:table-cell office:value-type="string">
            <text:p>51 544</text:p>
          </table:table-cell>
          <table:table-cell office:value-type="string">
            <text:p>50 360</text:p>
          </table:table-cell>
          <table:table-cell office:value-type="string">
            <text:p>50 473</text:p>
          </table:table-cell>
          <table:table-cell office:value-type="string">
            <text:p>50 947</text:p>
          </table:table-cell>
          <table:table-cell office:value-type="string">
            <text:p>51 233</text:p>
          </table:table-cell>
          <table:table-cell office:value-type="string">
            <text:p>51 18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Le Blanc-Mesnil</text:p>
          </table:table-cell>
          <table:table-cell office:value-type="string">
            <text:p>Seine-Saint-Denis</text:p>
          </table:table-cell>
          <table:table-cell office:value-type="string">
            <text:p>Île-de-France</text:p>
          </table:table-cell>
          <table:table-cell office:value-type="string">
            <text:p>48 487</text:p>
          </table:table-cell>
          <table:table-cell office:value-type="string">
            <text:p>49 107</text:p>
          </table:table-cell>
          <table:table-cell office:value-type="string">
            <text:p>47 037</text:p>
          </table:table-cell>
          <table:table-cell office:value-type="string">
            <text:p>46 956</text:p>
          </table:table-cell>
          <table:table-cell office:value-type="string">
            <text:p>46 936</text:p>
          </table:table-cell>
          <table:table-cell office:value-type="string">
            <text:p>51 109</text:p>
          </table:table-cell>
          <table:table-cell office:value-type="string">
            <text:p>51 106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Annecy</text:p>
          </table:table-cell>
          <table:table-cell office:value-type="string">
            <text:p>Haute-Savoie</text:p>
          </table:table-cell>
          <table:table-cell office:value-type="string">
            <text:p>Rhône-Alpes</text:p>
          </table:table-cell>
          <table:table-cell office:value-type="string">
            <text:p>54 484</text:p>
          </table:table-cell>
          <table:table-cell office:value-type="string">
            <text:p>53 262</text:p>
          </table:table-cell>
          <table:table-cell office:value-type="string">
            <text:p>49 965</text:p>
          </table:table-cell>
          <table:table-cell office:value-type="string">
            <text:p>49 644</text:p>
          </table:table-cell>
          <table:table-cell office:value-type="string">
            <text:p>50 348</text:p>
          </table:table-cell>
          <table:table-cell office:value-type="string">
            <text:p>51 023</text:p>
          </table:table-cell>
          <table:table-cell office:value-type="string">
            <text:p>50 254</text:p>
          </table:table-cell>
          <table:table-cell office:value-type="string">
            <text:p>50 37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Belfort</text:p>
          </table:table-cell>
          <table:table-cell office:value-type="string">
            <text:p>Territoire de Belfort</text:p>
          </table:table-cell>
          <table:table-cell office:value-type="string">
            <text:p>Franche-Comté</text:p>
          </table:table-cell>
          <table:table-cell office:value-type="string">
            <text:p>53 214</text:p>
          </table:table-cell>
          <table:table-cell office:value-type="string">
            <text:p>54 615</text:p>
          </table:table-cell>
          <table:table-cell office:value-type="string">
            <text:p>51 206</text:p>
          </table:table-cell>
          <table:table-cell office:value-type="string">
            <text:p>50 125</text:p>
          </table:table-cell>
          <table:table-cell office:value-type="string">
            <text:p>50 417</text:p>
          </table:table-cell>
          <table:table-cell office:value-type="string">
            <text:p>50 863</text:p>
          </table:table-cell>
          <table:table-cell office:value-type="string">
            <text:p>50 199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Sevran</text:p>
          </table:table-cell>
          <table:table-cell office:value-type="string">
            <text:p>Seine-Saint-Denis</text:p>
          </table:table-cell>
          <table:table-cell office:value-type="string">
            <text:p>Île-de-France</text:p>
          </table:table-cell>
          <table:table-cell office:value-type="string">
            <text:p>20 253</text:p>
          </table:table-cell>
          <table:table-cell office:value-type="string">
            <text:p>34 221</text:p>
          </table:table-cell>
          <table:table-cell office:value-type="string">
            <text:p>41 809</text:p>
          </table:table-cell>
          <table:table-cell office:value-type="string">
            <text:p>48 478</text:p>
          </table:table-cell>
          <table:table-cell office:value-type="string">
            <text:p>47 063</text:p>
          </table:table-cell>
          <table:table-cell office:value-type="string">
            <text:p>51 106</text:p>
          </table:table-cell>
          <table:table-cell office:value-type="string">
            <text:p>50 021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Charleville-Mézières</text:p>
          </table:table-cell>
          <table:table-cell office:value-type="string">
            <text:p>Ardennes</text:p>
          </table:table-cell>
          <table:table-cell office:value-type="string">
            <text:p>Champagne-Ardenne</text:p>
          </table:table-cell>
          <table:table-cell office:value-type="string">
            <text:p>55 545</text:p>
          </table:table-cell>
          <table:table-cell office:value-type="string">
            <text:p>60 176</text:p>
          </table:table-cell>
          <table:table-cell office:value-type="string">
            <text:p>58 667</text:p>
          </table:table-cell>
          <table:table-cell office:value-type="string">
            <text:p>57 008</text:p>
          </table:table-cell>
          <table:table-cell office:value-type="string">
            <text:p>55 490</text:p>
          </table:table-cell>
          <table:table-cell office:value-type="string">
            <text:p>51 997</text:p>
          </table:table-cell>
          <table:table-cell office:value-type="string">
            <text:p>49 975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Meaux</text:p>
          </table:table-cell>
          <table:table-cell office:value-type="string">
            <text:p>Seine-et-Marne</text:p>
          </table:table-cell>
          <table:table-cell office:value-type="string">
            <text:p>Île-de-France</text:p>
          </table:table-cell>
          <table:table-cell office:value-type="string">
            <text:p>30 214</text:p>
          </table:table-cell>
          <table:table-cell office:value-type="string">
            <text:p>42 243</text:p>
          </table:table-cell>
          <table:table-cell office:value-type="string">
            <text:p>45 005</text:p>
          </table:table-cell>
          <table:table-cell office:value-type="string">
            <text:p>48 305</text:p>
          </table:table-cell>
          <table:table-cell office:value-type="string">
            <text:p>49 421</text:p>
          </table:table-cell>
          <table:table-cell office:value-type="string">
            <text:p>48 842</text:p>
          </table:table-cell>
          <table:table-cell office:value-type="string">
            <text:p>49 61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Brive-la-Gaillarde</text:p>
          </table:table-cell>
          <table:table-cell office:value-type="string">
            <text:p>Corrèze</text:p>
          </table:table-cell>
          <table:table-cell office:value-type="string">
            <text:p>Limousin</text:p>
          </table:table-cell>
          <table:table-cell office:value-type="string">
            <text:p>46 530</text:p>
          </table:table-cell>
          <table:table-cell office:value-type="string">
            <text:p>51 828</text:p>
          </table:table-cell>
          <table:table-cell office:value-type="string">
            <text:p>51 511</text:p>
          </table:table-cell>
          <table:table-cell office:value-type="string">
            <text:p>49 765</text:p>
          </table:table-cell>
          <table:table-cell office:value-type="string">
            <text:p>49 127</text:p>
          </table:table-cell>
          <table:table-cell office:value-type="string">
            <text:p>50 009</text:p>
          </table:table-cell>
          <table:table-cell office:value-type="string">
            <text:p>49 231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Albi</text:p>
          </table:table-cell>
          <table:table-cell office:value-type="string">
            <text:p>Tarn</text:p>
          </table:table-cell>
          <table:table-cell office:value-type="string">
            <text:p>Midi-Pyrénées</text:p>
          </table:table-cell>
          <table:table-cell office:value-type="string">
            <text:p>42 930</text:p>
          </table:table-cell>
          <table:table-cell office:value-type="string">
            <text:p>46 162</text:p>
          </table:table-cell>
          <table:table-cell office:value-type="string">
            <text:p>45 947</text:p>
          </table:table-cell>
          <table:table-cell office:value-type="string">
            <text:p>46 790</text:p>
          </table:table-cell>
          <table:table-cell office:value-type="string">
            <text:p>46 274</text:p>
          </table:table-cell>
          <table:table-cell office:value-type="string">
            <text:p>48 712</text:p>
          </table:table-cell>
          <table:table-cell office:value-type="string">
            <text:p>48 858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Vincennes</text:p>
          </table:table-cell>
          <table:table-cell office:value-type="string">
            <text:p>Val-de-Marne</text:p>
          </table:table-cell>
          <table:table-cell office:value-type="string">
            <text:p>Île-de-France</text:p>
          </table:table-cell>
          <table:table-cell office:value-type="string">
            <text:p>49 143</text:p>
          </table:table-cell>
          <table:table-cell office:value-type="string">
            <text:p>44 261</text:p>
          </table:table-cell>
          <table:table-cell office:value-type="string">
            <text:p>42 870</text:p>
          </table:table-cell>
          <table:table-cell office:value-type="string">
            <text:p>42 267</text:p>
          </table:table-cell>
          <table:table-cell office:value-type="string">
            <text:p>43 595</text:p>
          </table:table-cell>
          <table:table-cell office:value-type="string">
            <text:p>47 488</text:p>
          </table:table-cell>
          <table:table-cell office:value-type="string">
            <text:p>48 689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Bobigny</text:p>
          </table:table-cell>
          <table:table-cell office:value-type="string">
            <text:p>Seine-Saint-Denis</text:p>
          </table:table-cell>
          <table:table-cell office:value-type="string">
            <text:p>Île-de-France</text:p>
          </table:table-cell>
          <table:table-cell office:value-type="string">
            <text:p>39 453</text:p>
          </table:table-cell>
          <table:table-cell office:value-type="string">
            <text:p>43 125</text:p>
          </table:table-cell>
          <table:table-cell office:value-type="string">
            <text:p>42 723</text:p>
          </table:table-cell>
          <table:table-cell office:value-type="string">
            <text:p>44 659</text:p>
          </table:table-cell>
          <table:table-cell office:value-type="string">
            <text:p>44 079</text:p>
          </table:table-cell>
          <table:table-cell office:value-type="string">
            <text:p>47 806</text:p>
          </table:table-cell>
          <table:table-cell office:value-type="string">
            <text:p>48 503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Montrouge</text:p>
          </table:table-cell>
          <table:table-cell office:value-type="string">
            <text:p>Hauts-de-Seine</text:p>
          </table:table-cell>
          <table:table-cell office:value-type="string">
            <text:p>Île-de-France</text:p>
          </table:table-cell>
          <table:table-cell office:value-type="string">
            <text:p>44 922</text:p>
          </table:table-cell>
          <table:table-cell office:value-type="string">
            <text:p>40 304</text:p>
          </table:table-cell>
          <table:table-cell office:value-type="string">
            <text:p>38 517</text:p>
          </table:table-cell>
          <table:table-cell office:value-type="string">
            <text:p>38 106</text:p>
          </table:table-cell>
          <table:table-cell office:value-type="string">
            <text:p>37 733</text:p>
          </table:table-cell>
          <table:table-cell office:value-type="string">
            <text:p>45 178</text:p>
          </table:table-cell>
          <table:table-cell office:value-type="string">
            <text:p>48 41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Cagnes-sur-Mer</text:p>
          </table:table-cell>
          <table:table-cell office:value-type="string">
            <text:p>Alpes-Maritimes</text:p>
          </table:table-cell>
          <table:table-cell office:value-type="string">
            <text:p>Provence-Alpes-Côte d’Azur</text:p>
          </table:table-cell>
          <table:table-cell office:value-type="string">
            <text:p>22 110</text:p>
          </table:table-cell>
          <table:table-cell office:value-type="string">
            <text:p>29 538</text:p>
          </table:table-cell>
          <table:table-cell office:value-type="string">
            <text:p>35 214</text:p>
          </table:table-cell>
          <table:table-cell office:value-type="string">
            <text:p>40 902</text:p>
          </table:table-cell>
          <table:table-cell office:value-type="string">
            <text:p>43 942</text:p>
          </table:table-cell>
          <table:table-cell office:value-type="string">
            <text:p>48 313</text:p>
          </table:table-cell>
          <table:table-cell office:value-type="string">
            <text:p>48 024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Carcassonne</text:p>
          </table:table-cell>
          <table:table-cell office:value-type="string">
            <text:p>Aude</text:p>
          </table:table-cell>
          <table:table-cell office:value-type="string">
            <text:p>Languedoc-Roussillon</text:p>
          </table:table-cell>
          <table:table-cell office:value-type="string">
            <text:p>43 616</text:p>
          </table:table-cell>
          <table:table-cell office:value-type="string">
            <text:p>42 154</text:p>
          </table:table-cell>
          <table:table-cell office:value-type="string">
            <text:p>41 153</text:p>
          </table:table-cell>
          <table:table-cell office:value-type="string">
            <text:p>43 470</text:p>
          </table:table-cell>
          <table:table-cell office:value-type="string">
            <text:p>43 950</text:p>
          </table:table-cell>
          <table:table-cell office:value-type="string">
            <text:p>46 639</text:p>
          </table:table-cell>
          <table:table-cell office:value-type="string">
            <text:p>47 854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Saint-Malo</text:p>
          </table:table-cell>
          <table:table-cell office:value-type="string">
            <text:p>Ille-et-Vilaine</text:p>
          </table:table-cell>
          <table:table-cell office:value-type="string">
            <text:p>Bretagne</text:p>
          </table:table-cell>
          <table:table-cell office:value-type="string">
            <text:p>42 297</text:p>
          </table:table-cell>
          <table:table-cell office:value-type="string">
            <text:p>45 030</text:p>
          </table:table-cell>
          <table:table-cell office:value-type="string">
            <text:p>46 347</text:p>
          </table:table-cell>
          <table:table-cell office:value-type="string">
            <text:p>48 057</text:p>
          </table:table-cell>
          <table:table-cell office:value-type="string">
            <text:p>50 675</text:p>
          </table:table-cell>
          <table:table-cell office:value-type="string">
            <text:p>49 661</text:p>
          </table:table-cell>
          <table:table-cell office:value-type="string">
            <text:p>47 045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Martigues</text:p>
          </table:table-cell>
          <table:table-cell office:value-type="string">
            <text:p>Bouches-du-Rhône</text:p>
          </table:table-cell>
          <table:table-cell office:value-type="string">
            <text:p>Provence-Alpes-Côte d’Azur</text:p>
          </table:table-cell>
          <table:table-cell office:value-type="string">
            <text:p>27 945</text:p>
          </table:table-cell>
          <table:table-cell office:value-type="string">
            <text:p>38 373</text:p>
          </table:table-cell>
          <table:table-cell office:value-type="string">
            <text:p>42 037</text:p>
          </table:table-cell>
          <table:table-cell office:value-type="string">
            <text:p>42 678</text:p>
          </table:table-cell>
          <table:table-cell office:value-type="string">
            <text:p>43 493</text:p>
          </table:table-cell>
          <table:table-cell office:value-type="string">
            <text:p>46 318</text:p>
          </table:table-cell>
          <table:table-cell office:value-type="string">
            <text:p>46 625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Aubagne</text:p>
          </table:table-cell>
          <table:table-cell office:value-type="string">
            <text:p>Bouches-du-Rhône</text:p>
          </table:table-cell>
          <table:table-cell office:value-type="string">
            <text:p>Provence-Alpes-Côte d’Azur</text:p>
          </table:table-cell>
          <table:table-cell office:value-type="string">
            <text:p>27 938</text:p>
          </table:table-cell>
          <table:table-cell office:value-type="string">
            <text:p>33 595</text:p>
          </table:table-cell>
          <table:table-cell office:value-type="string">
            <text:p>38 561</text:p>
          </table:table-cell>
          <table:table-cell office:value-type="string">
            <text:p>41 100</text:p>
          </table:table-cell>
          <table:table-cell office:value-type="string">
            <text:p>42 638</text:p>
          </table:table-cell>
          <table:table-cell office:value-type="string">
            <text:p>44 682</text:p>
          </table:table-cell>
          <table:table-cell office:value-type="string">
            <text:p>46 588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Saint-Ouen</text:p>
          </table:table-cell>
          <table:table-cell office:value-type="string">
            <text:p>Seine-Saint-Denis</text:p>
          </table:table-cell>
          <table:table-cell office:value-type="string">
            <text:p>Île-de-France</text:p>
          </table:table-cell>
          <table:table-cell office:value-type="string">
            <text:p>48 886</text:p>
          </table:table-cell>
          <table:table-cell office:value-type="string">
            <text:p>43 588</text:p>
          </table:table-cell>
          <table:table-cell office:value-type="string">
            <text:p>43 606</text:p>
          </table:table-cell>
          <table:table-cell office:value-type="string">
            <text:p>42 343</text:p>
          </table:table-cell>
          <table:table-cell office:value-type="string">
            <text:p>39 722</text:p>
          </table:table-cell>
          <table:table-cell office:value-type="string">
            <text:p>42 950</text:p>
          </table:table-cell>
          <table:table-cell office:value-type="string">
            <text:p>46 510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Châteauroux</text:p>
          </table:table-cell>
          <table:table-cell office:value-type="string">
            <text:p>Indre</text:p>
          </table:table-cell>
          <table:table-cell office:value-type="string">
            <text:p>Centre</text:p>
          </table:table-cell>
          <table:table-cell office:value-type="string">
            <text:p>49 138</text:p>
          </table:table-cell>
          <table:table-cell office:value-type="string">
            <text:p>53 429</text:p>
          </table:table-cell>
          <table:table-cell office:value-type="string">
            <text:p>51 942</text:p>
          </table:table-cell>
          <table:table-cell office:value-type="string">
            <text:p>50 969</text:p>
          </table:table-cell>
          <table:table-cell office:value-type="string">
            <text:p>49 632</text:p>
          </table:table-cell>
          <table:table-cell office:value-type="string">
            <text:p>47 559</text:p>
          </table:table-cell>
          <table:table-cell office:value-type="string">
            <text:p>46 386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Châlons-en-Champagne</text:p>
          </table:table-cell>
          <table:table-cell office:value-type="string">
            <text:p>Marne</text:p>
          </table:table-cell>
          <table:table-cell office:value-type="string">
            <text:p>Champagne-Ardenne</text:p>
          </table:table-cell>
          <table:table-cell office:value-type="string">
            <text:p>50 764</text:p>
          </table:table-cell>
          <table:table-cell office:value-type="string">
            <text:p>52 275</text:p>
          </table:table-cell>
          <table:table-cell office:value-type="string">
            <text:p>51 137</text:p>
          </table:table-cell>
          <table:table-cell office:value-type="string">
            <text:p>48 423</text:p>
          </table:table-cell>
          <table:table-cell office:value-type="string">
            <text:p>47 338</text:p>
          </table:table-cell>
          <table:table-cell office:value-type="string">
            <text:p>46 184</text:p>
          </table:table-cell>
          <table:table-cell office:value-type="string">
            <text:p>46 236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Suresnes</text:p>
          </table:table-cell>
          <table:table-cell office:value-type="string">
            <text:p>Hauts-de-Seine</text:p>
          </table:table-cell>
          <table:table-cell office:value-type="string">
            <text:p>Île-de-France</text:p>
          </table:table-cell>
          <table:table-cell office:value-type="string">
            <text:p>40 616</text:p>
          </table:table-cell>
          <table:table-cell office:value-type="string">
            <text:p>37 537</text:p>
          </table:table-cell>
          <table:table-cell office:value-type="string">
            <text:p>35 187</text:p>
          </table:table-cell>
          <table:table-cell office:value-type="string">
            <text:p>35 998</text:p>
          </table:table-cell>
          <table:table-cell office:value-type="string">
            <text:p>39 697</text:p>
          </table:table-cell>
          <table:table-cell office:value-type="string">
            <text:p>46 437</text:p>
          </table:table-cell>
          <table:table-cell office:value-type="string">
            <text:p>46 05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Blois</text:p>
          </table:table-cell>
          <table:table-cell office:value-type="string">
            <text:p>Loir-et-Cher</text:p>
          </table:table-cell>
          <table:table-cell office:value-type="string">
            <text:p>Centre</text:p>
          </table:table-cell>
          <table:table-cell office:value-type="string">
            <text:p>42 264</text:p>
          </table:table-cell>
          <table:table-cell office:value-type="string">
            <text:p>49 778</text:p>
          </table:table-cell>
          <table:table-cell office:value-type="string">
            <text:p>47 243</text:p>
          </table:table-cell>
          <table:table-cell office:value-type="string">
            <text:p>49 318</text:p>
          </table:table-cell>
          <table:table-cell office:value-type="string">
            <text:p>49 171</text:p>
          </table:table-cell>
          <table:table-cell office:value-type="string">
            <text:p>48 487</text:p>
          </table:table-cell>
          <table:table-cell office:value-type="string">
            <text:p>46 013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Saint-Brieuc</text:p>
          </table:table-cell>
          <table:table-cell office:value-type="string">
            <text:p>Côtes-d'Armor</text:p>
          </table:table-cell>
          <table:table-cell office:value-type="string">
            <text:p>Bretagne</text:p>
          </table:table-cell>
          <table:table-cell office:value-type="string">
            <text:p>50 281</text:p>
          </table:table-cell>
          <table:table-cell office:value-type="string">
            <text:p>52 559</text:p>
          </table:table-cell>
          <table:table-cell office:value-type="string">
            <text:p>48 563</text:p>
          </table:table-cell>
          <table:table-cell office:value-type="string">
            <text:p>44 752</text:p>
          </table:table-cell>
          <table:table-cell office:value-type="string">
            <text:p>46 087</text:p>
          </table:table-cell>
          <table:table-cell office:value-type="string">
            <text:p>46 437</text:p>
          </table:table-cell>
          <table:table-cell office:value-type="string">
            <text:p>46 013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Chalon-sur-Saône</text:p>
          </table:table-cell>
          <table:table-cell office:value-type="string">
            <text:p>Saône-et-Loire</text:p>
          </table:table-cell>
          <table:table-cell office:value-type="string">
            <text:p>Bourgogne</text:p>
          </table:table-cell>
          <table:table-cell office:value-type="string">
            <text:p>50 589</text:p>
          </table:table-cell>
          <table:table-cell office:value-type="string">
            <text:p>58 187</text:p>
          </table:table-cell>
          <table:table-cell office:value-type="string">
            <text:p>56 194</text:p>
          </table:table-cell>
          <table:table-cell office:value-type="string">
            <text:p>54 575</text:p>
          </table:table-cell>
          <table:table-cell office:value-type="string">
            <text:p>50 124</text:p>
          </table:table-cell>
          <table:table-cell office:value-type="string">
            <text:p>46 534</text:p>
          </table:table-cell>
          <table:table-cell office:value-type="string">
            <text:p>45 504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Bayonne</text:p>
          </table:table-cell>
          <table:table-cell office:value-type="string">
            <text:p>Pyrénées-Atlantiques</text:p>
          </table:table-cell>
          <table:table-cell office:value-type="string">
            <text:p>Aquitaine</text:p>
          </table:table-cell>
          <table:table-cell office:value-type="string">
            <text:p>42 743</text:p>
          </table:table-cell>
          <table:table-cell office:value-type="string">
            <text:p>42 938</text:p>
          </table:table-cell>
          <table:table-cell office:value-type="string">
            <text:p>41 381</text:p>
          </table:table-cell>
          <table:table-cell office:value-type="string">
            <text:p>40 051</text:p>
          </table:table-cell>
          <table:table-cell office:value-type="string">
            <text:p>40 078</text:p>
          </table:table-cell>
          <table:table-cell office:value-type="string">
            <text:p>44 406</text:p>
          </table:table-cell>
          <table:table-cell office:value-type="string">
            <text:p>44 900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Puteaux</text:p>
          </table:table-cell>
          <table:table-cell office:value-type="string">
            <text:p>Hauts-de-Seine</text:p>
          </table:table-cell>
          <table:table-cell office:value-type="string">
            <text:p>Île-de-France</text:p>
          </table:table-cell>
          <table:table-cell office:value-type="string">
            <text:p>37 946</text:p>
          </table:table-cell>
          <table:table-cell office:value-type="string">
            <text:p>35 514</text:p>
          </table:table-cell>
          <table:table-cell office:value-type="string">
            <text:p>36 117</text:p>
          </table:table-cell>
          <table:table-cell office:value-type="string">
            <text:p>42 756</text:p>
          </table:table-cell>
          <table:table-cell office:value-type="string">
            <text:p>40 780</text:p>
          </table:table-cell>
          <table:table-cell office:value-type="string">
            <text:p>42 981</text:p>
          </table:table-cell>
          <table:table-cell office:value-type="string">
            <text:p>44 892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Meudon</text:p>
          </table:table-cell>
          <table:table-cell office:value-type="string">
            <text:p>Hauts-de-Seine</text:p>
          </table:table-cell>
          <table:table-cell office:value-type="string">
            <text:p>Île-de-France</text:p>
          </table:table-cell>
          <table:table-cell office:value-type="string">
            <text:p>50 623</text:p>
          </table:table-cell>
          <table:table-cell office:value-type="string">
            <text:p>52 806</text:p>
          </table:table-cell>
          <table:table-cell office:value-type="string">
            <text:p>48 450</text:p>
          </table:table-cell>
          <table:table-cell office:value-type="string">
            <text:p>45 339</text:p>
          </table:table-cell>
          <table:table-cell office:value-type="string">
            <text:p>43 663</text:p>
          </table:table-cell>
          <table:table-cell office:value-type="string">
            <text:p>44 745</text:p>
          </table:table-cell>
          <table:table-cell office:value-type="string">
            <text:p>44 717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Alfortville</text:p>
          </table:table-cell>
          <table:table-cell office:value-type="string">
            <text:p>Val-de-Marne</text:p>
          </table:table-cell>
          <table:table-cell office:value-type="string">
            <text:p>Île-de-France</text:p>
          </table:table-cell>
          <table:table-cell office:value-type="string">
            <text:p>35 023</text:p>
          </table:table-cell>
          <table:table-cell office:value-type="string">
            <text:p>38 057</text:p>
          </table:table-cell>
          <table:table-cell office:value-type="string">
            <text:p>36 231</text:p>
          </table:table-cell>
          <table:table-cell office:value-type="string">
            <text:p>36 119</text:p>
          </table:table-cell>
          <table:table-cell office:value-type="string">
            <text:p>36 232</text:p>
          </table:table-cell>
          <table:table-cell office:value-type="string">
            <text:p>42 743</text:p>
          </table:table-cell>
          <table:table-cell office:value-type="string">
            <text:p>44 278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Tarbes</text:p>
          </table:table-cell>
          <table:table-cell office:value-type="string">
            <text:p>Hautes-Pyrénées</text:p>
          </table:table-cell>
          <table:table-cell office:value-type="string">
            <text:p>Midi-Pyrénées</text:p>
          </table:table-cell>
          <table:table-cell office:value-type="string">
            <text:p>55 375</text:p>
          </table:table-cell>
          <table:table-cell office:value-type="string">
            <text:p>54 897</text:p>
          </table:table-cell>
          <table:table-cell office:value-type="string">
            <text:p>51 422</text:p>
          </table:table-cell>
          <table:table-cell office:value-type="string">
            <text:p>47 566</text:p>
          </table:table-cell>
          <table:table-cell office:value-type="string">
            <text:p>46 275</text:p>
          </table:table-cell>
          <table:table-cell office:value-type="string">
            <text:p>45 433</text:p>
          </table:table-cell>
          <table:table-cell office:value-type="string">
            <text:p>43 686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Bastia</text:p>
          </table:table-cell>
          <table:table-cell office:value-type="string">
            <text:p>Haute-Corse</text:p>
          </table:table-cell>
          <table:table-cell office:value-type="string">
            <text:p>Corse</text:p>
          </table:table-cell>
          <table:table-cell office:value-type="string">
            <text:p>38 746</text:p>
          </table:table-cell>
          <table:table-cell office:value-type="string">
            <text:p>42 810</text:p>
          </table:table-cell>
          <table:table-cell office:value-type="string">
            <text:p>44 020</text:p>
          </table:table-cell>
          <table:table-cell office:value-type="string">
            <text:p>37 845</text:p>
          </table:table-cell>
          <table:table-cell office:value-type="string">
            <text:p>37 884</text:p>
          </table:table-cell>
          <table:table-cell office:value-type="string">
            <text:p>43 577</text:p>
          </table:table-cell>
          <table:table-cell office:value-type="string">
            <text:p>43 545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Boulogne-sur-Mer</text:p>
          </table:table-cell>
          <table:table-cell office:value-type="string">
            <text:p>Pas-de-Calais</text:p>
          </table:table-cell>
          <table:table-cell office:value-type="string">
            <text:p>Nord-Pas-de-Calais</text:p>
          </table:table-cell>
          <table:table-cell office:value-type="string">
            <text:p>49 288</text:p>
          </table:table-cell>
          <table:table-cell office:value-type="string">
            <text:p>48 440</text:p>
          </table:table-cell>
          <table:table-cell office:value-type="string">
            <text:p>47 653</text:p>
          </table:table-cell>
          <table:table-cell office:value-type="string">
            <text:p>43 678</text:p>
          </table:table-cell>
          <table:table-cell office:value-type="string">
            <text:p>44 859</text:p>
          </table:table-cell>
          <table:table-cell office:value-type="string">
            <text:p>44 273</text:p>
          </table:table-cell>
          <table:table-cell office:value-type="string">
            <text:p>43 31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Mantes-la-Jolie</text:p>
          </table:table-cell>
          <table:table-cell office:value-type="string">
            <text:p>Yvelines</text:p>
          </table:table-cell>
          <table:table-cell office:value-type="string">
            <text:p>Île-de-France</text:p>
          </table:table-cell>
          <table:table-cell office:value-type="string">
            <text:p>26 062</text:p>
          </table:table-cell>
          <table:table-cell office:value-type="string">
            <text:p>42 465</text:p>
          </table:table-cell>
          <table:table-cell office:value-type="string">
            <text:p>43 564</text:p>
          </table:table-cell>
          <table:table-cell office:value-type="string">
            <text:p>45 087</text:p>
          </table:table-cell>
          <table:table-cell office:value-type="string">
            <text:p>43 672</text:p>
          </table:table-cell>
          <table:table-cell office:value-type="string">
            <text:p>41 930</text:p>
          </table:table-cell>
          <table:table-cell office:value-type="string">
            <text:p>43 128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Saint-Herblain</text:p>
          </table:table-cell>
          <table:table-cell office:value-type="string">
            <text:p>Loire-Atlantique</text:p>
          </table:table-cell>
          <table:table-cell office:value-type="string">
            <text:p>Pays de la Loire</text:p>
          </table:table-cell>
          <table:table-cell office:value-type="string">
            <text:p>17 568</text:p>
          </table:table-cell>
          <table:table-cell office:value-type="string">
            <text:p>39 867</text:p>
          </table:table-cell>
          <table:table-cell office:value-type="string">
            <text:p>41 958</text:p>
          </table:table-cell>
          <table:table-cell office:value-type="string">
            <text:p>42 774</text:p>
          </table:table-cell>
          <table:table-cell office:value-type="string">
            <text:p>43 726</text:p>
          </table:table-cell>
          <table:table-cell office:value-type="string">
            <text:p>43 901</text:p>
          </table:table-cell>
          <table:table-cell office:value-type="string">
            <text:p>43 119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Sète</text:p>
          </table:table-cell>
          <table:table-cell office:value-type="string">
            <text:p>Hérault</text:p>
          </table:table-cell>
          <table:table-cell office:value-type="string">
            <text:p>Languedoc-Roussillon</text:p>
          </table:table-cell>
          <table:table-cell office:value-type="string">
            <text:p>40 476</text:p>
          </table:table-cell>
          <table:table-cell office:value-type="string">
            <text:p>39 258</text:p>
          </table:table-cell>
          <table:table-cell office:value-type="string">
            <text:p>39 545</text:p>
          </table:table-cell>
          <table:table-cell office:value-type="string">
            <text:p>41 510</text:p>
          </table:table-cell>
          <table:table-cell office:value-type="string">
            <text:p>39 542</text:p>
          </table:table-cell>
          <table:table-cell office:value-type="string">
            <text:p>43 008</text:p>
          </table:table-cell>
          <table:table-cell office:value-type="string">
            <text:p>42 796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Castres</text:p>
          </table:table-cell>
          <table:table-cell office:value-type="string">
            <text:p>Tarn</text:p>
          </table:table-cell>
          <table:table-cell office:value-type="string">
            <text:p>Midi-Pyrénées</text:p>
          </table:table-cell>
          <table:table-cell office:value-type="string">
            <text:p>40 457</text:p>
          </table:table-cell>
          <table:table-cell office:value-type="string">
            <text:p>45 978</text:p>
          </table:table-cell>
          <table:table-cell office:value-type="string">
            <text:p>45 578</text:p>
          </table:table-cell>
          <table:table-cell office:value-type="string">
            <text:p>44 812</text:p>
          </table:table-cell>
          <table:table-cell office:value-type="string">
            <text:p>43 496</text:p>
          </table:table-cell>
          <table:table-cell office:value-type="string">
            <text:p>43 141</text:p>
          </table:table-cell>
          <table:table-cell office:value-type="string">
            <text:p>42 701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Valenciennes</text:p>
          </table:table-cell>
          <table:table-cell office:value-type="string">
            <text:p>Nord</text:p>
          </table:table-cell>
          <table:table-cell office:value-type="string">
            <text:p>Nord-Pas-de-Calais</text:p>
          </table:table-cell>
          <table:table-cell office:value-type="string">
            <text:p>46 626</text:p>
          </table:table-cell>
          <table:table-cell office:value-type="string">
            <text:p>42 473</text:p>
          </table:table-cell>
          <table:table-cell office:value-type="string">
            <text:p>40 275</text:p>
          </table:table-cell>
          <table:table-cell office:value-type="string">
            <text:p>38 441</text:p>
          </table:table-cell>
          <table:table-cell office:value-type="string">
            <text:p>41 278</text:p>
          </table:table-cell>
          <table:table-cell office:value-type="string">
            <text:p>42 426</text:p>
          </table:table-cell>
          <table:table-cell office:value-type="string">
            <text:p>42 649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Douai</text:p>
          </table:table-cell>
          <table:table-cell office:value-type="string">
            <text:p>Nord</text:p>
          </table:table-cell>
          <table:table-cell office:value-type="string">
            <text:p>Nord-Pas-de-Calais</text:p>
          </table:table-cell>
          <table:table-cell office:value-type="string">
            <text:p>49 187</text:p>
          </table:table-cell>
          <table:table-cell office:value-type="string">
            <text:p>45 239</text:p>
          </table:table-cell>
          <table:table-cell office:value-type="string">
            <text:p>42 576</text:p>
          </table:table-cell>
          <table:table-cell office:value-type="string">
            <text:p>42 175</text:p>
          </table:table-cell>
          <table:table-cell office:value-type="string">
            <text:p>42 796</text:p>
          </table:table-cell>
          <table:table-cell office:value-type="string">
            <text:p>42 766</text:p>
          </table:table-cell>
          <table:table-cell office:value-type="string">
            <text:p>42 461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Istres</text:p>
          </table:table-cell>
          <table:table-cell office:value-type="string">
            <text:p>Bouches-du-Rhône</text:p>
          </table:table-cell>
          <table:table-cell office:value-type="string">
            <text:p>Provence-Alpes-Côte d’Azur</text:p>
          </table:table-cell>
          <table:table-cell office:value-type="string">
            <text:p>13 404</text:p>
          </table:table-cell>
          <table:table-cell office:value-type="string">
            <text:p>18 129</text:p>
          </table:table-cell>
          <table:table-cell office:value-type="string">
            <text:p>28 561</text:p>
          </table:table-cell>
          <table:table-cell office:value-type="string">
            <text:p>35 163</text:p>
          </table:table-cell>
          <table:table-cell office:value-type="string">
            <text:p>38 993</text:p>
          </table:table-cell>
          <table:table-cell office:value-type="string">
            <text:p>42 090</text:p>
          </table:table-cell>
          <table:table-cell office:value-type="string">
            <text:p>42 46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Corbeil-Essonnes</text:p>
          </table:table-cell>
          <table:table-cell office:value-type="string">
            <text:p>Essonne</text:p>
          </table:table-cell>
          <table:table-cell office:value-type="string">
            <text:p>Île-de-France</text:p>
          </table:table-cell>
          <table:table-cell office:value-type="string">
            <text:p>32 192</text:p>
          </table:table-cell>
          <table:table-cell office:value-type="string">
            <text:p>38 859</text:p>
          </table:table-cell>
          <table:table-cell office:value-type="string">
            <text:p>37 846</text:p>
          </table:table-cell>
          <table:table-cell office:value-type="string">
            <text:p>40 345</text:p>
          </table:table-cell>
          <table:table-cell office:value-type="string">
            <text:p>39 378</text:p>
          </table:table-cell>
          <table:table-cell office:value-type="string">
            <text:p>40 929</text:p>
          </table:table-cell>
          <table:table-cell office:value-type="string">
            <text:p>42 456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Salon-de-Provence</text:p>
          </table:table-cell>
          <table:table-cell office:value-type="string">
            <text:p>Bouches-du-Rhône</text:p>
          </table:table-cell>
          <table:table-cell office:value-type="string">
            <text:p>Provence-Alpes-Côte d’Azur</text:p>
          </table:table-cell>
          <table:table-cell office:value-type="string">
            <text:p>30 722</text:p>
          </table:table-cell>
          <table:table-cell office:value-type="string">
            <text:p>34 576</text:p>
          </table:table-cell>
          <table:table-cell office:value-type="string">
            <text:p>34 846</text:p>
          </table:table-cell>
          <table:table-cell office:value-type="string">
            <text:p>34 054</text:p>
          </table:table-cell>
          <table:table-cell office:value-type="string">
            <text:p>37 129</text:p>
          </table:table-cell>
          <table:table-cell office:value-type="string">
            <text:p>40 147</text:p>
          </table:table-cell>
          <table:table-cell office:value-type="string">
            <text:p>42 440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Angoulême</text:p>
          </table:table-cell>
          <table:table-cell office:value-type="string">
            <text:p>Charente</text:p>
          </table:table-cell>
          <table:table-cell office:value-type="string">
            <text:p>Poitou-Charentes</text:p>
          </table:table-cell>
          <table:table-cell office:value-type="string">
            <text:p>47 822</text:p>
          </table:table-cell>
          <table:table-cell office:value-type="string">
            <text:p>47 221</text:p>
          </table:table-cell>
          <table:table-cell office:value-type="string">
            <text:p>46 197</text:p>
          </table:table-cell>
          <table:table-cell office:value-type="string">
            <text:p>42 876</text:p>
          </table:table-cell>
          <table:table-cell office:value-type="string">
            <text:p>43 171</text:p>
          </table:table-cell>
          <table:table-cell office:value-type="string">
            <text:p>42 096</text:p>
          </table:table-cell>
          <table:table-cell office:value-type="string">
            <text:p>42 242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Arras</text:p>
          </table:table-cell>
          <table:table-cell office:value-type="string">
            <text:p>Pas-de-Calais</text:p>
          </table:table-cell>
          <table:table-cell office:value-type="string">
            <text:p>Nord-Pas-de-Calais</text:p>
          </table:table-cell>
          <table:table-cell office:value-type="string">
            <text:p>49 180</text:p>
          </table:table-cell>
          <table:table-cell office:value-type="string">
            <text:p>46 483</text:p>
          </table:table-cell>
          <table:table-cell office:value-type="string">
            <text:p>41 736</text:p>
          </table:table-cell>
          <table:table-cell office:value-type="string">
            <text:p>38 983</text:p>
          </table:table-cell>
          <table:table-cell office:value-type="string">
            <text:p>40 590</text:p>
          </table:table-cell>
          <table:table-cell office:value-type="string">
            <text:p>42 015</text:p>
          </table:table-cell>
          <table:table-cell office:value-type="string">
            <text:p>42 049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Saint-Priest</text:p>
          </table:table-cell>
          <table:table-cell office:value-type="string">
            <text:p>Rhône</text:p>
          </table:table-cell>
          <table:table-cell office:value-type="string">
            <text:p>Rhône-Alpes</text:p>
          </table:table-cell>
          <table:table-cell office:value-type="string">
            <text:p>20 419</text:p>
          </table:table-cell>
          <table:table-cell office:value-type="string">
            <text:p>36 734</text:p>
          </table:table-cell>
          <table:table-cell office:value-type="string">
            <text:p>42 677</text:p>
          </table:table-cell>
          <table:table-cell office:value-type="string">
            <text:p>41 876</text:p>
          </table:table-cell>
          <table:table-cell office:value-type="string">
            <text:p>40 974</text:p>
          </table:table-cell>
          <table:table-cell office:value-type="string">
            <text:p>40 746</text:p>
          </table:table-cell>
          <table:table-cell office:value-type="string">
            <text:p>41 751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Wattrelos</text:p>
          </table:table-cell>
          <table:table-cell office:value-type="string">
            <text:p>Nord</text:p>
          </table:table-cell>
          <table:table-cell office:value-type="string">
            <text:p>Nord-Pas-de-Calais</text:p>
          </table:table-cell>
          <table:table-cell office:value-type="string">
            <text:p>43 754</text:p>
          </table:table-cell>
          <table:table-cell office:value-type="string">
            <text:p>45 440</text:p>
          </table:table-cell>
          <table:table-cell office:value-type="string">
            <text:p>44 626</text:p>
          </table:table-cell>
          <table:table-cell office:value-type="string">
            <text:p>43 675</text:p>
          </table:table-cell>
          <table:table-cell office:value-type="string">
            <text:p>42 753</text:p>
          </table:table-cell>
          <table:table-cell office:value-type="string">
            <text:p>42 852</text:p>
          </table:table-cell>
          <table:table-cell office:value-type="string">
            <text:p>41 750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Le Cannet</text:p>
          </table:table-cell>
          <table:table-cell office:value-type="string">
            <text:p>Alpes-Maritimes</text:p>
          </table:table-cell>
          <table:table-cell office:value-type="string">
            <text:p>Provence-Alpes-Côte d’Azur</text:p>
          </table:table-cell>
          <table:table-cell office:value-type="string">
            <text:p>23 231</text:p>
          </table:table-cell>
          <table:table-cell office:value-type="string">
            <text:p>33 892</text:p>
          </table:table-cell>
          <table:table-cell office:value-type="string">
            <text:p>37 411</text:p>
          </table:table-cell>
          <table:table-cell office:value-type="string">
            <text:p>41 842</text:p>
          </table:table-cell>
          <table:table-cell office:value-type="string">
            <text:p>42 158</text:p>
          </table:table-cell>
          <table:table-cell office:value-type="string">
            <text:p>42 531</text:p>
          </table:table-cell>
          <table:table-cell office:value-type="string">
            <text:p>41 725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Thionville</text:p>
          </table:table-cell>
          <table:table-cell office:value-type="string">
            <text:p>Moselle</text:p>
          </table:table-cell>
          <table:table-cell office:value-type="string">
            <text:p>Lorraine</text:p>
          </table:table-cell>
          <table:table-cell office:value-type="string">
            <text:p>40 254</text:p>
          </table:table-cell>
          <table:table-cell office:value-type="string">
            <text:p>43 020</text:p>
          </table:table-cell>
          <table:table-cell office:value-type="string">
            <text:p>40 573</text:p>
          </table:table-cell>
          <table:table-cell office:value-type="string">
            <text:p>39 712</text:p>
          </table:table-cell>
          <table:table-cell office:value-type="string">
            <text:p>40 907</text:p>
          </table:table-cell>
          <table:table-cell office:value-type="string">
            <text:p>41 127</text:p>
          </table:table-cell>
          <table:table-cell office:value-type="string">
            <text:p>41 564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Alès</text:p>
          </table:table-cell>
          <table:table-cell office:value-type="string">
            <text:p>Gard</text:p>
          </table:table-cell>
          <table:table-cell office:value-type="string">
            <text:p>Languedoc-Roussillon</text:p>
          </table:table-cell>
          <table:table-cell office:value-type="string">
            <text:p>42 818</text:p>
          </table:table-cell>
          <table:table-cell office:value-type="string">
            <text:p>44 245</text:p>
          </table:table-cell>
          <table:table-cell office:value-type="string">
            <text:p>43 268</text:p>
          </table:table-cell>
          <table:table-cell office:value-type="string">
            <text:p>41 037</text:p>
          </table:table-cell>
          <table:table-cell office:value-type="string">
            <text:p>39 346</text:p>
          </table:table-cell>
          <table:table-cell office:value-type="string">
            <text:p>40 949</text:p>
          </table:table-cell>
          <table:table-cell office:value-type="string">
            <text:p>41 432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Gennevilliers</text:p>
          </table:table-cell>
          <table:table-cell office:value-type="string">
            <text:p>Hauts-de-Seine</text:p>
          </table:table-cell>
          <table:table-cell office:value-type="string">
            <text:p>Île-de-France</text:p>
          </table:table-cell>
          <table:table-cell office:value-type="string">
            <text:p>46 074</text:p>
          </table:table-cell>
          <table:table-cell office:value-type="string">
            <text:p>50 290</text:p>
          </table:table-cell>
          <table:table-cell office:value-type="string">
            <text:p>45 396</text:p>
          </table:table-cell>
          <table:table-cell office:value-type="string">
            <text:p>44 818</text:p>
          </table:table-cell>
          <table:table-cell office:value-type="string">
            <text:p>42 513</text:p>
          </table:table-cell>
          <table:table-cell office:value-type="string">
            <text:p>43 054</text:p>
          </table:table-cell>
          <table:table-cell office:value-type="string">
            <text:p>41 400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Livry-Gargan</text:p>
          </table:table-cell>
          <table:table-cell office:value-type="string">
            <text:p>Seine-Saint-Denis</text:p>
          </table:table-cell>
          <table:table-cell office:value-type="string">
            <text:p>Île-de-France</text:p>
          </table:table-cell>
          <table:table-cell office:value-type="string">
            <text:p>32 063</text:p>
          </table:table-cell>
          <table:table-cell office:value-type="string">
            <text:p>32 917</text:p>
          </table:table-cell>
          <table:table-cell office:value-type="string">
            <text:p>32 778</text:p>
          </table:table-cell>
          <table:table-cell office:value-type="string">
            <text:p>35 387</text:p>
          </table:table-cell>
          <table:table-cell office:value-type="string">
            <text:p>37 288</text:p>
          </table:table-cell>
          <table:table-cell office:value-type="string">
            <text:p>41 556</text:p>
          </table:table-cell>
          <table:table-cell office:value-type="string">
            <text:p>41 206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Caluire-et-Cuire</text:p>
          </table:table-cell>
          <table:table-cell office:value-type="string">
            <text:p>Rhône</text:p>
          </table:table-cell>
          <table:table-cell office:value-type="string">
            <text:p>Rhône-Alpes</text:p>
          </table:table-cell>
          <table:table-cell office:value-type="string">
            <text:p>37 603</text:p>
          </table:table-cell>
          <table:table-cell office:value-type="string">
            <text:p>43 041</text:p>
          </table:table-cell>
          <table:table-cell office:value-type="string">
            <text:p>41 931</text:p>
          </table:table-cell>
          <table:table-cell office:value-type="string">
            <text:p>41 311</text:p>
          </table:table-cell>
          <table:table-cell office:value-type="string">
            <text:p>41 233</text:p>
          </table:table-cell>
          <table:table-cell office:value-type="string">
            <text:p>41 418</text:p>
          </table:table-cell>
          <table:table-cell office:value-type="string">
            <text:p>41 149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Saint-Germain-en-Laye</text:p>
          </table:table-cell>
          <table:table-cell office:value-type="string">
            <text:p>Yvelines</text:p>
          </table:table-cell>
          <table:table-cell office:value-type="string">
            <text:p>Île-de-France</text:p>
          </table:table-cell>
          <table:table-cell office:value-type="string">
            <text:p>38 308</text:p>
          </table:table-cell>
          <table:table-cell office:value-type="string">
            <text:p>37 509</text:p>
          </table:table-cell>
          <table:table-cell office:value-type="string">
            <text:p>38 499</text:p>
          </table:table-cell>
          <table:table-cell office:value-type="string">
            <text:p>39 926</text:p>
          </table:table-cell>
          <table:table-cell office:value-type="string">
            <text:p>38 423</text:p>
          </table:table-cell>
          <table:table-cell office:value-type="string">
            <text:p>41 312</text:p>
          </table:table-cell>
          <table:table-cell office:value-type="string">
            <text:p>40 945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Rosny-sous-Bois</text:p>
          </table:table-cell>
          <table:table-cell office:value-type="string">
            <text:p>Seine-Saint-Denis</text:p>
          </table:table-cell>
          <table:table-cell office:value-type="string">
            <text:p>Île-de-France</text:p>
          </table:table-cell>
          <table:table-cell office:value-type="string">
            <text:p>30 705</text:p>
          </table:table-cell>
          <table:table-cell office:value-type="string">
            <text:p>35 784</text:p>
          </table:table-cell>
          <table:table-cell office:value-type="string">
            <text:p>36 970</text:p>
          </table:table-cell>
          <table:table-cell office:value-type="string">
            <text:p>37 489</text:p>
          </table:table-cell>
          <table:table-cell office:value-type="string">
            <text:p>39 105</text:p>
          </table:table-cell>
          <table:table-cell office:value-type="string">
            <text:p>41 174</text:p>
          </table:table-cell>
          <table:table-cell office:value-type="string">
            <text:p>40 867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Compiègne</text:p>
          </table:table-cell>
          <table:table-cell office:value-type="string">
            <text:p>Oise</text:p>
          </table:table-cell>
          <table:table-cell office:value-type="string">
            <text:p>Picardie</text:p>
          </table:table-cell>
          <table:table-cell office:value-type="string">
            <text:p>29 700</text:p>
          </table:table-cell>
          <table:table-cell office:value-type="string">
            <text:p>37 699</text:p>
          </table:table-cell>
          <table:table-cell office:value-type="string">
            <text:p>40 384</text:p>
          </table:table-cell>
          <table:table-cell office:value-type="string">
            <text:p>41 896</text:p>
          </table:table-cell>
          <table:table-cell office:value-type="string">
            <text:p>41 254</text:p>
          </table:table-cell>
          <table:table-cell office:value-type="string">
            <text:p>42 036</text:p>
          </table:table-cell>
          <table:table-cell office:value-type="string">
            <text:p>40 860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Talence</text:p>
          </table:table-cell>
          <table:table-cell office:value-type="string">
            <text:p>Gironde</text:p>
          </table:table-cell>
          <table:table-cell office:value-type="string">
            <text:p>Aquitaine</text:p>
          </table:table-cell>
          <table:table-cell office:value-type="string">
            <text:p>29 161</text:p>
          </table:table-cell>
          <table:table-cell office:value-type="string">
            <text:p>34 127</text:p>
          </table:table-cell>
          <table:table-cell office:value-type="string">
            <text:p>34 692</text:p>
          </table:table-cell>
          <table:table-cell office:value-type="string">
            <text:p>34 485</text:p>
          </table:table-cell>
          <table:table-cell office:value-type="string">
            <text:p>37 210</text:p>
          </table:table-cell>
          <table:table-cell office:value-type="string">
            <text:p>40 920</text:p>
          </table:table-cell>
          <table:table-cell office:value-type="string">
            <text:p>40 793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Massy</text:p>
          </table:table-cell>
          <table:table-cell office:value-type="string">
            <text:p>Essonne</text:p>
          </table:table-cell>
          <table:table-cell office:value-type="string">
            <text:p>Île-de-France</text:p>
          </table:table-cell>
          <table:table-cell office:value-type="string">
            <text:p>37 055</text:p>
          </table:table-cell>
          <table:table-cell office:value-type="string">
            <text:p>41 344</text:p>
          </table:table-cell>
          <table:table-cell office:value-type="string">
            <text:p>40 135</text:p>
          </table:table-cell>
          <table:table-cell office:value-type="string">
            <text:p>38 574</text:p>
          </table:table-cell>
          <table:table-cell office:value-type="string">
            <text:p>37 712</text:p>
          </table:table-cell>
          <table:table-cell office:value-type="string">
            <text:p>40 183</text:p>
          </table:table-cell>
          <table:table-cell office:value-type="string">
            <text:p>40 523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Vaulx-en-Velin</text:p>
          </table:table-cell>
          <table:table-cell office:value-type="string">
            <text:p>Rhône</text:p>
          </table:table-cell>
          <table:table-cell office:value-type="string">
            <text:p>Rhône-Alpes</text:p>
          </table:table-cell>
          <table:table-cell office:value-type="string">
            <text:p>20 726</text:p>
          </table:table-cell>
          <table:table-cell office:value-type="string">
            <text:p>37 866</text:p>
          </table:table-cell>
          <table:table-cell office:value-type="string">
            <text:p>44 160</text:p>
          </table:table-cell>
          <table:table-cell office:value-type="string">
            <text:p>44 174</text:p>
          </table:table-cell>
          <table:table-cell office:value-type="string">
            <text:p>39 154</text:p>
          </table:table-cell>
          <table:table-cell office:value-type="string">
            <text:p>40 300</text:p>
          </table:table-cell>
          <table:table-cell office:value-type="string">
            <text:p>40 339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Garges-lès-Gonesse</text:p>
          </table:table-cell>
          <table:table-cell office:value-type="string">
            <text:p>Val-d'Oise</text:p>
          </table:table-cell>
          <table:table-cell office:value-type="string">
            <text:p>Île-de-France</text:p>
          </table:table-cell>
          <table:table-cell office:value-type="string">
            <text:p>27 312</text:p>
          </table:table-cell>
          <table:table-cell office:value-type="string">
            <text:p>37 927</text:p>
          </table:table-cell>
          <table:table-cell office:value-type="string">
            <text:p>40 182</text:p>
          </table:table-cell>
          <table:table-cell office:value-type="string">
            <text:p>42 144</text:p>
          </table:table-cell>
          <table:table-cell office:value-type="string">
            <text:p>40 058</text:p>
          </table:table-cell>
          <table:table-cell office:value-type="string">
            <text:p>39 672</text:p>
          </table:table-cell>
          <table:table-cell office:value-type="string">
            <text:p>40 215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Bourg-en-Bresse</text:p>
          </table:table-cell>
          <table:table-cell office:value-type="string">
            <text:p>Ain</text:p>
          </table:table-cell>
          <table:table-cell office:value-type="string">
            <text:p>Rhône-Alpes</text:p>
          </table:table-cell>
          <table:table-cell office:value-type="string">
            <text:p>37 887</text:p>
          </table:table-cell>
          <table:table-cell office:value-type="string">
            <text:p>42 181</text:p>
          </table:table-cell>
          <table:table-cell office:value-type="string">
            <text:p>41 098</text:p>
          </table:table-cell>
          <table:table-cell office:value-type="string">
            <text:p>40 972</text:p>
          </table:table-cell>
          <table:table-cell office:value-type="string">
            <text:p>40 666</text:p>
          </table:table-cell>
          <table:table-cell office:value-type="string">
            <text:p>40 156</text:p>
          </table:table-cell>
          <table:table-cell office:value-type="string">
            <text:p>39 586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Choisy-le-Roi</text:p>
          </table:table-cell>
          <table:table-cell office:value-type="string">
            <text:p>Val-de-Marne</text:p>
          </table:table-cell>
          <table:table-cell office:value-type="string">
            <text:p>Île-de-France</text:p>
          </table:table-cell>
          <table:table-cell office:value-type="string">
            <text:p>41 440</text:p>
          </table:table-cell>
          <table:table-cell office:value-type="string">
            <text:p>38 705</text:p>
          </table:table-cell>
          <table:table-cell office:value-type="string">
            <text:p>35 476</text:p>
          </table:table-cell>
          <table:table-cell office:value-type="string">
            <text:p>34 068</text:p>
          </table:table-cell>
          <table:table-cell office:value-type="string">
            <text:p>34 336</text:p>
          </table:table-cell>
          <table:table-cell office:value-type="string">
            <text:p>36 198</text:p>
          </table:table-cell>
          <table:table-cell office:value-type="string">
            <text:p>39 400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Melun</text:p>
          </table:table-cell>
          <table:table-cell office:value-type="string">
            <text:p>Seine-et-Marne</text:p>
          </table:table-cell>
          <table:table-cell office:value-type="string">
            <text:p>Île-de-France</text:p>
          </table:table-cell>
          <table:table-cell office:value-type="string">
            <text:p>34 524</text:p>
          </table:table-cell>
          <table:table-cell office:value-type="string">
            <text:p>37 712</text:p>
          </table:table-cell>
          <table:table-cell office:value-type="string">
            <text:p>35 005</text:p>
          </table:table-cell>
          <table:table-cell office:value-type="string">
            <text:p>35 319</text:p>
          </table:table-cell>
          <table:table-cell office:value-type="string">
            <text:p>35 695</text:p>
          </table:table-cell>
          <table:table-cell office:value-type="string">
            <text:p>37 663</text:p>
          </table:table-cell>
          <table:table-cell office:value-type="string">
            <text:p>39 400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Noisy-le-Sec</text:p>
          </table:table-cell>
          <table:table-cell office:value-type="string">
            <text:p>Seine-Saint-Denis</text:p>
          </table:table-cell>
          <table:table-cell office:value-type="string">
            <text:p>Île-de-France</text:p>
          </table:table-cell>
          <table:table-cell office:value-type="string">
            <text:p>34 079</text:p>
          </table:table-cell>
          <table:table-cell office:value-type="string">
            <text:p>37 734</text:p>
          </table:table-cell>
          <table:table-cell office:value-type="string">
            <text:p>36 880</text:p>
          </table:table-cell>
          <table:table-cell office:value-type="string">
            <text:p>36 309</text:p>
          </table:table-cell>
          <table:table-cell office:value-type="string">
            <text:p>37 312</text:p>
          </table:table-cell>
          <table:table-cell office:value-type="string">
            <text:p>38 587</text:p>
          </table:table-cell>
          <table:table-cell office:value-type="string">
            <text:p>39 270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Gap</text:p>
          </table:table-cell>
          <table:table-cell office:value-type="string">
            <text:p>Hautes-Alpes</text:p>
          </table:table-cell>
          <table:table-cell office:value-type="string">
            <text:p>Provence-Alpes-Côte d’Azur</text:p>
          </table:table-cell>
          <table:table-cell office:value-type="string">
            <text:p>24 571</text:p>
          </table:table-cell>
          <table:table-cell office:value-type="string">
            <text:p>28 233</text:p>
          </table:table-cell>
          <table:table-cell office:value-type="string">
            <text:p>30 676</text:p>
          </table:table-cell>
          <table:table-cell office:value-type="string">
            <text:p>33 444</text:p>
          </table:table-cell>
          <table:table-cell office:value-type="string">
            <text:p>36 262</text:p>
          </table:table-cell>
          <table:table-cell office:value-type="string">
            <text:p>37 332</text:p>
          </table:table-cell>
          <table:table-cell office:value-type="string">
            <text:p>39 243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Le Lamentin</text:p>
          </table:table-cell>
          <table:table-cell table:number-columns-repeated="2" office:value-type="string">
            <text:p>Martinique</text:p>
          </table:table-cell>
          <table:table-cell office:value-type="string">
            <text:p>18 553</text:p>
          </table:table-cell>
          <table:table-cell office:value-type="string">
            <text:p>23 145</text:p>
          </table:table-cell>
          <table:table-cell office:value-type="string">
            <text:p>26 367</text:p>
          </table:table-cell>
          <table:table-cell office:value-type="string">
            <text:p>30 028</text:p>
          </table:table-cell>
          <table:table-cell office:value-type="string">
            <text:p>35 460</text:p>
          </table:table-cell>
          <table:table-cell office:value-type="string">
            <text:p>39 847</text:p>
          </table:table-cell>
          <table:table-cell office:value-type="string">
            <text:p>39 162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Chartres</text:p>
          </table:table-cell>
          <table:table-cell office:value-type="string">
            <text:p>Eure-et-Loir</text:p>
          </table:table-cell>
          <table:table-cell office:value-type="string">
            <text:p>Centre</text:p>
          </table:table-cell>
          <table:table-cell office:value-type="string">
            <text:p>34 469</text:p>
          </table:table-cell>
          <table:table-cell office:value-type="string">
            <text:p>38 928</text:p>
          </table:table-cell>
          <table:table-cell office:value-type="string">
            <text:p>37 119</text:p>
          </table:table-cell>
          <table:table-cell office:value-type="string">
            <text:p>39 595</text:p>
          </table:table-cell>
          <table:table-cell office:value-type="string">
            <text:p>40 361</text:p>
          </table:table-cell>
          <table:table-cell office:value-type="string">
            <text:p>40 022</text:p>
          </table:table-cell>
          <table:table-cell office:value-type="string">
            <text:p>39 122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Cherbourg-Octeville</text:p>
          </table:table-cell>
          <table:table-cell office:value-type="string">
            <text:p>Manche</text:p>
          </table:table-cell>
          <table:table-cell office:value-type="string">
            <text:p>Basse-Normandie</text:p>
          </table:table-cell>
          <table:table-cell office:value-type="string">
            <text:p>47 708</text:p>
          </table:table-cell>
          <table:table-cell office:value-type="string">
            <text:p>48 513</text:p>
          </table:table-cell>
          <table:table-cell office:value-type="string">
            <text:p>46 993</text:p>
          </table:table-cell>
          <table:table-cell office:value-type="string">
            <text:p>45 341</text:p>
          </table:table-cell>
          <table:table-cell office:value-type="string">
            <text:p>42 318</text:p>
          </table:table-cell>
          <table:table-cell office:value-type="string">
            <text:p>40 838</text:p>
          </table:table-cell>
          <table:table-cell office:value-type="string">
            <text:p>39 003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Montluçon</text:p>
          </table:table-cell>
          <table:table-cell office:value-type="string">
            <text:p>Allier</text:p>
          </table:table-cell>
          <table:table-cell office:value-type="string">
            <text:p>Auvergne</text:p>
          </table:table-cell>
          <table:table-cell office:value-type="string">
            <text:p>57 871</text:p>
          </table:table-cell>
          <table:table-cell office:value-type="string">
            <text:p>56 468</text:p>
          </table:table-cell>
          <table:table-cell office:value-type="string">
            <text:p>49 912</text:p>
          </table:table-cell>
          <table:table-cell office:value-type="string">
            <text:p>44 248</text:p>
          </table:table-cell>
          <table:table-cell office:value-type="string">
            <text:p>41 362</text:p>
          </table:table-cell>
          <table:table-cell office:value-type="string">
            <text:p>39 889</text:p>
          </table:table-cell>
          <table:table-cell office:value-type="string">
            <text:p>38 978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Bron</text:p>
          </table:table-cell>
          <table:table-cell office:value-type="string">
            <text:p>Rhône</text:p>
          </table:table-cell>
          <table:table-cell office:value-type="string">
            <text:p>Rhône-Alpes</text:p>
          </table:table-cell>
          <table:table-cell office:value-type="string">
            <text:p>41 619</text:p>
          </table:table-cell>
          <table:table-cell office:value-type="string">
            <text:p>44 563</text:p>
          </table:table-cell>
          <table:table-cell office:value-type="string">
            <text:p>40 638</text:p>
          </table:table-cell>
          <table:table-cell office:value-type="string">
            <text:p>39 683</text:p>
          </table:table-cell>
          <table:table-cell office:value-type="string">
            <text:p>37 369</text:p>
          </table:table-cell>
          <table:table-cell office:value-type="string">
            <text:p>38 919</text:p>
          </table:table-cell>
          <table:table-cell office:value-type="string">
            <text:p>38 827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Marcq-en-Barœul</text:p>
          </table:table-cell>
          <table:table-cell office:value-type="string">
            <text:p>Nord</text:p>
          </table:table-cell>
          <table:table-cell office:value-type="string">
            <text:p>Nord-Pas-de-Calais</text:p>
          </table:table-cell>
          <table:table-cell office:value-type="string">
            <text:p>35 136</text:p>
          </table:table-cell>
          <table:table-cell office:value-type="string">
            <text:p>36 126</text:p>
          </table:table-cell>
          <table:table-cell office:value-type="string">
            <text:p>35 278</text:p>
          </table:table-cell>
          <table:table-cell office:value-type="string">
            <text:p>36 601</text:p>
          </table:table-cell>
          <table:table-cell office:value-type="string">
            <text:p>37 177</text:p>
          </table:table-cell>
          <table:table-cell office:value-type="string">
            <text:p>38 939</text:p>
          </table:table-cell>
          <table:table-cell office:value-type="string">
            <text:p>38 819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Gagny</text:p>
          </table:table-cell>
          <table:table-cell office:value-type="string">
            <text:p>Seine-Saint-Denis</text:p>
          </table:table-cell>
          <table:table-cell office:value-type="string">
            <text:p>Île-de-France</text:p>
          </table:table-cell>
          <table:table-cell office:value-type="string">
            <text:p>35 780</text:p>
          </table:table-cell>
          <table:table-cell office:value-type="string">
            <text:p>36 772</text:p>
          </table:table-cell>
          <table:table-cell office:value-type="string">
            <text:p>34 861</text:p>
          </table:table-cell>
          <table:table-cell office:value-type="string">
            <text:p>36 059</text:p>
          </table:table-cell>
          <table:table-cell office:value-type="string">
            <text:p>36 715</text:p>
          </table:table-cell>
          <table:table-cell office:value-type="string">
            <text:p>37 729</text:p>
          </table:table-cell>
          <table:table-cell office:value-type="string">
            <text:p>38 765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Le Port</text:p>
          </table:table-cell>
          <table:table-cell table:number-columns-repeated="2" office:value-type="string">
            <text:p>La Réunion</text:p>
          </table:table-cell>
          <table:table-cell office:value-type="string">
            <text:p>19 768</text:p>
          </table:table-cell>
          <table:table-cell office:value-type="string">
            <text:p>25 068</text:p>
          </table:table-cell>
          <table:table-cell office:value-type="string">
            <text:p>30 131</text:p>
          </table:table-cell>
          <table:table-cell office:value-type="string">
            <text:p>34 692</text:p>
          </table:table-cell>
          <table:table-cell office:value-type="string">
            <text:p>38 412</text:p>
          </table:table-cell>
          <table:table-cell office:value-type="string">
            <text:p>38 148</text:p>
          </table:table-cell>
          <table:table-cell office:value-type="string">
            <text:p>38 609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Bagneux</text:p>
          </table:table-cell>
          <table:table-cell office:value-type="string">
            <text:p>Hauts-de-Seine</text:p>
          </table:table-cell>
          <table:table-cell office:value-type="string">
            <text:p>Île-de-France</text:p>
          </table:table-cell>
          <table:table-cell office:value-type="string">
            <text:p>42 006</text:p>
          </table:table-cell>
          <table:table-cell office:value-type="string">
            <text:p>40 674</text:p>
          </table:table-cell>
          <table:table-cell office:value-type="string">
            <text:p>40 385</text:p>
          </table:table-cell>
          <table:table-cell office:value-type="string">
            <text:p>36 364</text:p>
          </table:table-cell>
          <table:table-cell office:value-type="string">
            <text:p>37 252</text:p>
          </table:table-cell>
          <table:table-cell office:value-type="string">
            <text:p>38 936</text:p>
          </table:table-cell>
          <table:table-cell office:value-type="string">
            <text:p>38 495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Rezé</text:p>
          </table:table-cell>
          <table:table-cell office:value-type="string">
            <text:p>Loire-Atlantique</text:p>
          </table:table-cell>
          <table:table-cell office:value-type="string">
            <text:p>Pays de la Loire</text:p>
          </table:table-cell>
          <table:table-cell office:value-type="string">
            <text:p>33 509</text:p>
          </table:table-cell>
          <table:table-cell office:value-type="string">
            <text:p>35 730</text:p>
          </table:table-cell>
          <table:table-cell office:value-type="string">
            <text:p>33 562</text:p>
          </table:table-cell>
          <table:table-cell office:value-type="string">
            <text:p>33 262</text:p>
          </table:table-cell>
          <table:table-cell office:value-type="string">
            <text:p>35 478</text:p>
          </table:table-cell>
          <table:table-cell office:value-type="string">
            <text:p>37 333</text:p>
          </table:table-cell>
          <table:table-cell office:value-type="string">
            <text:p>38 214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Poissy</text:p>
          </table:table-cell>
          <table:table-cell office:value-type="string">
            <text:p>Yvelines</text:p>
          </table:table-cell>
          <table:table-cell office:value-type="string">
            <text:p>Île-de-France</text:p>
          </table:table-cell>
          <table:table-cell office:value-type="string">
            <text:p>33 613</text:p>
          </table:table-cell>
          <table:table-cell office:value-type="string">
            <text:p>37 497</text:p>
          </table:table-cell>
          <table:table-cell office:value-type="string">
            <text:p>36 389</text:p>
          </table:table-cell>
          <table:table-cell office:value-type="string">
            <text:p>36 745</text:p>
          </table:table-cell>
          <table:table-cell office:value-type="string">
            <text:p>35 841</text:p>
          </table:table-cell>
          <table:table-cell office:value-type="string">
            <text:p>35 860</text:p>
          </table:table-cell>
          <table:table-cell office:value-type="string">
            <text:p>37 816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La Courneuve</text:p>
          </table:table-cell>
          <table:table-cell office:value-type="string">
            <text:p>Seine-Saint-Denis</text:p>
          </table:table-cell>
          <table:table-cell office:value-type="string">
            <text:p>Île-de-France</text:p>
          </table:table-cell>
          <table:table-cell office:value-type="string">
            <text:p>43 318</text:p>
          </table:table-cell>
          <table:table-cell office:value-type="string">
            <text:p>37 958</text:p>
          </table:table-cell>
          <table:table-cell office:value-type="string">
            <text:p>33 537</text:p>
          </table:table-cell>
          <table:table-cell office:value-type="string">
            <text:p>34 139</text:p>
          </table:table-cell>
          <table:table-cell office:value-type="string">
            <text:p>35 310</text:p>
          </table:table-cell>
          <table:table-cell office:value-type="string">
            <text:p>37 034</text:p>
          </table:table-cell>
          <table:table-cell office:value-type="string">
            <text:p>37 700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Anglet</text:p>
          </table:table-cell>
          <table:table-cell office:value-type="string">
            <text:p>Pyrénées-Atlantiques</text:p>
          </table:table-cell>
          <table:table-cell office:value-type="string">
            <text:p>Aquitaine</text:p>
          </table:table-cell>
          <table:table-cell office:value-type="string">
            <text:p>21 190</text:p>
          </table:table-cell>
          <table:table-cell office:value-type="string">
            <text:p>25 245</text:p>
          </table:table-cell>
          <table:table-cell office:value-type="string">
            <text:p>29 821</text:p>
          </table:table-cell>
          <table:table-cell office:value-type="string">
            <text:p>33 041</text:p>
          </table:table-cell>
          <table:table-cell office:value-type="string">
            <text:p>35 263</text:p>
          </table:table-cell>
          <table:table-cell office:value-type="string">
            <text:p>37 646</text:p>
          </table:table-cell>
          <table:table-cell office:value-type="string">
            <text:p>37 661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Saint-Laurent-du-Maroni</text:p>
          </table:table-cell>
          <table:table-cell office:value-type="string">
            <text:p>Guyane</text:p>
          </table:table-cell>
          <table:table-cell office:value-type="string">
            <text:p>Guyane française</text:p>
          </table:table-cell>
          <table:table-cell office:value-type="string">
            <text:p>5 031</text:p>
          </table:table-cell>
          <table:table-cell office:value-type="string">
            <text:p>5 055</text:p>
          </table:table-cell>
          <table:table-cell office:value-type="string">
            <text:p>6 971</text:p>
          </table:table-cell>
          <table:table-cell office:value-type="string">
            <text:p>13 616</text:p>
          </table:table-cell>
          <table:table-cell office:value-type="string">
            <text:p>19 211</text:p>
          </table:table-cell>
          <table:table-cell office:value-type="string">
            <text:p>33 707</text:p>
          </table:table-cell>
          <table:table-cell office:value-type="string">
            <text:p>37 524</text:p>
          </table:table-cell>
          <table:table-cell office:value-type="string">
            <text:p>38 36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Nevers</text:p>
          </table:table-cell>
          <table:table-cell office:value-type="string">
            <text:p>Nièvre</text:p>
          </table:table-cell>
          <table:table-cell office:value-type="string">
            <text:p>Bourgogne</text:p>
          </table:table-cell>
          <table:table-cell office:value-type="string">
            <text:p>42 422</text:p>
          </table:table-cell>
          <table:table-cell office:value-type="string">
            <text:p>45 480</text:p>
          </table:table-cell>
          <table:table-cell office:value-type="string">
            <text:p>43 013</text:p>
          </table:table-cell>
          <table:table-cell office:value-type="string">
            <text:p>41 968</text:p>
          </table:table-cell>
          <table:table-cell office:value-type="string">
            <text:p>40 932</text:p>
          </table:table-cell>
          <table:table-cell office:value-type="string">
            <text:p>38 496</text:p>
          </table:table-cell>
          <table:table-cell office:value-type="string">
            <text:p>37 470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Savigny-sur-Orge</text:p>
          </table:table-cell>
          <table:table-cell office:value-type="string">
            <text:p>Essonne</text:p>
          </table:table-cell>
          <table:table-cell office:value-type="string">
            <text:p>Île-de-France</text:p>
          </table:table-cell>
          <table:table-cell office:value-type="string">
            <text:p>31 956</text:p>
          </table:table-cell>
          <table:table-cell office:value-type="string">
            <text:p>34 478</text:p>
          </table:table-cell>
          <table:table-cell office:value-type="string">
            <text:p>32 502</text:p>
          </table:table-cell>
          <table:table-cell office:value-type="string">
            <text:p>33 295</text:p>
          </table:table-cell>
          <table:table-cell office:value-type="string">
            <text:p>36 258</text:p>
          </table:table-cell>
          <table:table-cell office:value-type="string">
            <text:p>37 259</text:p>
          </table:table-cell>
          <table:table-cell office:value-type="string">
            <text:p>37 092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Roanne</text:p>
          </table:table-cell>
          <table:table-cell office:value-type="string">
            <text:p>Loire</text:p>
          </table:table-cell>
          <table:table-cell office:value-type="string">
            <text:p>Rhône-Alpes</text:p>
          </table:table-cell>
          <table:table-cell office:value-type="string">
            <text:p>53 385</text:p>
          </table:table-cell>
          <table:table-cell office:value-type="string">
            <text:p>55 198</text:p>
          </table:table-cell>
          <table:table-cell office:value-type="string">
            <text:p>48 708</text:p>
          </table:table-cell>
          <table:table-cell office:value-type="string">
            <text:p>41 759</text:p>
          </table:table-cell>
          <table:table-cell office:value-type="string">
            <text:p>38 896</text:p>
          </table:table-cell>
          <table:table-cell office:value-type="string">
            <text:p>36 126</text:p>
          </table:table-cell>
          <table:table-cell office:value-type="string">
            <text:p>36 866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Auxerre</text:p>
          </table:table-cell>
          <table:table-cell office:value-type="string">
            <text:p>Yonne</text:p>
          </table:table-cell>
          <table:table-cell office:value-type="string">
            <text:p>Bourgogne</text:p>
          </table:table-cell>
          <table:table-cell office:value-type="string">
            <text:p>36 063</text:p>
          </table:table-cell>
          <table:table-cell office:value-type="string">
            <text:p>38 342</text:p>
          </table:table-cell>
          <table:table-cell office:value-type="string">
            <text:p>38 741</text:p>
          </table:table-cell>
          <table:table-cell office:value-type="string">
            <text:p>38 819</text:p>
          </table:table-cell>
          <table:table-cell office:value-type="string">
            <text:p>37 790</text:p>
          </table:table-cell>
          <table:table-cell office:value-type="string">
            <text:p>37 419</text:p>
          </table:table-cell>
          <table:table-cell office:value-type="string">
            <text:p>36 702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Draguignan</text:p>
          </table:table-cell>
          <table:table-cell office:value-type="string">
            <text:p>Var</text:p>
          </table:table-cell>
          <table:table-cell office:value-type="string">
            <text:p>Provence-Alpes-Côte d’Azur</text:p>
          </table:table-cell>
          <table:table-cell office:value-type="string">
            <text:p>18 376</text:p>
          </table:table-cell>
          <table:table-cell office:value-type="string">
            <text:p>21 448</text:p>
          </table:table-cell>
          <table:table-cell office:value-type="string">
            <text:p>26 667</text:p>
          </table:table-cell>
          <table:table-cell office:value-type="string">
            <text:p>30 183</text:p>
          </table:table-cell>
          <table:table-cell office:value-type="string">
            <text:p>32 829</text:p>
          </table:table-cell>
          <table:table-cell office:value-type="string">
            <text:p>37 088</text:p>
          </table:table-cell>
          <table:table-cell office:value-type="string">
            <text:p>36 60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Vitrolles</text:p>
          </table:table-cell>
          <table:table-cell office:value-type="string">
            <text:p>Bouches-du-Rhône</text:p>
          </table:table-cell>
          <table:table-cell office:value-type="string">
            <text:p>Provence-Alpes-Côte d’Azur</text:p>
          </table:table-cell>
          <table:table-cell office:value-type="string">
            <text:p>5 050</text:p>
          </table:table-cell>
          <table:table-cell office:value-type="string">
            <text:p>13 413</text:p>
          </table:table-cell>
          <table:table-cell office:value-type="string">
            <text:p>22 725</text:p>
          </table:table-cell>
          <table:table-cell office:value-type="string">
            <text:p>35 397</text:p>
          </table:table-cell>
          <table:table-cell office:value-type="string">
            <text:p>36 784</text:p>
          </table:table-cell>
          <table:table-cell office:value-type="string">
            <text:p>37 690</text:p>
          </table:table-cell>
          <table:table-cell office:value-type="string">
            <text:p>36 117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Joué-lès-Tours</text:p>
          </table:table-cell>
          <table:table-cell office:value-type="string">
            <text:p>Indre-et-Loire</text:p>
          </table:table-cell>
          <table:table-cell office:value-type="string">
            <text:p>Centre</text:p>
          </table:table-cell>
          <table:table-cell office:value-type="string">
            <text:p>17 826</text:p>
          </table:table-cell>
          <table:table-cell office:value-type="string">
            <text:p>27 450</text:p>
          </table:table-cell>
          <table:table-cell office:value-type="string">
            <text:p>34 704</text:p>
          </table:table-cell>
          <table:table-cell office:value-type="string">
            <text:p>36 798</text:p>
          </table:table-cell>
          <table:table-cell office:value-type="string">
            <text:p>36 517</text:p>
          </table:table-cell>
          <table:table-cell office:value-type="string">
            <text:p>36 233</text:p>
          </table:table-cell>
          <table:table-cell office:value-type="string">
            <text:p>36 000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Saint-Chamond</text:p>
          </table:table-cell>
          <table:table-cell office:value-type="string">
            <text:p>Loire</text:p>
          </table:table-cell>
          <table:table-cell office:value-type="string">
            <text:p>Rhône-Alpes</text:p>
          </table:table-cell>
          <table:table-cell office:value-type="string">
            <text:p>37 728</text:p>
          </table:table-cell>
          <table:table-cell office:value-type="string">
            <text:p>40 250</text:p>
          </table:table-cell>
          <table:table-cell office:value-type="string">
            <text:p>40 267</text:p>
          </table:table-cell>
          <table:table-cell office:value-type="string">
            <text:p>38 878</text:p>
          </table:table-cell>
          <table:table-cell office:value-type="string">
            <text:p>37 378</text:p>
          </table:table-cell>
          <table:table-cell office:value-type="string">
            <text:p>35 608</text:p>
          </table:table-cell>
          <table:table-cell office:value-type="string">
            <text:p>35 891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Saint-Joseph</text:p>
          </table:table-cell>
          <table:table-cell table:number-columns-repeated="2" office:value-type="string">
            <text:p>La Réunion</text:p>
          </table:table-cell>
          <table:table-cell office:value-type="string">
            <text:p>22 361</text:p>
          </table:table-cell>
          <table:table-cell office:value-type="string">
            <text:p>23 653</text:p>
          </table:table-cell>
          <table:table-cell office:value-type="string">
            <text:p>23 307</text:p>
          </table:table-cell>
          <table:table-cell office:value-type="string">
            <text:p>25 630</text:p>
          </table:table-cell>
          <table:table-cell office:value-type="string">
            <text:p>30 293</text:p>
          </table:table-cell>
          <table:table-cell office:value-type="string">
            <text:p>33 509</text:p>
          </table:table-cell>
          <table:table-cell office:value-type="string">
            <text:p>35 846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Lens</text:p>
          </table:table-cell>
          <table:table-cell office:value-type="string">
            <text:p>Pas-de-Calais</text:p>
          </table:table-cell>
          <table:table-cell office:value-type="string">
            <text:p>Nord-Pas-de-Calais</text:p>
          </table:table-cell>
          <table:table-cell office:value-type="string">
            <text:p>41 874</text:p>
          </table:table-cell>
          <table:table-cell office:value-type="string">
            <text:p>40 199</text:p>
          </table:table-cell>
          <table:table-cell office:value-type="string">
            <text:p>38 244</text:p>
          </table:table-cell>
          <table:table-cell office:value-type="string">
            <text:p>35 017</text:p>
          </table:table-cell>
          <table:table-cell office:value-type="string">
            <text:p>36 206</text:p>
          </table:table-cell>
          <table:table-cell office:value-type="string">
            <text:p>35 583</text:p>
          </table:table-cell>
          <table:table-cell office:value-type="string">
            <text:p>35 830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Villepinte</text:p>
          </table:table-cell>
          <table:table-cell office:value-type="string">
            <text:p>Seine-Saint-Denis</text:p>
          </table:table-cell>
          <table:table-cell office:value-type="string">
            <text:p>Île-de-France</text:p>
          </table:table-cell>
          <table:table-cell office:value-type="string">
            <text:p>12 103</text:p>
          </table:table-cell>
          <table:table-cell office:value-type="string">
            <text:p>17 465</text:p>
          </table:table-cell>
          <table:table-cell office:value-type="string">
            <text:p>23 745</text:p>
          </table:table-cell>
          <table:table-cell office:value-type="string">
            <text:p>30 303</text:p>
          </table:table-cell>
          <table:table-cell office:value-type="string">
            <text:p>33 782</text:p>
          </table:table-cell>
          <table:table-cell office:value-type="string">
            <text:p>35 592</text:p>
          </table:table-cell>
          <table:table-cell office:value-type="string">
            <text:p>35 740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Saint-Martin-d'Hères</text:p>
          </table:table-cell>
          <table:table-cell office:value-type="string">
            <text:p>Isère</text:p>
          </table:table-cell>
          <table:table-cell office:value-type="string">
            <text:p>Rhône-Alpes</text:p>
          </table:table-cell>
          <table:table-cell office:value-type="string">
            <text:p>33 605</text:p>
          </table:table-cell>
          <table:table-cell office:value-type="string">
            <text:p>38 052</text:p>
          </table:table-cell>
          <table:table-cell office:value-type="string">
            <text:p>35 188</text:p>
          </table:table-cell>
          <table:table-cell office:value-type="string">
            <text:p>34 341</text:p>
          </table:table-cell>
          <table:table-cell office:value-type="string">
            <text:p>35 777</text:p>
          </table:table-cell>
          <table:table-cell office:value-type="string">
            <text:p>35 217</text:p>
          </table:table-cell>
          <table:table-cell office:value-type="string">
            <text:p>35 669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Échirolles</text:p>
          </table:table-cell>
          <table:table-cell office:value-type="string">
            <text:p>Isère</text:p>
          </table:table-cell>
          <table:table-cell office:value-type="string">
            <text:p>Rhône-Alpes</text:p>
          </table:table-cell>
          <table:table-cell office:value-type="string">
            <text:p>15 429</text:p>
          </table:table-cell>
          <table:table-cell office:value-type="string">
            <text:p>33 288</text:p>
          </table:table-cell>
          <table:table-cell office:value-type="string">
            <text:p>37 360</text:p>
          </table:table-cell>
          <table:table-cell office:value-type="string">
            <text:p>34 435</text:p>
          </table:table-cell>
          <table:table-cell office:value-type="string">
            <text:p>32 806</text:p>
          </table:table-cell>
          <table:table-cell office:value-type="string">
            <text:p>35 687</text:p>
          </table:table-cell>
          <table:table-cell office:value-type="string">
            <text:p>35 657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Montélimar</text:p>
          </table:table-cell>
          <table:table-cell office:value-type="string">
            <text:p>Drôme</text:p>
          </table:table-cell>
          <table:table-cell office:value-type="string">
            <text:p>Rhône-Alpes</text:p>
          </table:table-cell>
          <table:table-cell office:value-type="string">
            <text:p>26 748</text:p>
          </table:table-cell>
          <table:table-cell office:value-type="string">
            <text:p>28 058</text:p>
          </table:table-cell>
          <table:table-cell office:value-type="string">
            <text:p>29 161</text:p>
          </table:table-cell>
          <table:table-cell office:value-type="string">
            <text:p>29 982</text:p>
          </table:table-cell>
          <table:table-cell office:value-type="string">
            <text:p>31 344</text:p>
          </table:table-cell>
          <table:table-cell office:value-type="string">
            <text:p>33 924</text:p>
          </table:table-cell>
          <table:table-cell office:value-type="string">
            <text:p>35 495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Conflans-Sainte-Honorine</text:p>
          </table:table-cell>
          <table:table-cell office:value-type="string">
            <text:p>Yvelines</text:p>
          </table:table-cell>
          <table:table-cell office:value-type="string">
            <text:p>Île-de-France</text:p>
          </table:table-cell>
          <table:table-cell office:value-type="string">
            <text:p>26 304</text:p>
          </table:table-cell>
          <table:table-cell office:value-type="string">
            <text:p>31 066</text:p>
          </table:table-cell>
          <table:table-cell office:value-type="string">
            <text:p>28 977</text:p>
          </table:table-cell>
          <table:table-cell office:value-type="string">
            <text:p>31 467</text:p>
          </table:table-cell>
          <table:table-cell office:value-type="string">
            <text:p>33 327</text:p>
          </table:table-cell>
          <table:table-cell office:value-type="string">
            <text:p>33 671</text:p>
          </table:table-cell>
          <table:table-cell office:value-type="string">
            <text:p>35 335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Pontault-Combault</text:p>
          </table:table-cell>
          <table:table-cell office:value-type="string">
            <text:p>Seine-et-Marne</text:p>
          </table:table-cell>
          <table:table-cell office:value-type="string">
            <text:p>Île-de-France</text:p>
          </table:table-cell>
          <table:table-cell office:value-type="string">
            <text:p>9 282</text:p>
          </table:table-cell>
          <table:table-cell office:value-type="string">
            <text:p>16 761</text:p>
          </table:table-cell>
          <table:table-cell office:value-type="string">
            <text:p>19 037</text:p>
          </table:table-cell>
          <table:table-cell office:value-type="string">
            <text:p>26 804</text:p>
          </table:table-cell>
          <table:table-cell office:value-type="string">
            <text:p>32 886</text:p>
          </table:table-cell>
          <table:table-cell office:value-type="string">
            <text:p>34 546</text:p>
          </table:table-cell>
          <table:table-cell office:value-type="string">
            <text:p>35 252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Tremblay-en-France</text:p>
          </table:table-cell>
          <table:table-cell office:value-type="string">
            <text:p>Seine-Saint-Denis</text:p>
          </table:table-cell>
          <table:table-cell office:value-type="string">
            <text:p>Île-de-France</text:p>
          </table:table-cell>
          <table:table-cell office:value-type="string">
            <text:p>18 482</text:p>
          </table:table-cell>
          <table:table-cell office:value-type="string">
            <text:p>26 846</text:p>
          </table:table-cell>
          <table:table-cell office:value-type="string">
            <text:p>29 644</text:p>
          </table:table-cell>
          <table:table-cell office:value-type="string">
            <text:p>31 385</text:p>
          </table:table-cell>
          <table:table-cell office:value-type="string">
            <text:p>33 885</text:p>
          </table:table-cell>
          <table:table-cell office:value-type="string">
            <text:p>35 340</text:p>
          </table:table-cell>
          <table:table-cell office:value-type="string">
            <text:p>35 036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Six-Fours-les-Plages</text:p>
          </table:table-cell>
          <table:table-cell office:value-type="string">
            <text:p>Var</text:p>
          </table:table-cell>
          <table:table-cell office:value-type="string">
            <text:p>Provence-Alpes-Côte d’Azur</text:p>
          </table:table-cell>
          <table:table-cell office:value-type="string">
            <text:p>15 118</text:p>
          </table:table-cell>
          <table:table-cell office:value-type="string">
            <text:p>20 090</text:p>
          </table:table-cell>
          <table:table-cell office:value-type="string">
            <text:p>25 526</text:p>
          </table:table-cell>
          <table:table-cell office:value-type="string">
            <text:p>28 957</text:p>
          </table:table-cell>
          <table:table-cell office:value-type="string">
            <text:p>32 742</text:p>
          </table:table-cell>
          <table:table-cell office:value-type="string">
            <text:p>34 325</text:p>
          </table:table-cell>
          <table:table-cell office:value-type="string">
            <text:p>34 919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Villefranche-sur-Saône</text:p>
          </table:table-cell>
          <table:table-cell office:value-type="string">
            <text:p>Rhône</text:p>
          </table:table-cell>
          <table:table-cell office:value-type="string">
            <text:p>Rhône-Alpes</text:p>
          </table:table-cell>
          <table:table-cell office:value-type="string">
            <text:p>26 338</text:p>
          </table:table-cell>
          <table:table-cell office:value-type="string">
            <text:p>30 341</text:p>
          </table:table-cell>
          <table:table-cell office:value-type="string">
            <text:p>28 881</text:p>
          </table:table-cell>
          <table:table-cell office:value-type="string">
            <text:p>29 542</text:p>
          </table:table-cell>
          <table:table-cell office:value-type="string">
            <text:p>30 647</text:p>
          </table:table-cell>
          <table:table-cell office:value-type="string">
            <text:p>34 188</text:p>
          </table:table-cell>
          <table:table-cell office:value-type="string">
            <text:p>34 686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Saint-Benoît</text:p>
          </table:table-cell>
          <table:table-cell table:number-columns-repeated="2" office:value-type="string">
            <text:p>La Réunion</text:p>
          </table:table-cell>
          <table:table-cell office:value-type="string">
            <text:p>19 492</text:p>
          </table:table-cell>
          <table:table-cell office:value-type="string">
            <text:p>21 658</text:p>
          </table:table-cell>
          <table:table-cell office:value-type="string">
            <text:p>23 541</text:p>
          </table:table-cell>
          <table:table-cell office:value-type="string">
            <text:p>26 187</text:p>
          </table:table-cell>
          <table:table-cell office:value-type="string">
            <text:p>31 560</text:p>
          </table:table-cell>
          <table:table-cell office:value-type="string">
            <text:p>33 187</text:p>
          </table:table-cell>
          <table:table-cell office:value-type="string">
            <text:p>34 682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Haguenau</text:p>
          </table:table-cell>
          <table:table-cell office:value-type="string">
            <text:p>Bas-Rhin</text:p>
          </table:table-cell>
          <table:table-cell office:value-type="string">
            <text:p>Alsace</text:p>
          </table:table-cell>
          <table:table-cell office:value-type="string">
            <text:p>22 944</text:p>
          </table:table-cell>
          <table:table-cell office:value-type="string">
            <text:p>25 147</text:p>
          </table:table-cell>
          <table:table-cell office:value-type="string">
            <text:p>26 629</text:p>
          </table:table-cell>
          <table:table-cell office:value-type="string">
            <text:p>27 675</text:p>
          </table:table-cell>
          <table:table-cell office:value-type="string">
            <text:p>32 242</text:p>
          </table:table-cell>
          <table:table-cell office:value-type="string">
            <text:p>34 891</text:p>
          </table:table-cell>
          <table:table-cell office:value-type="string">
            <text:p>34 648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Creil</text:p>
          </table:table-cell>
          <table:table-cell office:value-type="string">
            <text:p>Oise</text:p>
          </table:table-cell>
          <table:table-cell office:value-type="string">
            <text:p>Picardie</text:p>
          </table:table-cell>
          <table:table-cell office:value-type="string">
            <text:p>32 544</text:p>
          </table:table-cell>
          <table:table-cell office:value-type="string">
            <text:p>32 509</text:p>
          </table:table-cell>
          <table:table-cell office:value-type="string">
            <text:p>34 709</text:p>
          </table:table-cell>
          <table:table-cell office:value-type="string">
            <text:p>31 956</text:p>
          </table:table-cell>
          <table:table-cell office:value-type="string">
            <text:p>30 675</text:p>
          </table:table-cell>
          <table:table-cell office:value-type="string">
            <text:p>33 479</text:p>
          </table:table-cell>
          <table:table-cell office:value-type="string">
            <text:p>34 327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Colomiers</text:p>
          </table:table-cell>
          <table:table-cell office:value-type="string">
            <text:p>Haute-Garonne</text:p>
          </table:table-cell>
          <table:table-cell office:value-type="string">
            <text:p>Midi-Pyrénées</text:p>
          </table:table-cell>
          <table:table-cell office:value-type="string">
            <text:p>10 584</text:p>
          </table:table-cell>
          <table:table-cell office:value-type="string">
            <text:p>20 126</text:p>
          </table:table-cell>
          <table:table-cell office:value-type="string">
            <text:p>23 326</text:p>
          </table:table-cell>
          <table:table-cell office:value-type="string">
            <text:p>26 979</text:p>
          </table:table-cell>
          <table:table-cell office:value-type="string">
            <text:p>28 538</text:p>
          </table:table-cell>
          <table:table-cell office:value-type="string">
            <text:p>32 110</text:p>
          </table:table-cell>
          <table:table-cell office:value-type="string">
            <text:p>34 306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Saint-Raphaël</text:p>
          </table:table-cell>
          <table:table-cell office:value-type="string">
            <text:p>Var</text:p>
          </table:table-cell>
          <table:table-cell office:value-type="string">
            <text:p>Provence-Alpes-Côte d’Azur</text:p>
          </table:table-cell>
          <table:table-cell office:value-type="string">
            <text:p>17 844</text:p>
          </table:table-cell>
          <table:table-cell office:value-type="string">
            <text:p>21 080</text:p>
          </table:table-cell>
          <table:table-cell office:value-type="string">
            <text:p>24 118</text:p>
          </table:table-cell>
          <table:table-cell office:value-type="string">
            <text:p>26 616</text:p>
          </table:table-cell>
          <table:table-cell office:value-type="string">
            <text:p>30 671</text:p>
          </table:table-cell>
          <table:table-cell office:value-type="string">
            <text:p>33 804</text:p>
          </table:table-cell>
          <table:table-cell office:value-type="string">
            <text:p>34 269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Marignane</text:p>
          </table:table-cell>
          <table:table-cell office:value-type="string">
            <text:p>Bouches-du-Rhône</text:p>
          </table:table-cell>
          <table:table-cell office:value-type="string">
            <text:p>Provence-Alpes-Côte d’Azur</text:p>
          </table:table-cell>
          <table:table-cell office:value-type="string">
            <text:p>20 044</text:p>
          </table:table-cell>
          <table:table-cell office:value-type="string">
            <text:p>26 477</text:p>
          </table:table-cell>
          <table:table-cell office:value-type="string">
            <text:p>31 109</text:p>
          </table:table-cell>
          <table:table-cell office:value-type="string">
            <text:p>32 325</text:p>
          </table:table-cell>
          <table:table-cell office:value-type="string">
            <text:p>34 006</text:p>
          </table:table-cell>
          <table:table-cell office:value-type="string">
            <text:p>32 921</text:p>
          </table:table-cell>
          <table:table-cell office:value-type="string">
            <text:p>34 226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Mâcon</text:p>
          </table:table-cell>
          <table:table-cell office:value-type="string">
            <text:p>Saône-et-Loire</text:p>
          </table:table-cell>
          <table:table-cell office:value-type="string">
            <text:p>Bourgogne</text:p>
          </table:table-cell>
          <table:table-cell office:value-type="string">
            <text:p>34 227</text:p>
          </table:table-cell>
          <table:table-cell office:value-type="string">
            <text:p>39 344</text:p>
          </table:table-cell>
          <table:table-cell office:value-type="string">
            <text:p>38 404</text:p>
          </table:table-cell>
          <table:table-cell office:value-type="string">
            <text:p>37 275</text:p>
          </table:table-cell>
          <table:table-cell office:value-type="string">
            <text:p>34 469</text:p>
          </table:table-cell>
          <table:table-cell office:value-type="string">
            <text:p>34 171</text:p>
          </table:table-cell>
          <table:table-cell office:value-type="string">
            <text:p>34 136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Sainte-Geneviève-des-Bois</text:p>
          </table:table-cell>
          <table:table-cell office:value-type="string">
            <text:p>Essonne</text:p>
          </table:table-cell>
          <table:table-cell office:value-type="string">
            <text:p>Île-de-France</text:p>
          </table:table-cell>
          <table:table-cell office:value-type="string">
            <text:p>23 684</text:p>
          </table:table-cell>
          <table:table-cell office:value-type="string">
            <text:p>31 859</text:p>
          </table:table-cell>
          <table:table-cell office:value-type="string">
            <text:p>30 439</text:p>
          </table:table-cell>
          <table:table-cell office:value-type="string">
            <text:p>31 286</text:p>
          </table:table-cell>
          <table:table-cell office:value-type="string">
            <text:p>32 125</text:p>
          </table:table-cell>
          <table:table-cell office:value-type="string">
            <text:p>34 024</text:p>
          </table:table-cell>
          <table:table-cell office:value-type="string">
            <text:p>34 053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Stains</text:p>
          </table:table-cell>
          <table:table-cell office:value-type="string">
            <text:p>Seine-Saint-Denis</text:p>
          </table:table-cell>
          <table:table-cell office:value-type="string">
            <text:p>Île-de-France</text:p>
          </table:table-cell>
          <table:table-cell office:value-type="string">
            <text:p>32 169</text:p>
          </table:table-cell>
          <table:table-cell office:value-type="string">
            <text:p>35 545</text:p>
          </table:table-cell>
          <table:table-cell office:value-type="string">
            <text:p>36 079</text:p>
          </table:table-cell>
          <table:table-cell office:value-type="string">
            <text:p>34 879</text:p>
          </table:table-cell>
          <table:table-cell office:value-type="string">
            <text:p>32 839</text:p>
          </table:table-cell>
          <table:table-cell office:value-type="string">
            <text:p>34 670</text:p>
          </table:table-cell>
          <table:table-cell office:value-type="string">
            <text:p>33 951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Agen</text:p>
          </table:table-cell>
          <table:table-cell office:value-type="string">
            <text:p>Lot-et-Garonne</text:p>
          </table:table-cell>
          <table:table-cell office:value-type="string">
            <text:p>Aquitaine</text:p>
          </table:table-cell>
          <table:table-cell office:value-type="string">
            <text:p>34 949</text:p>
          </table:table-cell>
          <table:table-cell office:value-type="string">
            <text:p>34 039</text:p>
          </table:table-cell>
          <table:table-cell office:value-type="string">
            <text:p>31 593</text:p>
          </table:table-cell>
          <table:table-cell office:value-type="string">
            <text:p>30 553</text:p>
          </table:table-cell>
          <table:table-cell office:value-type="string">
            <text:p>30 170</text:p>
          </table:table-cell>
          <table:table-cell office:value-type="string">
            <text:p>33 728</text:p>
          </table:table-cell>
          <table:table-cell office:value-type="string">
            <text:p>33 920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Bagnolet</text:p>
          </table:table-cell>
          <table:table-cell office:value-type="string">
            <text:p>Seine-Saint-Denis</text:p>
          </table:table-cell>
          <table:table-cell office:value-type="string">
            <text:p>Île-de-France</text:p>
          </table:table-cell>
          <table:table-cell office:value-type="string">
            <text:p>34 054</text:p>
          </table:table-cell>
          <table:table-cell office:value-type="string">
            <text:p>35 906</text:p>
          </table:table-cell>
          <table:table-cell office:value-type="string">
            <text:p>32 557</text:p>
          </table:table-cell>
          <table:table-cell office:value-type="string">
            <text:p>32 600</text:p>
          </table:table-cell>
          <table:table-cell office:value-type="string">
            <text:p>32 511</text:p>
          </table:table-cell>
          <table:table-cell office:value-type="string">
            <text:p>34 069</text:p>
          </table:table-cell>
          <table:table-cell office:value-type="string">
            <text:p>33 839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La Ciotat</text:p>
          </table:table-cell>
          <table:table-cell office:value-type="string">
            <text:p>Bouches-du-Rhône</text:p>
          </table:table-cell>
          <table:table-cell office:value-type="string">
            <text:p>Provence-Alpes-Côte d’Azur</text:p>
          </table:table-cell>
          <table:table-cell office:value-type="string">
            <text:p>23 916</text:p>
          </table:table-cell>
          <table:table-cell office:value-type="string">
            <text:p>32 721</text:p>
          </table:table-cell>
          <table:table-cell office:value-type="string">
            <text:p>31 727</text:p>
          </table:table-cell>
          <table:table-cell office:value-type="string">
            <text:p>30 620</text:p>
          </table:table-cell>
          <table:table-cell office:value-type="string">
            <text:p>31 630</text:p>
          </table:table-cell>
          <table:table-cell office:value-type="string">
            <text:p>32 126</text:p>
          </table:table-cell>
          <table:table-cell office:value-type="string">
            <text:p>33 812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Montigny-le-Bretonneux</text:p>
          </table:table-cell>
          <table:table-cell office:value-type="string">
            <text:p>Yvelines</text:p>
          </table:table-cell>
          <table:table-cell office:value-type="string">
            <text:p>Île-de-France</text:p>
          </table:table-cell>
          <table:table-cell office:value-type="float" office:value="937">
            <text:p>937</text:p>
          </table:table-cell>
          <table:table-cell office:value-type="string">
            <text:p>1 550</text:p>
          </table:table-cell>
          <table:table-cell office:value-type="string">
            <text:p>14 093</text:p>
          </table:table-cell>
          <table:table-cell office:value-type="string">
            <text:p>31 687</text:p>
          </table:table-cell>
          <table:table-cell office:value-type="string">
            <text:p>35 216</text:p>
          </table:table-cell>
          <table:table-cell office:value-type="string">
            <text:p>33 968</text:p>
          </table:table-cell>
          <table:table-cell office:value-type="string">
            <text:p>33 691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Romans-sur-Isère</text:p>
          </table:table-cell>
          <table:table-cell office:value-type="string">
            <text:p>Drôme</text:p>
          </table:table-cell>
          <table:table-cell office:value-type="string">
            <text:p>Rhône-Alpes</text:p>
          </table:table-cell>
          <table:table-cell office:value-type="string">
            <text:p>31 545</text:p>
          </table:table-cell>
          <table:table-cell office:value-type="string">
            <text:p>33 030</text:p>
          </table:table-cell>
          <table:table-cell office:value-type="string">
            <text:p>33 152</text:p>
          </table:table-cell>
          <table:table-cell office:value-type="string">
            <text:p>32 734</text:p>
          </table:table-cell>
          <table:table-cell office:value-type="string">
            <text:p>32 667</text:p>
          </table:table-cell>
          <table:table-cell office:value-type="string">
            <text:p>33 138</text:p>
          </table:table-cell>
          <table:table-cell office:value-type="string">
            <text:p>33 664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Thonon-les-Bains</text:p>
          </table:table-cell>
          <table:table-cell office:value-type="string">
            <text:p>Haute-Savoie</text:p>
          </table:table-cell>
          <table:table-cell office:value-type="string">
            <text:p>Rhône-Alpes</text:p>
          </table:table-cell>
          <table:table-cell office:value-type="string">
            <text:p>20 700</text:p>
          </table:table-cell>
          <table:table-cell office:value-type="string">
            <text:p>24 454</text:p>
          </table:table-cell>
          <table:table-cell office:value-type="string">
            <text:p>24 844</text:p>
          </table:table-cell>
          <table:table-cell office:value-type="string">
            <text:p>28 401</text:p>
          </table:table-cell>
          <table:table-cell office:value-type="string">
            <text:p>28 927</text:p>
          </table:table-cell>
          <table:table-cell office:value-type="string">
            <text:p>31 213</text:p>
          </table:table-cell>
          <table:table-cell office:value-type="string">
            <text:p>33 516</text:p>
          </table:table-cell>
          <table:table-cell office:value-type="string">
            <text:p>33 925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Franconville</text:p>
          </table:table-cell>
          <table:table-cell office:value-type="string">
            <text:p>Val-d'Oise</text:p>
          </table:table-cell>
          <table:table-cell office:value-type="string">
            <text:p>Île-de-France</text:p>
          </table:table-cell>
          <table:table-cell office:value-type="string">
            <text:p>16 205</text:p>
          </table:table-cell>
          <table:table-cell office:value-type="string">
            <text:p>24 231</text:p>
          </table:table-cell>
          <table:table-cell office:value-type="string">
            <text:p>32 948</text:p>
          </table:table-cell>
          <table:table-cell office:value-type="string">
            <text:p>33 802</text:p>
          </table:table-cell>
          <table:table-cell office:value-type="string">
            <text:p>33 497</text:p>
          </table:table-cell>
          <table:table-cell office:value-type="string">
            <text:p>32 988</text:p>
          </table:table-cell>
          <table:table-cell office:value-type="string">
            <text:p>33 276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Neuilly-sur-Marne</text:p>
          </table:table-cell>
          <table:table-cell office:value-type="string">
            <text:p>Seine-Saint-Denis</text:p>
          </table:table-cell>
          <table:table-cell office:value-type="string">
            <text:p>Île-de-France</text:p>
          </table:table-cell>
          <table:table-cell office:value-type="string">
            <text:p>22 543</text:p>
          </table:table-cell>
          <table:table-cell office:value-type="string">
            <text:p>30 168</text:p>
          </table:table-cell>
          <table:table-cell office:value-type="string">
            <text:p>31 195</text:p>
          </table:table-cell>
          <table:table-cell office:value-type="string">
            <text:p>31 461</text:p>
          </table:table-cell>
          <table:table-cell office:value-type="string">
            <text:p>32 754</text:p>
          </table:table-cell>
          <table:table-cell office:value-type="string">
            <text:p>33 352</text:p>
          </table:table-cell>
          <table:table-cell office:value-type="string">
            <text:p>33 157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Épinal</text:p>
          </table:table-cell>
          <table:table-cell office:value-type="string">
            <text:p>Vosges</text:p>
          </table:table-cell>
          <table:table-cell office:value-type="string">
            <text:p>Lorraine</text:p>
          </table:table-cell>
          <table:table-cell office:value-type="string">
            <text:p>36 856</text:p>
          </table:table-cell>
          <table:table-cell office:value-type="string">
            <text:p>39 604</text:p>
          </table:table-cell>
          <table:table-cell office:value-type="string">
            <text:p>37 818</text:p>
          </table:table-cell>
          <table:table-cell office:value-type="string">
            <text:p>36 732</text:p>
          </table:table-cell>
          <table:table-cell office:value-type="string">
            <text:p>35 794</text:p>
          </table:table-cell>
          <table:table-cell office:value-type="string">
            <text:p>34 014</text:p>
          </table:table-cell>
          <table:table-cell office:value-type="string">
            <text:p>32 845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Châtellerault</text:p>
          </table:table-cell>
          <table:table-cell office:value-type="string">
            <text:p>Vienne</text:p>
          </table:table-cell>
          <table:table-cell office:value-type="string">
            <text:p>Poitou-Charentes</text:p>
          </table:table-cell>
          <table:table-cell office:value-type="string">
            <text:p>35 793</text:p>
          </table:table-cell>
          <table:table-cell office:value-type="string">
            <text:p>37 080</text:p>
          </table:table-cell>
          <table:table-cell office:value-type="string">
            <text:p>35 838</text:p>
          </table:table-cell>
          <table:table-cell office:value-type="string">
            <text:p>34 678</text:p>
          </table:table-cell>
          <table:table-cell office:value-type="string">
            <text:p>34 126</text:p>
          </table:table-cell>
          <table:table-cell office:value-type="string">
            <text:p>34 402</text:p>
          </table:table-cell>
          <table:table-cell office:value-type="string">
            <text:p>32 718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Dieppe</text:p>
          </table:table-cell>
          <table:table-cell office:value-type="string">
            <text:p>Seine-Maritime</text:p>
          </table:table-cell>
          <table:table-cell office:value-type="string">
            <text:p>Haute-Normandie</text:p>
          </table:table-cell>
          <table:table-cell office:value-type="string">
            <text:p>39 025</text:p>
          </table:table-cell>
          <table:table-cell office:value-type="string">
            <text:p>39 466</text:p>
          </table:table-cell>
          <table:table-cell office:value-type="string">
            <text:p>35 957</text:p>
          </table:table-cell>
          <table:table-cell office:value-type="string">
            <text:p>35 894</text:p>
          </table:table-cell>
          <table:table-cell office:value-type="string">
            <text:p>34 653</text:p>
          </table:table-cell>
          <table:table-cell office:value-type="string">
            <text:p>33 618</text:p>
          </table:table-cell>
          <table:table-cell office:value-type="string">
            <text:p>32 670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Cambrai</text:p>
          </table:table-cell>
          <table:table-cell office:value-type="string">
            <text:p>Nord</text:p>
          </table:table-cell>
          <table:table-cell office:value-type="string">
            <text:p>Nord-Pas-de-Calais</text:p>
          </table:table-cell>
          <table:table-cell office:value-type="string">
            <text:p>37 584</text:p>
          </table:table-cell>
          <table:table-cell office:value-type="string">
            <text:p>39 049</text:p>
          </table:table-cell>
          <table:table-cell office:value-type="string">
            <text:p>35 272</text:p>
          </table:table-cell>
          <table:table-cell office:value-type="string">
            <text:p>33 092</text:p>
          </table:table-cell>
          <table:table-cell office:value-type="string">
            <text:p>33 738</text:p>
          </table:table-cell>
          <table:table-cell office:value-type="string">
            <text:p>32 594</text:p>
          </table:table-cell>
          <table:table-cell office:value-type="string">
            <text:p>32 518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Châtillon</text:p>
          </table:table-cell>
          <table:table-cell office:value-type="string">
            <text:p>Hauts-de-Seine</text:p>
          </table:table-cell>
          <table:table-cell office:value-type="string">
            <text:p>Île-de-France</text:p>
          </table:table-cell>
          <table:table-cell office:value-type="string">
            <text:p>24 640</text:p>
          </table:table-cell>
          <table:table-cell office:value-type="string">
            <text:p>26 574</text:p>
          </table:table-cell>
          <table:table-cell office:value-type="string">
            <text:p>24 834</text:p>
          </table:table-cell>
          <table:table-cell office:value-type="string">
            <text:p>26 411</text:p>
          </table:table-cell>
          <table:table-cell office:value-type="string">
            <text:p>28 622</text:p>
          </table:table-cell>
          <table:table-cell office:value-type="string">
            <text:p>32 077</text:p>
          </table:table-cell>
          <table:table-cell office:value-type="string">
            <text:p>32 448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Châtenay-Malabry</text:p>
          </table:table-cell>
          <table:table-cell office:value-type="string">
            <text:p>Hauts-de-Seine</text:p>
          </table:table-cell>
          <table:table-cell office:value-type="string">
            <text:p>Île-de-France</text:p>
          </table:table-cell>
          <table:table-cell office:value-type="string">
            <text:p>27 484</text:p>
          </table:table-cell>
          <table:table-cell office:value-type="string">
            <text:p>30 497</text:p>
          </table:table-cell>
          <table:table-cell office:value-type="string">
            <text:p>28 580</text:p>
          </table:table-cell>
          <table:table-cell office:value-type="string">
            <text:p>29 197</text:p>
          </table:table-cell>
          <table:table-cell office:value-type="string">
            <text:p>30 621</text:p>
          </table:table-cell>
          <table:table-cell office:value-type="string">
            <text:p>31 873</text:p>
          </table:table-cell>
          <table:table-cell office:value-type="string">
            <text:p>32 386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Le Perreux-sur-Marne</text:p>
          </table:table-cell>
          <table:table-cell office:value-type="string">
            <text:p>Val-de-Marne</text:p>
          </table:table-cell>
          <table:table-cell office:value-type="string">
            <text:p>Île-de-France</text:p>
          </table:table-cell>
          <table:table-cell office:value-type="string">
            <text:p>29 099</text:p>
          </table:table-cell>
          <table:table-cell office:value-type="string">
            <text:p>28 333</text:p>
          </table:table-cell>
          <table:table-cell office:value-type="string">
            <text:p>27 647</text:p>
          </table:table-cell>
          <table:table-cell office:value-type="string">
            <text:p>28 477</text:p>
          </table:table-cell>
          <table:table-cell office:value-type="string">
            <text:p>30 080</text:p>
          </table:table-cell>
          <table:table-cell office:value-type="string">
            <text:p>32 067</text:p>
          </table:table-cell>
          <table:table-cell office:value-type="string">
            <text:p>32 194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Liévin</text:p>
          </table:table-cell>
          <table:table-cell office:value-type="string">
            <text:p>Pas-de-Calais</text:p>
          </table:table-cell>
          <table:table-cell office:value-type="string">
            <text:p>Nord-Pas-de-Calais</text:p>
          </table:table-cell>
          <table:table-cell office:value-type="string">
            <text:p>35 853</text:p>
          </table:table-cell>
          <table:table-cell office:value-type="string">
            <text:p>33 070</text:p>
          </table:table-cell>
          <table:table-cell office:value-type="string">
            <text:p>33 096</text:p>
          </table:table-cell>
          <table:table-cell office:value-type="string">
            <text:p>33 623</text:p>
          </table:table-cell>
          <table:table-cell office:value-type="string">
            <text:p>33 427</text:p>
          </table:table-cell>
          <table:table-cell office:value-type="string">
            <text:p>32 565</text:p>
          </table:table-cell>
          <table:table-cell office:value-type="string">
            <text:p>32 009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Maubeuge</text:p>
          </table:table-cell>
          <table:table-cell office:value-type="string">
            <text:p>Nord</text:p>
          </table:table-cell>
          <table:table-cell office:value-type="string">
            <text:p>Nord-Pas-de-Calais</text:p>
          </table:table-cell>
          <table:table-cell office:value-type="string">
            <text:p>32 028</text:p>
          </table:table-cell>
          <table:table-cell office:value-type="string">
            <text:p>35 399</text:p>
          </table:table-cell>
          <table:table-cell office:value-type="string">
            <text:p>36 061</text:p>
          </table:table-cell>
          <table:table-cell office:value-type="string">
            <text:p>34 989</text:p>
          </table:table-cell>
          <table:table-cell office:value-type="string">
            <text:p>33 546</text:p>
          </table:table-cell>
          <table:table-cell office:value-type="string">
            <text:p>32 699</text:p>
          </table:table-cell>
          <table:table-cell office:value-type="string">
            <text:p>31 970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Viry-Châtillon</text:p>
          </table:table-cell>
          <table:table-cell office:value-type="string">
            <text:p>Essonne</text:p>
          </table:table-cell>
          <table:table-cell office:value-type="string">
            <text:p>Île-de-France</text:p>
          </table:table-cell>
          <table:table-cell office:value-type="string">
            <text:p>27 045</text:p>
          </table:table-cell>
          <table:table-cell office:value-type="string">
            <text:p>32 411</text:p>
          </table:table-cell>
          <table:table-cell office:value-type="string">
            <text:p>30 224</text:p>
          </table:table-cell>
          <table:table-cell office:value-type="string">
            <text:p>30 580</text:p>
          </table:table-cell>
          <table:table-cell office:value-type="string">
            <text:p>30 257</text:p>
          </table:table-cell>
          <table:table-cell office:value-type="string">
            <text:p>31 252</text:p>
          </table:table-cell>
          <table:table-cell office:value-type="string">
            <text:p>31 630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Les Mureaux</text:p>
          </table:table-cell>
          <table:table-cell office:value-type="string">
            <text:p>Yvelines</text:p>
          </table:table-cell>
          <table:table-cell office:value-type="string">
            <text:p>Île-de-France</text:p>
          </table:table-cell>
          <table:table-cell office:value-type="string">
            <text:p>21 733</text:p>
          </table:table-cell>
          <table:table-cell office:value-type="string">
            <text:p>28 165</text:p>
          </table:table-cell>
          <table:table-cell office:value-type="string">
            <text:p>31 619</text:p>
          </table:table-cell>
          <table:table-cell office:value-type="string">
            <text:p>33 089</text:p>
          </table:table-cell>
          <table:table-cell office:value-type="string">
            <text:p>31 739</text:p>
          </table:table-cell>
          <table:table-cell office:value-type="string">
            <text:p>32 634</text:p>
          </table:table-cell>
          <table:table-cell office:value-type="string">
            <text:p>31 490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Annemasse</text:p>
          </table:table-cell>
          <table:table-cell office:value-type="string">
            <text:p>Haute-Savoie</text:p>
          </table:table-cell>
          <table:table-cell office:value-type="string">
            <text:p>Rhône-Alpes</text:p>
          </table:table-cell>
          <table:table-cell office:value-type="string">
            <text:p>17 166</text:p>
          </table:table-cell>
          <table:table-cell office:value-type="string">
            <text:p>23 384</text:p>
          </table:table-cell>
          <table:table-cell office:value-type="string">
            <text:p>26 204</text:p>
          </table:table-cell>
          <table:table-cell office:value-type="string">
            <text:p>27 669</text:p>
          </table:table-cell>
          <table:table-cell office:value-type="string">
            <text:p>27 253</text:p>
          </table:table-cell>
          <table:table-cell office:value-type="string">
            <text:p>28 572</text:p>
          </table:table-cell>
          <table:table-cell office:value-type="string">
            <text:p>31 293</text:p>
          </table:table-cell>
          <table:table-cell office:value-type="string">
            <text:p>32 196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Schiltigheim</text:p>
          </table:table-cell>
          <table:table-cell office:value-type="string">
            <text:p>Bas-Rhin</text:p>
          </table:table-cell>
          <table:table-cell office:value-type="string">
            <text:p>Alsace</text:p>
          </table:table-cell>
          <table:table-cell office:value-type="string">
            <text:p>29 198</text:p>
          </table:table-cell>
          <table:table-cell office:value-type="string">
            <text:p>30 144</text:p>
          </table:table-cell>
          <table:table-cell office:value-type="string">
            <text:p>29 574</text:p>
          </table:table-cell>
          <table:table-cell office:value-type="string">
            <text:p>29 155</text:p>
          </table:table-cell>
          <table:table-cell office:value-type="string">
            <text:p>30 841</text:p>
          </table:table-cell>
          <table:table-cell office:value-type="string">
            <text:p>31 239</text:p>
          </table:table-cell>
          <table:table-cell office:value-type="string">
            <text:p>31 148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Houilles</text:p>
          </table:table-cell>
          <table:table-cell office:value-type="string">
            <text:p>Yvelines</text:p>
          </table:table-cell>
          <table:table-cell office:value-type="string">
            <text:p>Île-de-France</text:p>
          </table:table-cell>
          <table:table-cell office:value-type="string">
            <text:p>29 338</text:p>
          </table:table-cell>
          <table:table-cell office:value-type="string">
            <text:p>30 345</text:p>
          </table:table-cell>
          <table:table-cell office:value-type="string">
            <text:p>29 537</text:p>
          </table:table-cell>
          <table:table-cell office:value-type="string">
            <text:p>29 650</text:p>
          </table:table-cell>
          <table:table-cell office:value-type="string">
            <text:p>29 634</text:p>
          </table:table-cell>
          <table:table-cell office:value-type="string">
            <text:p>30 835</text:p>
          </table:table-cell>
          <table:table-cell office:value-type="string">
            <text:p>31 020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Villeneuve-Saint-Georges</text:p>
          </table:table-cell>
          <table:table-cell office:value-type="string">
            <text:p>Val-de-Marne</text:p>
          </table:table-cell>
          <table:table-cell office:value-type="string">
            <text:p>Île-de-France</text:p>
          </table:table-cell>
          <table:table-cell office:value-type="string">
            <text:p>30 467</text:p>
          </table:table-cell>
          <table:table-cell office:value-type="string">
            <text:p>31 664</text:p>
          </table:table-cell>
          <table:table-cell office:value-type="string">
            <text:p>28 119</text:p>
          </table:table-cell>
          <table:table-cell office:value-type="string">
            <text:p>26 952</text:p>
          </table:table-cell>
          <table:table-cell office:value-type="string">
            <text:p>28 361</text:p>
          </table:table-cell>
          <table:table-cell office:value-type="string">
            <text:p>30 450</text:p>
          </table:table-cell>
          <table:table-cell office:value-type="string">
            <text:p>31 013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Goussainville</text:p>
          </table:table-cell>
          <table:table-cell office:value-type="string">
            <text:p>Val-d'Oise</text:p>
          </table:table-cell>
          <table:table-cell office:value-type="string">
            <text:p>Île-de-France</text:p>
          </table:table-cell>
          <table:table-cell office:value-type="string">
            <text:p>16 197</text:p>
          </table:table-cell>
          <table:table-cell office:value-type="string">
            <text:p>25 182</text:p>
          </table:table-cell>
          <table:table-cell office:value-type="string">
            <text:p>23 543</text:p>
          </table:table-cell>
          <table:table-cell office:value-type="string">
            <text:p>24 812</text:p>
          </table:table-cell>
          <table:table-cell office:value-type="string">
            <text:p>27 356</text:p>
          </table:table-cell>
          <table:table-cell office:value-type="string">
            <text:p>30 142</text:p>
          </table:table-cell>
          <table:table-cell office:value-type="string">
            <text:p>30 990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Malakoff</text:p>
          </table:table-cell>
          <table:table-cell office:value-type="string">
            <text:p>Hauts-de-Seine</text:p>
          </table:table-cell>
          <table:table-cell office:value-type="string">
            <text:p>Île-de-France</text:p>
          </table:table-cell>
          <table:table-cell office:value-type="string">
            <text:p>36 198</text:p>
          </table:table-cell>
          <table:table-cell office:value-type="string">
            <text:p>34 121</text:p>
          </table:table-cell>
          <table:table-cell office:value-type="string">
            <text:p>32 553</text:p>
          </table:table-cell>
          <table:table-cell office:value-type="string">
            <text:p>30 959</text:p>
          </table:table-cell>
          <table:table-cell office:value-type="string">
            <text:p>29 402</text:p>
          </table:table-cell>
          <table:table-cell office:value-type="string">
            <text:p>30 509</text:p>
          </table:table-cell>
          <table:table-cell office:value-type="string">
            <text:p>30 988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Vandœuvre-lès-Nancy</text:p>
          </table:table-cell>
          <table:table-cell office:value-type="string">
            <text:p>Meurthe-et-Moselle</text:p>
          </table:table-cell>
          <table:table-cell office:value-type="string">
            <text:p>Lorraine</text:p>
          </table:table-cell>
          <table:table-cell office:value-type="string">
            <text:p>19 686</text:p>
          </table:table-cell>
          <table:table-cell office:value-type="string">
            <text:p>33 909</text:p>
          </table:table-cell>
          <table:table-cell office:value-type="string">
            <text:p>33 682</text:p>
          </table:table-cell>
          <table:table-cell office:value-type="string">
            <text:p>34 105</text:p>
          </table:table-cell>
          <table:table-cell office:value-type="string">
            <text:p>32 048</text:p>
          </table:table-cell>
          <table:table-cell office:value-type="string">
            <text:p>31 447</text:p>
          </table:table-cell>
          <table:table-cell office:value-type="string">
            <text:p>30 968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Nogent-sur-Marne</text:p>
          </table:table-cell>
          <table:table-cell office:value-type="string">
            <text:p>Val-de-Marne</text:p>
          </table:table-cell>
          <table:table-cell office:value-type="string">
            <text:p>Île-de-France</text:p>
          </table:table-cell>
          <table:table-cell office:value-type="string">
            <text:p>26 238</text:p>
          </table:table-cell>
          <table:table-cell office:value-type="string">
            <text:p>25 634</text:p>
          </table:table-cell>
          <table:table-cell office:value-type="string">
            <text:p>24 630</text:p>
          </table:table-cell>
          <table:table-cell office:value-type="string">
            <text:p>25 248</text:p>
          </table:table-cell>
          <table:table-cell office:value-type="string">
            <text:p>28 191</text:p>
          </table:table-cell>
          <table:table-cell office:value-type="string">
            <text:p>30 632</text:p>
          </table:table-cell>
          <table:table-cell office:value-type="string">
            <text:p>30 956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Plaisir</text:p>
          </table:table-cell>
          <table:table-cell office:value-type="string">
            <text:p>Yvelines</text:p>
          </table:table-cell>
          <table:table-cell office:value-type="string">
            <text:p>Île-de-France</text:p>
          </table:table-cell>
          <table:table-cell office:value-type="string">
            <text:p>6 869</text:p>
          </table:table-cell>
          <table:table-cell office:value-type="string">
            <text:p>21 259</text:p>
          </table:table-cell>
          <table:table-cell office:value-type="string">
            <text:p>22 593</text:p>
          </table:table-cell>
          <table:table-cell office:value-type="string">
            <text:p>25 877</text:p>
          </table:table-cell>
          <table:table-cell office:value-type="string">
            <text:p>31 045</text:p>
          </table:table-cell>
          <table:table-cell office:value-type="string">
            <text:p>31 539</text:p>
          </table:table-cell>
          <table:table-cell office:value-type="string">
            <text:p>30 709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Dreux</text:p>
          </table:table-cell>
          <table:table-cell office:value-type="string">
            <text:p>Eure-et-Loir</text:p>
          </table:table-cell>
          <table:table-cell office:value-type="string">
            <text:p>Centre</text:p>
          </table:table-cell>
          <table:table-cell office:value-type="string">
            <text:p>29 409</text:p>
          </table:table-cell>
          <table:table-cell office:value-type="string">
            <text:p>33 102</text:p>
          </table:table-cell>
          <table:table-cell office:value-type="string">
            <text:p>33 379</text:p>
          </table:table-cell>
          <table:table-cell office:value-type="string">
            <text:p>35 230</text:p>
          </table:table-cell>
          <table:table-cell office:value-type="string">
            <text:p>31 849</text:p>
          </table:table-cell>
          <table:table-cell office:value-type="string">
            <text:p>32 723</text:p>
          </table:table-cell>
          <table:table-cell office:value-type="string">
            <text:p>30 690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Athis-Mons</text:p>
          </table:table-cell>
          <table:table-cell office:value-type="string">
            <text:p>Essonne</text:p>
          </table:table-cell>
          <table:table-cell office:value-type="string">
            <text:p>Île-de-France</text:p>
          </table:table-cell>
          <table:table-cell office:value-type="string">
            <text:p>27 638</text:p>
          </table:table-cell>
          <table:table-cell office:value-type="string">
            <text:p>30 735</text:p>
          </table:table-cell>
          <table:table-cell office:value-type="string">
            <text:p>28 494</text:p>
          </table:table-cell>
          <table:table-cell office:value-type="string">
            <text:p>29 121</text:p>
          </table:table-cell>
          <table:table-cell office:value-type="string">
            <text:p>29 427</text:p>
          </table:table-cell>
          <table:table-cell office:value-type="string">
            <text:p>30 615</text:p>
          </table:table-cell>
          <table:table-cell office:value-type="string">
            <text:p>30 644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Saint-Leu</text:p>
          </table:table-cell>
          <table:table-cell table:number-columns-repeated="2" office:value-type="string">
            <text:p>La Réunion</text:p>
          </table:table-cell>
          <table:table-cell office:value-type="string">
            <text:p>16 870</text:p>
          </table:table-cell>
          <table:table-cell office:value-type="string">
            <text:p>17 396</text:p>
          </table:table-cell>
          <table:table-cell office:value-type="string">
            <text:p>18 207</text:p>
          </table:table-cell>
          <table:table-cell office:value-type="string">
            <text:p>20 931</text:p>
          </table:table-cell>
          <table:table-cell office:value-type="string">
            <text:p>25 310</text:p>
          </table:table-cell>
          <table:table-cell office:value-type="string">
            <text:p>28 969</text:p>
          </table:table-cell>
          <table:table-cell office:value-type="string">
            <text:p>30 504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Mont-de-Marsan</text:p>
          </table:table-cell>
          <table:table-cell office:value-type="string">
            <text:p>Landes</text:p>
          </table:table-cell>
          <table:table-cell office:value-type="string">
            <text:p>Aquitaine</text:p>
          </table:table-cell>
          <table:table-cell office:value-type="string">
            <text:p>24 444</text:p>
          </table:table-cell>
          <table:table-cell office:value-type="string">
            <text:p>26 166</text:p>
          </table:table-cell>
          <table:table-cell office:value-type="string">
            <text:p>27 326</text:p>
          </table:table-cell>
          <table:table-cell office:value-type="string">
            <text:p>28 328</text:p>
          </table:table-cell>
          <table:table-cell office:value-type="string">
            <text:p>29 489</text:p>
          </table:table-cell>
          <table:table-cell office:value-type="string">
            <text:p>30 230</text:p>
          </table:table-cell>
          <table:table-cell office:value-type="string">
            <text:p>30 418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Sainte-Marie</text:p>
          </table:table-cell>
          <table:table-cell table:number-columns-repeated="2" office:value-type="string">
            <text:p>La Réunion</text:p>
          </table:table-cell>
          <table:table-cell office:value-type="string">
            <text:p>14 367</text:p>
          </table:table-cell>
          <table:table-cell office:value-type="string">
            <text:p>16 566</text:p>
          </table:table-cell>
          <table:table-cell office:value-type="string">
            <text:p>17 251</text:p>
          </table:table-cell>
          <table:table-cell office:value-type="string">
            <text:p>20 158</text:p>
          </table:table-cell>
          <table:table-cell office:value-type="string">
            <text:p>26 582</text:p>
          </table:table-cell>
          <table:table-cell office:value-type="string">
            <text:p>30 596</text:p>
          </table:table-cell>
          <table:table-cell office:value-type="string">
            <text:p>30 367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Palaiseau</text:p>
          </table:table-cell>
          <table:table-cell office:value-type="string">
            <text:p>Essonne</text:p>
          </table:table-cell>
          <table:table-cell office:value-type="string">
            <text:p>Île-de-France</text:p>
          </table:table-cell>
          <table:table-cell office:value-type="string">
            <text:p>23 343</text:p>
          </table:table-cell>
          <table:table-cell office:value-type="string">
            <text:p>28 716</text:p>
          </table:table-cell>
          <table:table-cell office:value-type="string">
            <text:p>28 369</text:p>
          </table:table-cell>
          <table:table-cell office:value-type="string">
            <text:p>28 395</text:p>
          </table:table-cell>
          <table:table-cell office:value-type="string">
            <text:p>28 965</text:p>
          </table:table-cell>
          <table:table-cell office:value-type="string">
            <text:p>30 339</text:p>
          </table:table-cell>
          <table:table-cell office:value-type="string">
            <text:p>30 311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Vienne</text:p>
          </table:table-cell>
          <table:table-cell office:value-type="string">
            <text:p>Isère</text:p>
          </table:table-cell>
          <table:table-cell office:value-type="string">
            <text:p>Rhône-Alpes</text:p>
          </table:table-cell>
          <table:table-cell office:value-type="string">
            <text:p>24 619</text:p>
          </table:table-cell>
          <table:table-cell office:value-type="string">
            <text:p>25 648</text:p>
          </table:table-cell>
          <table:table-cell office:value-type="string">
            <text:p>29 057</text:p>
          </table:table-cell>
          <table:table-cell office:value-type="string">
            <text:p>27 830</text:p>
          </table:table-cell>
          <table:table-cell office:value-type="string">
            <text:p>30 092</text:p>
          </table:table-cell>
          <table:table-cell office:value-type="string">
            <text:p>29 619</text:p>
          </table:table-cell>
          <table:table-cell office:value-type="string">
            <text:p>30 197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5">01/25/2013</text:date>, <text:time>09:1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5T09:11:40.22</meta:creation-date>
    <meta:editing-duration>PT2M39S</meta:editing-duration>
    <meta:editing-cycles>2</meta:editing-cycles>
    <meta:generator>OpenOffice.org/3.4.1$Win32 OpenOffice.org_project/341m1$Build-9593</meta:generator>
    <dc:date>2013-01-25T09:12:31.56</dc:date>
    <meta:document-statistic meta:table-count="3" meta:cell-count="2932" meta:object-count="0"/>
  </office:meta>
</office:document-meta>
</file>